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193.15pt" svg:y="5046.04pt">
            <draw:object draw:notify-on-update-of-ranges="data.B1:data.B500 data.C1:data.C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655665" calcext:value-type="float">
            <text:p>2.655665</text:p>
          </table:table-cell>
          <table:table-cell office:value-type="float" office:value="0.37655354" calcext:value-type="float">
            <text:p>0.37655354</text:p>
          </table:table-cell>
          <table:table-cell table:formula="of:=[.A1]" office:value-type="float" office:value="2.655665" calcext:value-type="float">
            <text:p>2.655665</text:p>
          </table:table-cell>
        </table:table-row>
        <table:table-row table:style-name="ro1">
          <table:table-cell office:value-type="float" office:value="2.9154346" calcext:value-type="float">
            <text:p>2.9154346</text:p>
          </table:table-cell>
          <table:table-cell office:value-type="float" office:value="0.34300205" calcext:value-type="float">
            <text:p>0.34300205</text:p>
          </table:table-cell>
          <table:table-cell table:formula="of:=[.C1]+[.A2]" office:value-type="float" office:value="5.5710996" calcext:value-type="float">
            <text:p>5.5710996</text:p>
          </table:table-cell>
        </table:table-row>
        <table:table-row table:style-name="ro1">
          <table:table-cell office:value-type="float" office:value="0.28685436" calcext:value-type="float">
            <text:p>0.28685436</text:p>
          </table:table-cell>
          <table:table-cell office:value-type="float" office:value="3.4860897" calcext:value-type="float">
            <text:p>3.4860897</text:p>
          </table:table-cell>
          <table:table-cell table:formula="of:=[.C2]+[.A3]" office:value-type="float" office:value="5.85795396" calcext:value-type="float">
            <text:p>5.85795396</text:p>
          </table:table-cell>
        </table:table-row>
        <table:table-row table:style-name="ro1">
          <table:table-cell office:value-type="float" office:value="0.17474632" calcext:value-type="float">
            <text:p>0.17474632</text:p>
          </table:table-cell>
          <table:table-cell office:value-type="float" office:value="5.7225814" calcext:value-type="float">
            <text:p>5.7225814</text:p>
          </table:table-cell>
          <table:table-cell table:formula="of:=[.C3]+[.A4]" office:value-type="float" office:value="6.03270028" calcext:value-type="float">
            <text:p>6.03270028</text:p>
          </table:table-cell>
        </table:table-row>
        <table:table-row table:style-name="ro1">
          <table:table-cell office:value-type="float" office:value="0.13510337" calcext:value-type="float">
            <text:p>0.13510337</text:p>
          </table:table-cell>
          <table:table-cell office:value-type="float" office:value="7.4017396" calcext:value-type="float">
            <text:p>7.4017396</text:p>
          </table:table-cell>
          <table:table-cell table:formula="of:=[.C4]+[.A5]" office:value-type="float" office:value="6.16780365" calcext:value-type="float">
            <text:p>6.16780365</text:p>
          </table:table-cell>
        </table:table-row>
        <table:table-row table:style-name="ro1">
          <table:table-cell office:value-type="float" office:value="0.11506829" calcext:value-type="float">
            <text:p>0.11506829</text:p>
          </table:table-cell>
          <table:table-cell office:value-type="float" office:value="8.690492" calcext:value-type="float">
            <text:p>8.690492</text:p>
          </table:table-cell>
          <table:table-cell table:formula="of:=[.C5]+[.A6]" office:value-type="float" office:value="6.28287194" calcext:value-type="float">
            <text:p>6.28287194</text:p>
          </table:table-cell>
        </table:table-row>
        <table:table-row table:style-name="ro1">
          <table:table-cell office:value-type="float" office:value="0.10484474" calcext:value-type="float">
            <text:p>0.10484474</text:p>
          </table:table-cell>
          <table:table-cell office:value-type="float" office:value="9.537913" calcext:value-type="float">
            <text:p>9.537913</text:p>
          </table:table-cell>
          <table:table-cell table:formula="of:=[.C6]+[.A7]" office:value-type="float" office:value="6.38771668" calcext:value-type="float">
            <text:p>6.38771668</text:p>
          </table:table-cell>
        </table:table-row>
        <table:table-row table:style-name="ro1">
          <table:table-cell office:value-type="float" office:value="0.09935149" calcext:value-type="float">
            <text:p>0.09935149</text:p>
          </table:table-cell>
          <table:table-cell office:value-type="float" office:value="10.065275" calcext:value-type="float">
            <text:p>10.065275</text:p>
          </table:table-cell>
          <table:table-cell table:formula="of:=[.C7]+[.A8]" office:value-type="float" office:value="6.48706817" calcext:value-type="float">
            <text:p>6.48706817</text:p>
          </table:table-cell>
        </table:table-row>
        <table:table-row table:style-name="ro1">
          <table:table-cell office:value-type="float" office:value="0.09443808" calcext:value-type="float">
            <text:p>0.09443808</text:p>
          </table:table-cell>
          <table:table-cell office:value-type="float" office:value="10.588948" calcext:value-type="float">
            <text:p>10.588948</text:p>
          </table:table-cell>
          <table:table-cell table:formula="of:=[.C8]+[.A9]" office:value-type="float" office:value="6.58150625" calcext:value-type="float">
            <text:p>6.58150625</text:p>
          </table:table-cell>
        </table:table-row>
        <table:table-row table:style-name="ro1">
          <table:table-cell office:value-type="float" office:value="0.092622265" calcext:value-type="float">
            <text:p>0.092622265</text:p>
          </table:table-cell>
          <table:table-cell office:value-type="float" office:value="10.79654" calcext:value-type="float">
            <text:p>10.79654</text:p>
          </table:table-cell>
          <table:table-cell table:formula="of:=[.C9]+[.A10]" office:value-type="float" office:value="6.674128515" calcext:value-type="float">
            <text:p>6.674128515</text:p>
          </table:table-cell>
        </table:table-row>
        <table:table-row table:style-name="ro1">
          <table:table-cell office:value-type="float" office:value="0.09352255" calcext:value-type="float">
            <text:p>0.09352255</text:p>
          </table:table-cell>
          <table:table-cell office:value-type="float" office:value="10.692609" calcext:value-type="float">
            <text:p>10.692609</text:p>
          </table:table-cell>
          <table:table-cell table:formula="of:=[.C10]+[.A11]" office:value-type="float" office:value="6.767651065" calcext:value-type="float">
            <text:p>6.767651065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11]+[.A12]" office:value-type="float" office:value="6.862119665" calcext:value-type="float">
            <text:p>6.862119665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12]+[.A13]" office:value-type="float" office:value="6.957564845" calcext:value-type="float">
            <text:p>6.957564845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13]+[.A14]" office:value-type="float" office:value="7.053971345" calcext:value-type="float">
            <text:p>7.053971345</text:p>
          </table:table-cell>
        </table:table-row>
        <table:table-row table:style-name="ro1">
          <table:table-cell office:value-type="float" office:value="0.09735256" calcext:value-type="float">
            <text:p>0.09735256</text:p>
          </table:table-cell>
          <table:table-cell office:value-type="float" office:value="10.271944" calcext:value-type="float">
            <text:p>10.271944</text:p>
          </table:table-cell>
          <table:table-cell table:formula="of:=[.C14]+[.A15]" office:value-type="float" office:value="7.151323905" calcext:value-type="float">
            <text:p>7.151323905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15]+[.A16]" office:value-type="float" office:value="7.249607265" calcext:value-type="float">
            <text:p>7.249607265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16]+[.A17]" office:value-type="float" office:value="7.3488672" calcext:value-type="float">
            <text:p>7.3488672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17]+[.A18]" office:value-type="float" office:value="7.44905794" calcext:value-type="float">
            <text:p>7.44905794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18]+[.A19]" office:value-type="float" office:value="7.55004215" calcext:value-type="float">
            <text:p>7.55004215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19]+[.A20]" office:value-type="float" office:value="7.65134679" calcext:value-type="float">
            <text:p>7.65134679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20]+[.A21]" office:value-type="float" office:value="7.7519953" calcext:value-type="float">
            <text:p>7.7519953</text:p>
          </table:table-cell>
        </table:table-row>
        <table:table-row table:style-name="ro1">
          <table:table-cell office:value-type="float" office:value="0.099015795" calcext:value-type="float">
            <text:p>0.099015795</text:p>
          </table:table-cell>
          <table:table-cell office:value-type="float" office:value="10.099399" calcext:value-type="float">
            <text:p>10.099399</text:p>
          </table:table-cell>
          <table:table-cell table:formula="of:=[.C21]+[.A22]" office:value-type="float" office:value="7.851011095" calcext:value-type="float">
            <text:p>7.851011095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22]+[.A23]" office:value-type="float" office:value="7.949431789" calcext:value-type="float">
            <text:p>7.949431789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23]+[.A24]" office:value-type="float" office:value="8.048172919" calcext:value-type="float">
            <text:p>8.048172919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24]+[.A25]" office:value-type="float" office:value="8.147387079" calcext:value-type="float">
            <text:p>8.147387079</text:p>
          </table:table-cell>
        </table:table-row>
        <table:table-row table:style-name="ro1">
          <table:table-cell office:value-type="float" office:value="0.09909209" calcext:value-type="float">
            <text:p>0.09909209</text:p>
          </table:table-cell>
          <table:table-cell office:value-type="float" office:value="10.091623" calcext:value-type="float">
            <text:p>10.091623</text:p>
          </table:table-cell>
          <table:table-cell table:formula="of:=[.C25]+[.A26]" office:value-type="float" office:value="8.246479169" calcext:value-type="float">
            <text:p>8.246479169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26]+[.A27]" office:value-type="float" office:value="8.344274239" calcext:value-type="float">
            <text:p>8.344274239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27]+[.A28]" office:value-type="float" office:value="8.440985919" calcext:value-type="float">
            <text:p>8.440985919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28]+[.A29]" office:value-type="float" office:value="8.537728119" calcext:value-type="float">
            <text:p>8.537728119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29]+[.A30]" office:value-type="float" office:value="8.634912829" calcext:value-type="float">
            <text:p>8.634912829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30]+[.A31]" office:value-type="float" office:value="8.732067019" calcext:value-type="float">
            <text:p>8.732067019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31]+[.A32]" office:value-type="float" office:value="8.828519299" calcext:value-type="float">
            <text:p>8.828519299</text:p>
          </table:table-cell>
        </table:table-row>
        <table:table-row table:style-name="ro1">
          <table:table-cell office:value-type="float" office:value="0.095719844" calcext:value-type="float">
            <text:p>0.095719844</text:p>
          </table:table-cell>
          <table:table-cell office:value-type="float" office:value="10.447154" calcext:value-type="float">
            <text:p>10.447154</text:p>
          </table:table-cell>
          <table:table-cell table:formula="of:=[.C32]+[.A33]" office:value-type="float" office:value="8.924239143" calcext:value-type="float">
            <text:p>8.924239143</text:p>
          </table:table-cell>
        </table:table-row>
        <table:table-row table:style-name="ro1">
          <table:table-cell office:value-type="float" office:value="0.095826656" calcext:value-type="float">
            <text:p>0.095826656</text:p>
          </table:table-cell>
          <table:table-cell office:value-type="float" office:value="10.43551" calcext:value-type="float">
            <text:p>10.43551</text:p>
          </table:table-cell>
          <table:table-cell table:formula="of:=[.C33]+[.A34]" office:value-type="float" office:value="9.020065799" calcext:value-type="float">
            <text:p>9.020065799</text:p>
          </table:table-cell>
        </table:table-row>
        <table:table-row table:style-name="ro1">
          <table:table-cell office:value-type="float" office:value="0.09623865" calcext:value-type="float">
            <text:p>0.09623865</text:p>
          </table:table-cell>
          <table:table-cell office:value-type="float" office:value="10.390836" calcext:value-type="float">
            <text:p>10.390836</text:p>
          </table:table-cell>
          <table:table-cell table:formula="of:=[.C34]+[.A35]" office:value-type="float" office:value="9.116304449" calcext:value-type="float">
            <text:p>9.116304449</text:p>
          </table:table-cell>
        </table:table-row>
        <table:table-row table:style-name="ro1">
          <table:table-cell office:value-type="float" office:value="0.0963302" calcext:value-type="float">
            <text:p>0.0963302</text:p>
          </table:table-cell>
          <table:table-cell office:value-type="float" office:value="10.3809595" calcext:value-type="float">
            <text:p>10.3809595</text:p>
          </table:table-cell>
          <table:table-cell table:formula="of:=[.C35]+[.A36]" office:value-type="float" office:value="9.212634649" calcext:value-type="float">
            <text:p>9.212634649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36]+[.A37]" office:value-type="float" office:value="9.308812264" calcext:value-type="float">
            <text:p>9.308812264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37]+[.A38]" office:value-type="float" office:value="9.405203504" calcext:value-type="float">
            <text:p>9.405203504</text:p>
          </table:table-cell>
        </table:table-row>
        <table:table-row table:style-name="ro1">
          <table:table-cell office:value-type="float" office:value="0.09675746" calcext:value-type="float">
            <text:p>0.09675746</text:p>
          </table:table-cell>
          <table:table-cell office:value-type="float" office:value="10.335121" calcext:value-type="float">
            <text:p>10.335121</text:p>
          </table:table-cell>
          <table:table-cell table:formula="of:=[.C38]+[.A39]" office:value-type="float" office:value="9.501960964" calcext:value-type="float">
            <text:p>9.501960964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39]+[.A40]" office:value-type="float" office:value="9.599099898" calcext:value-type="float">
            <text:p>9.599099898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40]+[.A41]" office:value-type="float" office:value="9.696498228" calcext:value-type="float">
            <text:p>9.696498228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41]+[.A42]" office:value-type="float" office:value="9.794217003" calcext:value-type="float">
            <text:p>9.794217003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42]+[.A43]" office:value-type="float" office:value="9.892408808" calcext:value-type="float">
            <text:p>9.892408808</text:p>
          </table:table-cell>
        </table:table-row>
        <table:table-row table:style-name="ro1">
          <table:table-cell office:value-type="float" office:value="0.0986038" calcext:value-type="float">
            <text:p>0.0986038</text:p>
          </table:table-cell>
          <table:table-cell office:value-type="float" office:value="10.141597" calcext:value-type="float">
            <text:p>10.141597</text:p>
          </table:table-cell>
          <table:table-cell table:formula="of:=[.C43]+[.A44]" office:value-type="float" office:value="9.991012608" calcext:value-type="float">
            <text:p>9.991012608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44]+[.A45]" office:value-type="float" office:value="10.090013144" calcext:value-type="float">
            <text:p>10.090013144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45]+[.A46]" office:value-type="float" office:value="10.189425674" calcext:value-type="float">
            <text:p>10.189425674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46]+[.A47]" office:value-type="float" office:value="10.289204414" calcext:value-type="float">
            <text:p>10.289204414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47]+[.A48]" office:value-type="float" office:value="10.38927308" calcext:value-type="float">
            <text:p>10.38927308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48]+[.A49]" office:value-type="float" office:value="10.48946382" calcext:value-type="float">
            <text:p>10.48946382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49]+[.A50]" office:value-type="float" office:value="10.58974611" calcext:value-type="float">
            <text:p>10.58974611</text:p>
          </table:table-cell>
        </table:table-row>
        <table:table-row table:style-name="ro1">
          <table:table-cell office:value-type="float" office:value="0.1004654" calcext:value-type="float">
            <text:p>0.1004654</text:p>
          </table:table-cell>
          <table:table-cell office:value-type="float" office:value="9.953676" calcext:value-type="float">
            <text:p>9.953676</text:p>
          </table:table-cell>
          <table:table-cell table:formula="of:=[.C50]+[.A51]" office:value-type="float" office:value="10.69021151" calcext:value-type="float">
            <text:p>10.69021151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51]+[.A52]" office:value-type="float" office:value="10.79066165" calcext:value-type="float">
            <text:p>10.79066165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52]+[.A53]" office:value-type="float" office:value="10.8909592" calcext:value-type="float">
            <text:p>10.8909592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53]+[.A54]" office:value-type="float" office:value="10.991394084" calcext:value-type="float">
            <text:p>10.991394084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54]+[.A55]" office:value-type="float" office:value="11.09205785" calcext:value-type="float">
            <text:p>11.09205785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55]+[.A56]" office:value-type="float" office:value="11.19255377" calcext:value-type="float">
            <text:p>11.19255377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56]+[.A57]" office:value-type="float" office:value="11.2928208" calcext:value-type="float">
            <text:p>11.2928208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57]+[.A58]" office:value-type="float" office:value="11.39343879" calcext:value-type="float">
            <text:p>11.3934387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58]+[.A59]" office:value-type="float" office:value="11.494255144" calcext:value-type="float">
            <text:p>11.494255144</text:p>
          </table:table-cell>
        </table:table-row>
        <table:table-row table:style-name="ro1">
          <table:table-cell office:value-type="float" office:value="0.100556955" calcext:value-type="float">
            <text:p>0.100556955</text:p>
          </table:table-cell>
          <table:table-cell office:value-type="float" office:value="9.944613" calcext:value-type="float">
            <text:p>9.944613</text:p>
          </table:table-cell>
          <table:table-cell table:formula="of:=[.C59]+[.A60]" office:value-type="float" office:value="11.594812099" calcext:value-type="float">
            <text:p>11.594812099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60]+[.A61]" office:value-type="float" office:value="11.695033353" calcext:value-type="float">
            <text:p>11.695033353</text:p>
          </table:table-cell>
        </table:table-row>
        <table:table-row table:style-name="ro1">
          <table:table-cell office:value-type="float" office:value="0.1004654" calcext:value-type="float">
            <text:p>0.1004654</text:p>
          </table:table-cell>
          <table:table-cell office:value-type="float" office:value="9.953676" calcext:value-type="float">
            <text:p>9.953676</text:p>
          </table:table-cell>
          <table:table-cell table:formula="of:=[.C61]+[.A62]" office:value-type="float" office:value="11.795498753" calcext:value-type="float">
            <text:p>11.795498753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62]+[.A63]" office:value-type="float" office:value="11.896086223" calcext:value-type="float">
            <text:p>11.896086223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63]+[.A64]" office:value-type="float" office:value="11.996322733" calcext:value-type="float">
            <text:p>11.996322733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64]+[.A65]" office:value-type="float" office:value="12.096040443" calcext:value-type="float">
            <text:p>12.096040443</text:p>
          </table:table-cell>
        </table:table-row>
        <table:table-row table:style-name="ro1">
          <table:table-cell office:value-type="float" office:value="0.10017548" calcext:value-type="float">
            <text:p>0.10017548</text:p>
          </table:table-cell>
          <table:table-cell office:value-type="float" office:value="9.982483" calcext:value-type="float">
            <text:p>9.982483</text:p>
          </table:table-cell>
          <table:table-cell table:formula="of:=[.C65]+[.A66]" office:value-type="float" office:value="12.196215923" calcext:value-type="float">
            <text:p>12.196215923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66]+[.A67]" office:value-type="float" office:value="12.297200133" calcext:value-type="float">
            <text:p>12.297200133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67]+[.A68]" office:value-type="float" office:value="12.398092789" calcext:value-type="float">
            <text:p>12.398092789</text:p>
          </table:table-cell>
        </table:table-row>
        <table:table-row table:style-name="ro1">
          <table:table-cell office:value-type="float" office:value="0.10009918" calcext:value-type="float">
            <text:p>0.10009918</text:p>
          </table:table-cell>
          <table:table-cell office:value-type="float" office:value="9.990091" calcext:value-type="float">
            <text:p>9.990091</text:p>
          </table:table-cell>
          <table:table-cell table:formula="of:=[.C68]+[.A69]" office:value-type="float" office:value="12.498191969" calcext:value-type="float">
            <text:p>12.498191969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69]+[.A70]" office:value-type="float" office:value="12.598260635" calcext:value-type="float">
            <text:p>12.598260635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70]+[.A71]" office:value-type="float" office:value="12.699107515" calcext:value-type="float">
            <text:p>12.699107515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71]+[.A72]" office:value-type="float" office:value="12.800091725" calcext:value-type="float">
            <text:p>12.800091725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72]+[.A73]" office:value-type="float" office:value="12.900099355" calcext:value-type="float">
            <text:p>12.900099355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73]+[.A74]" office:value-type="float" office:value="12.999862835" calcext:value-type="float">
            <text:p>12.999862835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74]+[.A75]" office:value-type="float" office:value="13.100511345" calcext:value-type="float">
            <text:p>13.100511345</text:p>
          </table:table-cell>
        </table:table-row>
        <table:table-row table:style-name="ro1">
          <table:table-cell office:value-type="float" office:value="0.10179293" calcext:value-type="float">
            <text:p>0.10179293</text:p>
          </table:table-cell>
          <table:table-cell office:value-type="float" office:value="9.823865" calcext:value-type="float">
            <text:p>9.823865</text:p>
          </table:table-cell>
          <table:table-cell table:formula="of:=[.C75]+[.A76]" office:value-type="float" office:value="13.202304275" calcext:value-type="float">
            <text:p>13.202304275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76]+[.A77]" office:value-type="float" office:value="13.304188765" calcext:value-type="float">
            <text:p>13.304188765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77]+[.A78]" office:value-type="float" office:value="13.404959345" calcext:value-type="float">
            <text:p>13.404959345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78]+[.A79]" office:value-type="float" office:value="13.505241635" calcext:value-type="float">
            <text:p>13.505241635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79]+[.A80]" office:value-type="float" office:value="13.606378431" calcext:value-type="float">
            <text:p>13.606378431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80]+[.A81]" office:value-type="float" office:value="13.708842761" calcext:value-type="float">
            <text:p>13.708842761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81]+[.A82]" office:value-type="float" office:value="13.811322351" calcext:value-type="float">
            <text:p>13.811322351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82]+[.A83]" office:value-type="float" office:value="13.912413371" calcext:value-type="float">
            <text:p>13.912413371</text:p>
          </table:table-cell>
        </table:table-row>
        <table:table-row table:style-name="ro1">
          <table:table-cell office:value-type="float" office:value="0.10014496" calcext:value-type="float">
            <text:p>0.10014496</text:p>
          </table:table-cell>
          <table:table-cell office:value-type="float" office:value="9.985525" calcext:value-type="float">
            <text:p>9.985525</text:p>
          </table:table-cell>
          <table:table-cell table:formula="of:=[.C83]+[.A84]" office:value-type="float" office:value="14.012558331" calcext:value-type="float">
            <text:p>14.012558331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84]+[.A85]" office:value-type="float" office:value="14.113267871" calcext:value-type="float">
            <text:p>14.113267871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85]+[.A86]" office:value-type="float" office:value="14.215610131" calcext:value-type="float">
            <text:p>14.215610131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86]+[.A87]" office:value-type="float" office:value="14.318700081" calcext:value-type="float">
            <text:p>14.318700081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87]+[.A88]" office:value-type="float" office:value="14.420706641" calcext:value-type="float">
            <text:p>14.420706641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88]+[.A89]" office:value-type="float" office:value="14.520042871" calcext:value-type="float">
            <text:p>14.520042871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89]+[.A90]" office:value-type="float" office:value="14.618707706" calcext:value-type="float">
            <text:p>14.618707706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90]+[.A91]" office:value-type="float" office:value="14.718486446" calcext:value-type="float">
            <text:p>14.718486446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91]+[.A92]" office:value-type="float" office:value="14.820172566" calcext:value-type="float">
            <text:p>14.820172566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92]+[.A93]" office:value-type="float" office:value="14.922667416" calcext:value-type="float">
            <text:p>14.922667416</text:p>
          </table:table-cell>
        </table:table-row>
        <table:table-row table:style-name="ro1">
          <table:table-cell office:value-type="float" office:value="0.101365685" calcext:value-type="float">
            <text:p>0.101365685</text:p>
          </table:table-cell>
          <table:table-cell office:value-type="float" office:value="9.865272" calcext:value-type="float">
            <text:p>9.865272</text:p>
          </table:table-cell>
          <table:table-cell table:formula="of:=[.C93]+[.A94]" office:value-type="float" office:value="15.024033101" calcext:value-type="float">
            <text:p>15.024033101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94]+[.A95]" office:value-type="float" office:value="15.122835265" calcext:value-type="float">
            <text:p>15.122835265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95]+[.A96]" office:value-type="float" office:value="15.221042329" calcext:value-type="float">
            <text:p>15.221042329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6]+[.A97]" office:value-type="float" office:value="15.320576929" calcext:value-type="float">
            <text:p>15.320576929</text:p>
          </table:table-cell>
        </table:table-row>
        <table:table-row table:style-name="ro1">
          <table:table-cell office:value-type="float" office:value="0.10164034" calcext:value-type="float">
            <text:p>0.10164034</text:p>
          </table:table-cell>
          <table:table-cell office:value-type="float" office:value="9.838613" calcext:value-type="float">
            <text:p>9.838613</text:p>
          </table:table-cell>
          <table:table-cell table:formula="of:=[.C97]+[.A98]" office:value-type="float" office:value="15.422217269" calcext:value-type="float">
            <text:p>15.422217269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98]+[.A99]" office:value-type="float" office:value="15.524712119" calcext:value-type="float">
            <text:p>15.524712119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99]+[.A100]" office:value-type="float" office:value="15.626016759" calcext:value-type="float">
            <text:p>15.626016759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100]+[.A101]" office:value-type="float" office:value="15.724910483" calcext:value-type="float">
            <text:p>15.724910483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101]+[.A102]" office:value-type="float" office:value="15.822842889" calcext:value-type="float">
            <text:p>15.822842889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102]+[.A103]" office:value-type="float" office:value="15.922057049" calcext:value-type="float">
            <text:p>15.922057049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03]+[.A104]" office:value-type="float" office:value="16.024048349" calcext:value-type="float">
            <text:p>16.024048349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04]+[.A105]" office:value-type="float" office:value="16.127855479" calcext:value-type="float">
            <text:p>16.127855479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105]+[.A106]" office:value-type="float" office:value="16.231616829" calcext:value-type="float">
            <text:p>16.231616829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106]+[.A107]" office:value-type="float" office:value="16.335500249" calcext:value-type="float">
            <text:p>16.335500249</text:p>
          </table:table-cell>
        </table:table-row>
        <table:table-row table:style-name="ro1">
          <table:table-cell office:value-type="float" office:value="0.10420386" calcext:value-type="float">
            <text:p>0.10420386</text:p>
          </table:table-cell>
          <table:table-cell office:value-type="float" office:value="9.596574" calcext:value-type="float">
            <text:p>9.596574</text:p>
          </table:table-cell>
          <table:table-cell table:formula="of:=[.C107]+[.A108]" office:value-type="float" office:value="16.439704109" calcext:value-type="float">
            <text:p>16.439704109</text:p>
          </table:table-cell>
        </table:table-row>
        <table:table-row table:style-name="ro1">
          <table:table-cell office:value-type="float" office:value="0.10508888" calcext:value-type="float">
            <text:p>0.10508888</text:p>
          </table:table-cell>
          <table:table-cell office:value-type="float" office:value="9.515755" calcext:value-type="float">
            <text:p>9.515755</text:p>
          </table:table-cell>
          <table:table-cell table:formula="of:=[.C108]+[.A109]" office:value-type="float" office:value="16.544792989" calcext:value-type="float">
            <text:p>16.544792989</text:p>
          </table:table-cell>
        </table:table-row>
        <table:table-row table:style-name="ro1">
          <table:table-cell office:value-type="float" office:value="0.10771344" calcext:value-type="float">
            <text:p>0.10771344</text:p>
          </table:table-cell>
          <table:table-cell office:value-type="float" office:value="9.283893" calcext:value-type="float">
            <text:p>9.283893</text:p>
          </table:table-cell>
          <table:table-cell table:formula="of:=[.C109]+[.A110]" office:value-type="float" office:value="16.652506429" calcext:value-type="float">
            <text:p>16.652506429</text:p>
          </table:table-cell>
        </table:table-row>
        <table:table-row table:style-name="ro1">
          <table:table-cell office:value-type="float" office:value="0.109422445" calcext:value-type="float">
            <text:p>0.109422445</text:p>
          </table:table-cell>
          <table:table-cell office:value-type="float" office:value="9.138893" calcext:value-type="float">
            <text:p>9.138893</text:p>
          </table:table-cell>
          <table:table-cell table:formula="of:=[.C110]+[.A111]" office:value-type="float" office:value="16.761928874" calcext:value-type="float">
            <text:p>16.761928874</text:p>
          </table:table-cell>
        </table:table-row>
        <table:table-row table:style-name="ro1">
          <table:table-cell office:value-type="float" office:value="0.10974289" calcext:value-type="float">
            <text:p>0.10974289</text:p>
          </table:table-cell>
          <table:table-cell office:value-type="float" office:value="9.112207" calcext:value-type="float">
            <text:p>9.112207</text:p>
          </table:table-cell>
          <table:table-cell table:formula="of:=[.C111]+[.A112]" office:value-type="float" office:value="16.871671764" calcext:value-type="float">
            <text:p>16.871671764</text:p>
          </table:table-cell>
        </table:table-row>
        <table:table-row table:style-name="ro1">
          <table:table-cell office:value-type="float" office:value="0.10887312" calcext:value-type="float">
            <text:p>0.10887312</text:p>
          </table:table-cell>
          <table:table-cell office:value-type="float" office:value="9.185003" calcext:value-type="float">
            <text:p>9.185003</text:p>
          </table:table-cell>
          <table:table-cell table:formula="of:=[.C112]+[.A113]" office:value-type="float" office:value="16.980544884" calcext:value-type="float">
            <text:p>16.980544884</text:p>
          </table:table-cell>
        </table:table-row>
        <table:table-row table:style-name="ro1">
          <table:table-cell office:value-type="float" office:value="0.10690471" calcext:value-type="float">
            <text:p>0.10690471</text:p>
          </table:table-cell>
          <table:table-cell office:value-type="float" office:value="9.354125" calcext:value-type="float">
            <text:p>9.354125</text:p>
          </table:table-cell>
          <table:table-cell table:formula="of:=[.C113]+[.A114]" office:value-type="float" office:value="17.087449594" calcext:value-type="float">
            <text:p>17.087449594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114]+[.A115]" office:value-type="float" office:value="17.193515054" calcext:value-type="float">
            <text:p>17.193515054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115]+[.A116]" office:value-type="float" office:value="17.300267174" calcext:value-type="float">
            <text:p>17.300267174</text:p>
          </table:table-cell>
        </table:table-row>
        <table:table-row table:style-name="ro1">
          <table:table-cell office:value-type="float" office:value="0.10792706" calcext:value-type="float">
            <text:p>0.10792706</text:p>
          </table:table-cell>
          <table:table-cell office:value-type="float" office:value="9.265516" calcext:value-type="float">
            <text:p>9.265516</text:p>
          </table:table-cell>
          <table:table-cell table:formula="of:=[.C116]+[.A117]" office:value-type="float" office:value="17.408194234" calcext:value-type="float">
            <text:p>17.408194234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117]+[.A118]" office:value-type="float" office:value="17.516273884" calcext:value-type="float">
            <text:p>17.516273884</text:p>
          </table:table-cell>
        </table:table-row>
        <table:table-row table:style-name="ro1">
          <table:table-cell office:value-type="float" office:value="0.10696574" calcext:value-type="float">
            <text:p>0.10696574</text:p>
          </table:table-cell>
          <table:table-cell office:value-type="float" office:value="9.348787" calcext:value-type="float">
            <text:p>9.348787</text:p>
          </table:table-cell>
          <table:table-cell table:formula="of:=[.C118]+[.A119]" office:value-type="float" office:value="17.623239624" calcext:value-type="float">
            <text:p>17.623239624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9.484081" calcext:value-type="float">
            <text:p>9.484081</text:p>
          </table:table-cell>
          <table:table-cell table:formula="of:=[.C119]+[.A120]" office:value-type="float" office:value="17.728679464" calcext:value-type="float">
            <text:p>17.728679464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120]+[.A121]" office:value-type="float" office:value="17.83431767" calcext:value-type="float">
            <text:p>17.83431767</text:p>
          </table:table-cell>
        </table:table-row>
        <table:table-row table:style-name="ro1">
          <table:table-cell office:value-type="float" office:value="0.10687419" calcext:value-type="float">
            <text:p>0.10687419</text:p>
          </table:table-cell>
          <table:table-cell office:value-type="float" office:value="9.356796" calcext:value-type="float">
            <text:p>9.356796</text:p>
          </table:table-cell>
          <table:table-cell table:formula="of:=[.C121]+[.A122]" office:value-type="float" office:value="17.94119186" calcext:value-type="float">
            <text:p>17.94119186</text:p>
          </table:table-cell>
        </table:table-row>
        <table:table-row table:style-name="ro1">
          <table:table-cell office:value-type="float" office:value="0.107286185" calcext:value-type="float">
            <text:p>0.107286185</text:p>
          </table:table-cell>
          <table:table-cell office:value-type="float" office:value="9.320865" calcext:value-type="float">
            <text:p>9.320865</text:p>
          </table:table-cell>
          <table:table-cell table:formula="of:=[.C122]+[.A123]" office:value-type="float" office:value="18.048478045" calcext:value-type="float">
            <text:p>18.048478045</text:p>
          </table:table-cell>
        </table:table-row>
        <table:table-row table:style-name="ro1">
          <table:table-cell office:value-type="float" office:value="0.106004424" calcext:value-type="float">
            <text:p>0.106004424</text:p>
          </table:table-cell>
          <table:table-cell office:value-type="float" office:value="9.433568" calcext:value-type="float">
            <text:p>9.433568</text:p>
          </table:table-cell>
          <table:table-cell table:formula="of:=[.C123]+[.A124]" office:value-type="float" office:value="18.154482469" calcext:value-type="float">
            <text:p>18.154482469</text:p>
          </table:table-cell>
        </table:table-row>
        <table:table-row table:style-name="ro1">
          <table:table-cell office:value-type="float" office:value="0.105531394" calcext:value-type="float">
            <text:p>0.105531394</text:p>
          </table:table-cell>
          <table:table-cell office:value-type="float" office:value="9.475853" calcext:value-type="float">
            <text:p>9.475853</text:p>
          </table:table-cell>
          <table:table-cell table:formula="of:=[.C124]+[.A125]" office:value-type="float" office:value="18.260013863" calcext:value-type="float">
            <text:p>18.260013863</text:p>
          </table:table-cell>
        </table:table-row>
        <table:table-row table:style-name="ro1">
          <table:table-cell office:value-type="float" office:value="0.10688945" calcext:value-type="float">
            <text:p>0.10688945</text:p>
          </table:table-cell>
          <table:table-cell office:value-type="float" office:value="9.35546" calcext:value-type="float">
            <text:p>9.35546</text:p>
          </table:table-cell>
          <table:table-cell table:formula="of:=[.C125]+[.A126]" office:value-type="float" office:value="18.366903313" calcext:value-type="float">
            <text:p>18.366903313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126]+[.A127]" office:value-type="float" office:value="18.476875083" calcext:value-type="float">
            <text:p>18.476875083</text:p>
          </table:table-cell>
        </table:table-row>
        <table:table-row table:style-name="ro1">
          <table:table-cell office:value-type="float" office:value="0.11256581" calcext:value-type="float">
            <text:p>0.11256581</text:p>
          </table:table-cell>
          <table:table-cell office:value-type="float" office:value="8.883693" calcext:value-type="float">
            <text:p>8.883693</text:p>
          </table:table-cell>
          <table:table-cell table:formula="of:=[.C127]+[.A128]" office:value-type="float" office:value="18.589440893" calcext:value-type="float">
            <text:p>18.589440893</text:p>
          </table:table-cell>
        </table:table-row>
        <table:table-row table:style-name="ro1">
          <table:table-cell office:value-type="float" office:value="0.113191426" calcext:value-type="float">
            <text:p>0.113191426</text:p>
          </table:table-cell>
          <table:table-cell office:value-type="float" office:value="8.834592" calcext:value-type="float">
            <text:p>8.834592</text:p>
          </table:table-cell>
          <table:table-cell table:formula="of:=[.C128]+[.A129]" office:value-type="float" office:value="18.702632319" calcext:value-type="float">
            <text:p>18.702632319</text:p>
          </table:table-cell>
        </table:table-row>
        <table:table-row table:style-name="ro1">
          <table:table-cell office:value-type="float" office:value="0.10997177" calcext:value-type="float">
            <text:p>0.10997177</text:p>
          </table:table-cell>
          <table:table-cell office:value-type="float" office:value="9.093243" calcext:value-type="float">
            <text:p>9.093243</text:p>
          </table:table-cell>
          <table:table-cell table:formula="of:=[.C129]+[.A130]" office:value-type="float" office:value="18.812604089" calcext:value-type="float">
            <text:p>18.812604089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130]+[.A131]" office:value-type="float" office:value="18.918898439" calcext:value-type="float">
            <text:p>18.918898439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131]+[.A132]" office:value-type="float" office:value="19.023956804" calcext:value-type="float">
            <text:p>19.023956804</text:p>
          </table:table-cell>
        </table:table-row>
        <table:table-row table:style-name="ro1">
          <table:table-cell office:value-type="float" office:value="0.10733196" calcext:value-type="float">
            <text:p>0.10733196</text:p>
          </table:table-cell>
          <table:table-cell office:value-type="float" office:value="9.316889" calcext:value-type="float">
            <text:p>9.316889</text:p>
          </table:table-cell>
          <table:table-cell table:formula="of:=[.C132]+[.A133]" office:value-type="float" office:value="19.131288764" calcext:value-type="float">
            <text:p>19.131288764</text:p>
          </table:table-cell>
        </table:table-row>
        <table:table-row table:style-name="ro1">
          <table:table-cell office:value-type="float" office:value="0.11047532" calcext:value-type="float">
            <text:p>0.11047532</text:p>
          </table:table-cell>
          <table:table-cell office:value-type="float" office:value="9.051795" calcext:value-type="float">
            <text:p>9.051795</text:p>
          </table:table-cell>
          <table:table-cell table:formula="of:=[.C133]+[.A134]" office:value-type="float" office:value="19.241764084" calcext:value-type="float">
            <text:p>19.241764084</text:p>
          </table:table-cell>
        </table:table-row>
        <table:table-row table:style-name="ro1">
          <table:table-cell office:value-type="float" office:value="0.11210804" calcext:value-type="float">
            <text:p>0.11210804</text:p>
          </table:table-cell>
          <table:table-cell office:value-type="float" office:value="8.919968" calcext:value-type="float">
            <text:p>8.919968</text:p>
          </table:table-cell>
          <table:table-cell table:formula="of:=[.C134]+[.A135]" office:value-type="float" office:value="19.353872124" calcext:value-type="float">
            <text:p>19.353872124</text:p>
          </table:table-cell>
        </table:table-row>
        <table:table-row table:style-name="ro1">
          <table:table-cell office:value-type="float" office:value="0.11094835" calcext:value-type="float">
            <text:p>0.11094835</text:p>
          </table:table-cell>
          <table:table-cell office:value-type="float" office:value="9.013204" calcext:value-type="float">
            <text:p>9.013204</text:p>
          </table:table-cell>
          <table:table-cell table:formula="of:=[.C135]+[.A136]" office:value-type="float" office:value="19.464820474" calcext:value-type="float">
            <text:p>19.464820474</text:p>
          </table:table-cell>
        </table:table-row>
        <table:table-row table:style-name="ro1">
          <table:table-cell office:value-type="float" office:value="0.108003356" calcext:value-type="float">
            <text:p>0.108003356</text:p>
          </table:table-cell>
          <table:table-cell office:value-type="float" office:value="9.258971" calcext:value-type="float">
            <text:p>9.258971</text:p>
          </table:table-cell>
          <table:table-cell table:formula="of:=[.C136]+[.A137]" office:value-type="float" office:value="19.57282383" calcext:value-type="float">
            <text:p>19.57282383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137]+[.A138]" office:value-type="float" office:value="19.67772961" calcext:value-type="float">
            <text:p>19.67772961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138]+[.A139]" office:value-type="float" office:value="19.78391714" calcext:value-type="float">
            <text:p>19.78391714</text:p>
          </table:table-cell>
        </table:table-row>
        <table:table-row table:style-name="ro1">
          <table:table-cell office:value-type="float" office:value="0.11027695" calcext:value-type="float">
            <text:p>0.11027695</text:p>
          </table:table-cell>
          <table:table-cell office:value-type="float" office:value="9.068077" calcext:value-type="float">
            <text:p>9.068077</text:p>
          </table:table-cell>
          <table:table-cell table:formula="of:=[.C139]+[.A140]" office:value-type="float" office:value="19.89419409" calcext:value-type="float">
            <text:p>19.89419409</text:p>
          </table:table-cell>
        </table:table-row>
        <table:table-row table:style-name="ro1">
          <table:table-cell office:value-type="float" office:value="0.11004806" calcext:value-type="float">
            <text:p>0.11004806</text:p>
          </table:table-cell>
          <table:table-cell office:value-type="float" office:value="9.086939" calcext:value-type="float">
            <text:p>9.086939</text:p>
          </table:table-cell>
          <table:table-cell table:formula="of:=[.C140]+[.A141]" office:value-type="float" office:value="20.00424215" calcext:value-type="float">
            <text:p>20.00424215</text:p>
          </table:table-cell>
        </table:table-row>
        <table:table-row table:style-name="ro1">
          <table:table-cell office:value-type="float" office:value="0.10948348" calcext:value-type="float">
            <text:p>0.10948348</text:p>
          </table:table-cell>
          <table:table-cell office:value-type="float" office:value="9.133798" calcext:value-type="float">
            <text:p>9.133798</text:p>
          </table:table-cell>
          <table:table-cell table:formula="of:=[.C141]+[.A142]" office:value-type="float" office:value="20.11372563" calcext:value-type="float">
            <text:p>20.11372563</text:p>
          </table:table-cell>
        </table:table-row>
        <table:table-row table:style-name="ro1">
          <table:table-cell office:value-type="float" office:value="0.107652396" calcext:value-type="float">
            <text:p>0.107652396</text:p>
          </table:table-cell>
          <table:table-cell office:value-type="float" office:value="9.289157" calcext:value-type="float">
            <text:p>9.289157</text:p>
          </table:table-cell>
          <table:table-cell table:formula="of:=[.C142]+[.A143]" office:value-type="float" office:value="20.221378026" calcext:value-type="float">
            <text:p>20.221378026</text:p>
          </table:table-cell>
        </table:table-row>
        <table:table-row table:style-name="ro1">
          <table:table-cell office:value-type="float" office:value="0.10864424" calcext:value-type="float">
            <text:p>0.10864424</text:p>
          </table:table-cell>
          <table:table-cell office:value-type="float" office:value="9.204354" calcext:value-type="float">
            <text:p>9.204354</text:p>
          </table:table-cell>
          <table:table-cell table:formula="of:=[.C143]+[.A144]" office:value-type="float" office:value="20.330022266" calcext:value-type="float">
            <text:p>20.330022266</text:p>
          </table:table-cell>
        </table:table-row>
        <table:table-row table:style-name="ro1">
          <table:table-cell office:value-type="float" office:value="0.11186389" calcext:value-type="float">
            <text:p>0.11186389</text:p>
          </table:table-cell>
          <table:table-cell office:value-type="float" office:value="8.939435" calcext:value-type="float">
            <text:p>8.939435</text:p>
          </table:table-cell>
          <table:table-cell table:formula="of:=[.C144]+[.A145]" office:value-type="float" office:value="20.441886156" calcext:value-type="float">
            <text:p>20.441886156</text:p>
          </table:table-cell>
        </table:table-row>
        <table:table-row table:style-name="ro1">
          <table:table-cell office:value-type="float" office:value="0.113786526" calcext:value-type="float">
            <text:p>0.113786526</text:p>
          </table:table-cell>
          <table:table-cell office:value-type="float" office:value="8.788386" calcext:value-type="float">
            <text:p>8.788386</text:p>
          </table:table-cell>
          <table:table-cell table:formula="of:=[.C145]+[.A146]" office:value-type="float" office:value="20.555672682" calcext:value-type="float">
            <text:p>20.555672682</text:p>
          </table:table-cell>
        </table:table-row>
        <table:table-row table:style-name="ro1">
          <table:table-cell office:value-type="float" office:value="0.11377127" calcext:value-type="float">
            <text:p>0.11377127</text:p>
          </table:table-cell>
          <table:table-cell office:value-type="float" office:value="8.789565" calcext:value-type="float">
            <text:p>8.789565</text:p>
          </table:table-cell>
          <table:table-cell table:formula="of:=[.C146]+[.A147]" office:value-type="float" office:value="20.669443952" calcext:value-type="float">
            <text:p>20.669443952</text:p>
          </table:table-cell>
        </table:table-row>
        <table:table-row table:style-name="ro1">
          <table:table-cell office:value-type="float" office:value="0.113206685" calcext:value-type="float">
            <text:p>0.113206685</text:p>
          </table:table-cell>
          <table:table-cell office:value-type="float" office:value="8.833401" calcext:value-type="float">
            <text:p>8.833401</text:p>
          </table:table-cell>
          <table:table-cell table:formula="of:=[.C147]+[.A148]" office:value-type="float" office:value="20.782650637" calcext:value-type="float">
            <text:p>20.782650637</text:p>
          </table:table-cell>
        </table:table-row>
        <table:table-row table:style-name="ro1">
          <table:table-cell office:value-type="float" office:value="0.112138554" calcext:value-type="float">
            <text:p>0.112138554</text:p>
          </table:table-cell>
          <table:table-cell office:value-type="float" office:value="8.91754" calcext:value-type="float">
            <text:p>8.91754</text:p>
          </table:table-cell>
          <table:table-cell table:formula="of:=[.C148]+[.A149]" office:value-type="float" office:value="20.894789191" calcext:value-type="float">
            <text:p>20.894789191</text:p>
          </table:table-cell>
        </table:table-row>
        <table:table-row table:style-name="ro1">
          <table:table-cell office:value-type="float" office:value="0.111909665" calcext:value-type="float">
            <text:p>0.111909665</text:p>
          </table:table-cell>
          <table:table-cell office:value-type="float" office:value="8.935779" calcext:value-type="float">
            <text:p>8.935779</text:p>
          </table:table-cell>
          <table:table-cell table:formula="of:=[.C149]+[.A150]" office:value-type="float" office:value="21.006698856" calcext:value-type="float">
            <text:p>21.006698856</text:p>
          </table:table-cell>
        </table:table-row>
        <table:table-row table:style-name="ro1">
          <table:table-cell office:value-type="float" office:value="0.1130541" calcext:value-type="float">
            <text:p>0.1130541</text:p>
          </table:table-cell>
          <table:table-cell office:value-type="float" office:value="8.845323" calcext:value-type="float">
            <text:p>8.845323</text:p>
          </table:table-cell>
          <table:table-cell table:formula="of:=[.C150]+[.A151]" office:value-type="float" office:value="21.119752956" calcext:value-type="float">
            <text:p>21.119752956</text:p>
          </table:table-cell>
        </table:table-row>
        <table:table-row table:style-name="ro1">
          <table:table-cell office:value-type="float" office:value="0.113466084" calcext:value-type="float">
            <text:p>0.113466084</text:p>
          </table:table-cell>
          <table:table-cell office:value-type="float" office:value="8.813207" calcext:value-type="float">
            <text:p>8.813207</text:p>
          </table:table-cell>
          <table:table-cell table:formula="of:=[.C151]+[.A152]" office:value-type="float" office:value="21.23321904" calcext:value-type="float">
            <text:p>21.23321904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152]+[.A153]" office:value-type="float" office:value="21.32884733" calcext:value-type="float">
            <text:p>21.32884733</text:p>
          </table:table-cell>
        </table:table-row>
        <table:table-row table:style-name="ro1">
          <table:table-cell office:value-type="float" office:value="0.12663463" calcext:value-type="float">
            <text:p>0.12663463</text:p>
          </table:table-cell>
          <table:table-cell office:value-type="float" office:value="7.896734" calcext:value-type="float">
            <text:p>7.896734</text:p>
          </table:table-cell>
          <table:table-cell table:formula="of:=[.C153]+[.A154]" office:value-type="float" office:value="21.45548196" calcext:value-type="float">
            <text:p>21.45548196</text:p>
          </table:table-cell>
        </table:table-row>
        <table:table-row table:style-name="ro1">
          <table:table-cell office:value-type="float" office:value="0.20872816" calcext:value-type="float">
            <text:p>0.20872816</text:p>
          </table:table-cell>
          <table:table-cell office:value-type="float" office:value="4.7909207" calcext:value-type="float">
            <text:p>4.7909207</text:p>
          </table:table-cell>
          <table:table-cell table:formula="of:=[.C154]+[.A155]" office:value-type="float" office:value="21.66421012" calcext:value-type="float">
            <text:p>21.66421012</text:p>
          </table:table-cell>
        </table:table-row>
        <table:table-row table:style-name="ro1">
          <table:table-cell office:value-type="float" office:value="0.25748074" calcext:value-type="float">
            <text:p>0.25748074</text:p>
          </table:table-cell>
          <table:table-cell office:value-type="float" office:value="3.8837857" calcext:value-type="float">
            <text:p>3.8837857</text:p>
          </table:table-cell>
          <table:table-cell table:formula="of:=[.C155]+[.A156]" office:value-type="float" office:value="21.92169086" calcext:value-type="float">
            <text:p>21.92169086</text:p>
          </table:table-cell>
        </table:table-row>
        <table:table-row table:style-name="ro1">
          <table:table-cell office:value-type="float" office:value="0.24080263" calcext:value-type="float">
            <text:p>0.24080263</text:p>
          </table:table-cell>
          <table:table-cell office:value-type="float" office:value="4.1527786" calcext:value-type="float">
            <text:p>4.1527786</text:p>
          </table:table-cell>
          <table:table-cell table:formula="of:=[.C156]+[.A157]" office:value-type="float" office:value="22.16249349" calcext:value-type="float">
            <text:p>22.16249349</text:p>
          </table:table-cell>
        </table:table-row>
        <table:table-row table:style-name="ro1">
          <table:table-cell office:value-type="float" office:value="0.19736019" calcext:value-type="float">
            <text:p>0.19736019</text:p>
          </table:table-cell>
          <table:table-cell office:value-type="float" office:value="5.066878" calcext:value-type="float">
            <text:p>5.066878</text:p>
          </table:table-cell>
          <table:table-cell table:formula="of:=[.C157]+[.A158]" office:value-type="float" office:value="22.35985368" calcext:value-type="float">
            <text:p>22.35985368</text:p>
          </table:table-cell>
        </table:table-row>
        <table:table-row table:style-name="ro1">
          <table:table-cell office:value-type="float" office:value="0.16298161" calcext:value-type="float">
            <text:p>0.16298161</text:p>
          </table:table-cell>
          <table:table-cell office:value-type="float" office:value="6.1356616" calcext:value-type="float">
            <text:p>6.1356616</text:p>
          </table:table-cell>
          <table:table-cell table:formula="of:=[.C158]+[.A159]" office:value-type="float" office:value="22.52283529" calcext:value-type="float">
            <text:p>22.52283529</text:p>
          </table:table-cell>
        </table:table-row>
        <table:table-row table:style-name="ro1">
          <table:table-cell office:value-type="float" office:value="0.1395285" calcext:value-type="float">
            <text:p>0.1395285</text:p>
          </table:table-cell>
          <table:table-cell office:value-type="float" office:value="7.166995" calcext:value-type="float">
            <text:p>7.166995</text:p>
          </table:table-cell>
          <table:table-cell table:formula="of:=[.C159]+[.A160]" office:value-type="float" office:value="22.66236379" calcext:value-type="float">
            <text:p>22.66236379</text:p>
          </table:table-cell>
        </table:table-row>
        <table:table-row table:style-name="ro1">
          <table:table-cell office:value-type="float" office:value="0.12292668" calcext:value-type="float">
            <text:p>0.12292668</text:p>
          </table:table-cell>
          <table:table-cell office:value-type="float" office:value="8.134931" calcext:value-type="float">
            <text:p>8.134931</text:p>
          </table:table-cell>
          <table:table-cell table:formula="of:=[.C160]+[.A161]" office:value-type="float" office:value="22.78529047" calcext:value-type="float">
            <text:p>22.78529047</text:p>
          </table:table-cell>
        </table:table-row>
        <table:table-row table:style-name="ro1">
          <table:table-cell office:value-type="float" office:value="0.11091783" calcext:value-type="float">
            <text:p>0.11091783</text:p>
          </table:table-cell>
          <table:table-cell office:value-type="float" office:value="9.015683" calcext:value-type="float">
            <text:p>9.015683</text:p>
          </table:table-cell>
          <table:table-cell table:formula="of:=[.C161]+[.A162]" office:value-type="float" office:value="22.8962083" calcext:value-type="float">
            <text:p>22.8962083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162]+[.A163]" office:value-type="float" office:value="22.99836745" calcext:value-type="float">
            <text:p>22.99836745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163]+[.A164]" office:value-type="float" office:value="23.09532328" calcext:value-type="float">
            <text:p>23.09532328</text:p>
          </table:table-cell>
        </table:table-row>
        <table:table-row table:style-name="ro1">
          <table:table-cell office:value-type="float" office:value="0.092622265" calcext:value-type="float">
            <text:p>0.092622265</text:p>
          </table:table-cell>
          <table:table-cell office:value-type="float" office:value="10.79654" calcext:value-type="float">
            <text:p>10.79654</text:p>
          </table:table-cell>
          <table:table-cell table:formula="of:=[.C164]+[.A165]" office:value-type="float" office:value="23.187945545" calcext:value-type="float">
            <text:p>23.187945545</text:p>
          </table:table-cell>
        </table:table-row>
        <table:table-row table:style-name="ro1">
          <table:table-cell office:value-type="float" office:value="0.09117266" calcext:value-type="float">
            <text:p>0.09117266</text:p>
          </table:table-cell>
          <table:table-cell office:value-type="float" office:value="10.968201" calcext:value-type="float">
            <text:p>10.968201</text:p>
          </table:table-cell>
          <table:table-cell table:formula="of:=[.C165]+[.A166]" office:value-type="float" office:value="23.279118205" calcext:value-type="float">
            <text:p>23.279118205</text:p>
          </table:table-cell>
        </table:table-row>
        <table:table-row table:style-name="ro1">
          <table:table-cell office:value-type="float" office:value="0.09231708" calcext:value-type="float">
            <text:p>0.09231708</text:p>
          </table:table-cell>
          <table:table-cell office:value-type="float" office:value="10.8322315" calcext:value-type="float">
            <text:p>10.8322315</text:p>
          </table:table-cell>
          <table:table-cell table:formula="of:=[.C166]+[.A167]" office:value-type="float" office:value="23.371435285" calcext:value-type="float">
            <text:p>23.371435285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167]+[.A168]" office:value-type="float" office:value="23.465690265" calcext:value-type="float">
            <text:p>23.465690265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168]+[.A169]" office:value-type="float" office:value="23.562981785" calcext:value-type="float">
            <text:p>23.562981785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169]+[.A170]" office:value-type="float" office:value="23.664942571" calcext:value-type="float">
            <text:p>23.664942571</text:p>
          </table:table-cell>
        </table:table-row>
        <table:table-row table:style-name="ro1">
          <table:table-cell office:value-type="float" office:value="0.1092546" calcext:value-type="float">
            <text:p>0.1092546</text:p>
          </table:table-cell>
          <table:table-cell office:value-type="float" office:value="9.152933" calcext:value-type="float">
            <text:p>9.152933</text:p>
          </table:table-cell>
          <table:table-cell table:formula="of:=[.C170]+[.A171]" office:value-type="float" office:value="23.774197171" calcext:value-type="float">
            <text:p>23.774197171</text:p>
          </table:table-cell>
        </table:table-row>
        <table:table-row table:style-name="ro1">
          <table:table-cell office:value-type="float" office:value="0.1199054" calcext:value-type="float">
            <text:p>0.1199054</text:p>
          </table:table-cell>
          <table:table-cell office:value-type="float" office:value="8.339909" calcext:value-type="float">
            <text:p>8.339909</text:p>
          </table:table-cell>
          <table:table-cell table:formula="of:=[.C171]+[.A172]" office:value-type="float" office:value="23.894102571" calcext:value-type="float">
            <text:p>23.894102571</text:p>
          </table:table-cell>
        </table:table-row>
        <table:table-row table:style-name="ro1">
          <table:table-cell office:value-type="float" office:value="0.13530175" calcext:value-type="float">
            <text:p>0.13530175</text:p>
          </table:table-cell>
          <table:table-cell office:value-type="float" office:value="7.3908873" calcext:value-type="float">
            <text:p>7.3908873</text:p>
          </table:table-cell>
          <table:table-cell table:formula="of:=[.C172]+[.A173]" office:value-type="float" office:value="24.029404321" calcext:value-type="float">
            <text:p>24.029404321</text:p>
          </table:table-cell>
        </table:table-row>
        <table:table-row table:style-name="ro1">
          <table:table-cell office:value-type="float" office:value="0.15407035" calcext:value-type="float">
            <text:p>0.15407035</text:p>
          </table:table-cell>
          <table:table-cell office:value-type="float" office:value="6.4905415" calcext:value-type="float">
            <text:p>6.4905415</text:p>
          </table:table-cell>
          <table:table-cell table:formula="of:=[.C173]+[.A174]" office:value-type="float" office:value="24.183474671" calcext:value-type="float">
            <text:p>24.183474671</text:p>
          </table:table-cell>
        </table:table-row>
        <table:table-row table:style-name="ro1">
          <table:table-cell office:value-type="float" office:value="0.16664378" calcext:value-type="float">
            <text:p>0.16664378</text:p>
          </table:table-cell>
          <table:table-cell office:value-type="float" office:value="6.000824" calcext:value-type="float">
            <text:p>6.000824</text:p>
          </table:table-cell>
          <table:table-cell table:formula="of:=[.C174]+[.A175]" office:value-type="float" office:value="24.350118451" calcext:value-type="float">
            <text:p>24.350118451</text:p>
          </table:table-cell>
        </table:table-row>
        <table:table-row table:style-name="ro1">
          <table:table-cell office:value-type="float" office:value="0.16926832" calcext:value-type="float">
            <text:p>0.16926832</text:p>
          </table:table-cell>
          <table:table-cell office:value-type="float" office:value="5.9077797" calcext:value-type="float">
            <text:p>5.9077797</text:p>
          </table:table-cell>
          <table:table-cell table:formula="of:=[.C175]+[.A176]" office:value-type="float" office:value="24.519386771" calcext:value-type="float">
            <text:p>24.519386771</text:p>
          </table:table-cell>
        </table:table-row>
        <table:table-row table:style-name="ro1">
          <table:table-cell office:value-type="float" office:value="0.16426337" calcext:value-type="float">
            <text:p>0.16426337</text:p>
          </table:table-cell>
          <table:table-cell office:value-type="float" office:value="6.087785" calcext:value-type="float">
            <text:p>6.087785</text:p>
          </table:table-cell>
          <table:table-cell table:formula="of:=[.C176]+[.A177]" office:value-type="float" office:value="24.683650141" calcext:value-type="float">
            <text:p>24.683650141</text:p>
          </table:table-cell>
        </table:table-row>
        <table:table-row table:style-name="ro1">
          <table:table-cell office:value-type="float" office:value="0.15158312" calcext:value-type="float">
            <text:p>0.15158312</text:p>
          </table:table-cell>
          <table:table-cell office:value-type="float" office:value="6.5970407" calcext:value-type="float">
            <text:p>6.5970407</text:p>
          </table:table-cell>
          <table:table-cell table:formula="of:=[.C177]+[.A178]" office:value-type="float" office:value="24.835233261" calcext:value-type="float">
            <text:p>24.835233261</text:p>
          </table:table-cell>
        </table:table-row>
        <table:table-row table:style-name="ro1">
          <table:table-cell office:value-type="float" office:value="0.13711756" calcext:value-type="float">
            <text:p>0.13711756</text:p>
          </table:table-cell>
          <table:table-cell office:value-type="float" office:value="7.2930117" calcext:value-type="float">
            <text:p>7.2930117</text:p>
          </table:table-cell>
          <table:table-cell table:formula="of:=[.C178]+[.A179]" office:value-type="float" office:value="24.972350821" calcext:value-type="float">
            <text:p>24.972350821</text:p>
          </table:table-cell>
        </table:table-row>
        <table:table-row table:style-name="ro1">
          <table:table-cell office:value-type="float" office:value="0.12318608" calcext:value-type="float">
            <text:p>0.12318608</text:p>
          </table:table-cell>
          <table:table-cell office:value-type="float" office:value="8.1178" calcext:value-type="float">
            <text:p>8.1178</text:p>
          </table:table-cell>
          <table:table-cell table:formula="of:=[.C179]+[.A180]" office:value-type="float" office:value="25.095536901" calcext:value-type="float">
            <text:p>25.095536901</text:p>
          </table:table-cell>
        </table:table-row>
        <table:table-row table:style-name="ro1">
          <table:table-cell office:value-type="float" office:value="0.11175708" calcext:value-type="float">
            <text:p>0.11175708</text:p>
          </table:table-cell>
          <table:table-cell office:value-type="float" office:value="8.947979" calcext:value-type="float">
            <text:p>8.947979</text:p>
          </table:table-cell>
          <table:table-cell table:formula="of:=[.C180]+[.A181]" office:value-type="float" office:value="25.207293981" calcext:value-type="float">
            <text:p>25.207293981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181]+[.A182]" office:value-type="float" office:value="25.310155051" calcext:value-type="float">
            <text:p>25.310155051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182]+[.A183]" office:value-type="float" office:value="25.407934861" calcext:value-type="float">
            <text:p>25.407934861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183]+[.A184]" office:value-type="float" office:value="25.503990406" calcext:value-type="float">
            <text:p>25.503990406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184]+[.A185]" office:value-type="float" office:value="25.599984916" calcext:value-type="float">
            <text:p>25.599984916</text:p>
          </table:table-cell>
        </table:table-row>
        <table:table-row table:style-name="ro1">
          <table:table-cell office:value-type="float" office:value="0.09816129" calcext:value-type="float">
            <text:p>0.09816129</text:p>
          </table:table-cell>
          <table:table-cell office:value-type="float" office:value="10.187315" calcext:value-type="float">
            <text:p>10.187315</text:p>
          </table:table-cell>
          <table:table-cell table:formula="of:=[.C185]+[.A186]" office:value-type="float" office:value="25.698146206" calcext:value-type="float">
            <text:p>25.698146206</text:p>
          </table:table-cell>
        </table:table-row>
        <table:table-row table:style-name="ro1">
          <table:table-cell office:value-type="float" office:value="0.102327004" calcext:value-type="float">
            <text:p>0.102327004</text:p>
          </table:table-cell>
          <table:table-cell office:value-type="float" office:value="9.772591" calcext:value-type="float">
            <text:p>9.772591</text:p>
          </table:table-cell>
          <table:table-cell table:formula="of:=[.C186]+[.A187]" office:value-type="float" office:value="25.80047321" calcext:value-type="float">
            <text:p>25.80047321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187]+[.A188]" office:value-type="float" office:value="25.90595883" calcext:value-type="float">
            <text:p>25.90595883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188]+[.A189]" office:value-type="float" office:value="26.012771985" calcext:value-type="float">
            <text:p>26.012771985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189]+[.A190]" office:value-type="float" office:value="26.11816605" calcext:value-type="float">
            <text:p>26.11816605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190]+[.A191]" office:value-type="float" office:value="26.21915026" calcext:value-type="float">
            <text:p>26.21915026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191]+[.A192]" office:value-type="float" office:value="26.31812028" calcext:value-type="float">
            <text:p>26.31812028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192]+[.A193]" office:value-type="float" office:value="26.416922444" calcext:value-type="float">
            <text:p>26.416922444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193]+[.A194]" office:value-type="float" office:value="26.516792744" calcext:value-type="float">
            <text:p>26.516792744</text:p>
          </table:table-cell>
        </table:table-row>
        <table:table-row table:style-name="ro1">
          <table:table-cell office:value-type="float" office:value="0.10177767" calcext:value-type="float">
            <text:p>0.10177767</text:p>
          </table:table-cell>
          <table:table-cell office:value-type="float" office:value="9.825337" calcext:value-type="float">
            <text:p>9.825337</text:p>
          </table:table-cell>
          <table:table-cell table:formula="of:=[.C194]+[.A195]" office:value-type="float" office:value="26.618570414" calcext:value-type="float">
            <text:p>26.618570414</text:p>
          </table:table-cell>
        </table:table-row>
        <table:table-row table:style-name="ro1">
          <table:table-cell office:value-type="float" office:value="0.10287633" calcext:value-type="float">
            <text:p>0.10287633</text:p>
          </table:table-cell>
          <table:table-cell office:value-type="float" office:value="9.720409" calcext:value-type="float">
            <text:p>9.720409</text:p>
          </table:table-cell>
          <table:table-cell table:formula="of:=[.C195]+[.A196]" office:value-type="float" office:value="26.721446744" calcext:value-type="float">
            <text:p>26.721446744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196]+[.A197]" office:value-type="float" office:value="26.823819524" calcext:value-type="float">
            <text:p>26.823819524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197]+[.A198]" office:value-type="float" office:value="26.924910544" calcext:value-type="float">
            <text:p>26.924910544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198]+[.A199]" office:value-type="float" office:value="27.025147054" calcext:value-type="float">
            <text:p>27.025147054</text:p>
          </table:table-cell>
        </table:table-row>
        <table:table-row table:style-name="ro1">
          <table:table-cell office:value-type="float" office:value="0.10092317" calcext:value-type="float">
            <text:p>0.10092317</text:p>
          </table:table-cell>
          <table:table-cell office:value-type="float" office:value="9.908527" calcext:value-type="float">
            <text:p>9.908527</text:p>
          </table:table-cell>
          <table:table-cell table:formula="of:=[.C199]+[.A200]" office:value-type="float" office:value="27.126070224" calcext:value-type="float">
            <text:p>27.126070224</text:p>
          </table:table-cell>
        </table:table-row>
        <table:table-row table:style-name="ro1">
          <table:table-cell office:value-type="float" office:value="0.102677956" calcext:value-type="float">
            <text:p>0.102677956</text:p>
          </table:table-cell>
          <table:table-cell office:value-type="float" office:value="9.739188" calcext:value-type="float">
            <text:p>9.739188</text:p>
          </table:table-cell>
          <table:table-cell table:formula="of:=[.C200]+[.A201]" office:value-type="float" office:value="27.22874818" calcext:value-type="float">
            <text:p>27.22874818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201]+[.A202]" office:value-type="float" office:value="27.33299782" calcext:value-type="float">
            <text:p>27.33299782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02]+[.A203]" office:value-type="float" office:value="27.43736953" calcext:value-type="float">
            <text:p>27.43736953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9.661654" calcext:value-type="float">
            <text:p>9.661654</text:p>
          </table:table-cell>
          <table:table-cell table:formula="of:=[.C203]+[.A204]" office:value-type="float" office:value="27.540871476" calcext:value-type="float">
            <text:p>27.540871476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04]+[.A205]" office:value-type="float" office:value="27.642328716" calcext:value-type="float">
            <text:p>27.642328716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205]+[.A206]" office:value-type="float" office:value="27.742672046" calcext:value-type="float">
            <text:p>27.742672046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06]+[.A207]" office:value-type="float" office:value="27.843518926" calcext:value-type="float">
            <text:p>27.843518926</text:p>
          </table:table-cell>
        </table:table-row>
        <table:table-row table:style-name="ro1">
          <table:table-cell office:value-type="float" office:value="0.1020676" calcext:value-type="float">
            <text:p>0.1020676</text:p>
          </table:table-cell>
          <table:table-cell office:value-type="float" office:value="9.797428" calcext:value-type="float">
            <text:p>9.797428</text:p>
          </table:table-cell>
          <table:table-cell table:formula="of:=[.C207]+[.A208]" office:value-type="float" office:value="27.945586526" calcext:value-type="float">
            <text:p>27.945586526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208]+[.A209]" office:value-type="float" office:value="28.047928786" calcext:value-type="float">
            <text:p>28.047928786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209]+[.A210]" office:value-type="float" office:value="28.149035066" calcext:value-type="float">
            <text:p>28.149035066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210]+[.A211]" office:value-type="float" office:value="28.248523891" calcext:value-type="float">
            <text:p>28.248523891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211]+[.A212]" office:value-type="float" office:value="28.347371831" calcext:value-type="float">
            <text:p>28.347371831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212]+[.A213]" office:value-type="float" office:value="28.446952211" calcext:value-type="float">
            <text:p>28.446952211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213]+[.A214]" office:value-type="float" office:value="28.548058491" calcext:value-type="float">
            <text:p>28.548058491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14]+[.A215]" office:value-type="float" office:value="28.649515731" calcext:value-type="float">
            <text:p>28.649515731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215]+[.A216]" office:value-type="float" office:value="28.749859061" calcext:value-type="float">
            <text:p>28.749859061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216]+[.A217]" office:value-type="float" office:value="28.848798561" calcext:value-type="float">
            <text:p>28.848798561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217]+[.A218]" office:value-type="float" office:value="28.947646501" calcext:value-type="float">
            <text:p>28.947646501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218]+[.A219]" office:value-type="float" office:value="29.047516801" calcext:value-type="float">
            <text:p>29.047516801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219]+[.A220]" office:value-type="float" office:value="29.148928261" calcext:value-type="float">
            <text:p>29.148928261</text:p>
          </table:table-cell>
        </table:table-row>
        <table:table-row table:style-name="ro1">
          <table:table-cell office:value-type="float" office:value="0.10156405" calcext:value-type="float">
            <text:p>0.10156405</text:p>
          </table:table-cell>
          <table:table-cell office:value-type="float" office:value="9.846004" calcext:value-type="float">
            <text:p>9.846004</text:p>
          </table:table-cell>
          <table:table-cell table:formula="of:=[.C220]+[.A221]" office:value-type="float" office:value="29.250492311" calcext:value-type="float">
            <text:p>29.250492311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221]+[.A222]" office:value-type="float" office:value="29.351140821" calcext:value-type="float">
            <text:p>29.351140821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222]+[.A223]" office:value-type="float" office:value="29.450705941" calcext:value-type="float">
            <text:p>29.450705941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223]+[.A224]" office:value-type="float" office:value="29.550530461" calcext:value-type="float">
            <text:p>29.550530461</text:p>
          </table:table-cell>
        </table:table-row>
        <table:table-row table:style-name="ro1">
          <table:table-cell office:value-type="float" office:value="0.10130464" calcext:value-type="float">
            <text:p>0.10130464</text:p>
          </table:table-cell>
          <table:table-cell office:value-type="float" office:value="9.871216" calcext:value-type="float">
            <text:p>9.871216</text:p>
          </table:table-cell>
          <table:table-cell table:formula="of:=[.C224]+[.A225]" office:value-type="float" office:value="29.651835101" calcext:value-type="float">
            <text:p>29.651835101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225]+[.A226]" office:value-type="float" office:value="29.755016601" calcext:value-type="float">
            <text:p>29.755016601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226]+[.A227]" office:value-type="float" office:value="29.858884765" calcext:value-type="float">
            <text:p>29.858884765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227]+[.A228]" office:value-type="float" office:value="29.961745835" calcext:value-type="float">
            <text:p>29.961745835</text:p>
          </table:table-cell>
        </table:table-row>
        <table:table-row table:style-name="ro1">
          <table:table-cell office:value-type="float" office:value="0.09848173" calcext:value-type="float">
            <text:p>0.09848173</text:p>
          </table:table-cell>
          <table:table-cell office:value-type="float" office:value="10.154167" calcext:value-type="float">
            <text:p>10.154167</text:p>
          </table:table-cell>
          <table:table-cell table:formula="of:=[.C228]+[.A229]" office:value-type="float" office:value="30.060227565" calcext:value-type="float">
            <text:p>30.060227565</text:p>
          </table:table-cell>
        </table:table-row>
        <table:table-row table:style-name="ro1">
          <table:table-cell office:value-type="float" office:value="0.09217975" calcext:value-type="float">
            <text:p>0.09217975</text:p>
          </table:table-cell>
          <table:table-cell office:value-type="float" office:value="10.848369" calcext:value-type="float">
            <text:p>10.848369</text:p>
          </table:table-cell>
          <table:table-cell table:formula="of:=[.C229]+[.A230]" office:value-type="float" office:value="30.152407315" calcext:value-type="float">
            <text:p>30.152407315</text:p>
          </table:table-cell>
        </table:table-row>
        <table:table-row table:style-name="ro1">
          <table:table-cell office:value-type="float" office:value="0.08996719" calcext:value-type="float">
            <text:p>0.08996719</text:p>
          </table:table-cell>
          <table:table-cell office:value-type="float" office:value="11.115163" calcext:value-type="float">
            <text:p>11.115163</text:p>
          </table:table-cell>
          <table:table-cell table:formula="of:=[.C230]+[.A231]" office:value-type="float" office:value="30.242374505" calcext:value-type="float">
            <text:p>30.242374505</text:p>
          </table:table-cell>
        </table:table-row>
        <table:table-row table:style-name="ro1">
          <table:table-cell office:value-type="float" office:value="0.09079118" calcext:value-type="float">
            <text:p>0.09079118</text:p>
          </table:table-cell>
          <table:table-cell office:value-type="float" office:value="11.014285" calcext:value-type="float">
            <text:p>11.014285</text:p>
          </table:table-cell>
          <table:table-cell table:formula="of:=[.C231]+[.A232]" office:value-type="float" office:value="30.333165685" calcext:value-type="float">
            <text:p>30.333165685</text:p>
          </table:table-cell>
        </table:table-row>
        <table:table-row table:style-name="ro1">
          <table:table-cell office:value-type="float" office:value="0.0917525" calcext:value-type="float">
            <text:p>0.0917525</text:p>
          </table:table-cell>
          <table:table-cell office:value-type="float" office:value="10.898886" calcext:value-type="float">
            <text:p>10.898886</text:p>
          </table:table-cell>
          <table:table-cell table:formula="of:=[.C232]+[.A233]" office:value-type="float" office:value="30.424918185" calcext:value-type="float">
            <text:p>30.424918185</text:p>
          </table:table-cell>
        </table:table-row>
        <table:table-row table:style-name="ro1">
          <table:table-cell office:value-type="float" office:value="0.09256123" calcext:value-type="float">
            <text:p>0.09256123</text:p>
          </table:table-cell>
          <table:table-cell office:value-type="float" office:value="10.80366" calcext:value-type="float">
            <text:p>10.80366</text:p>
          </table:table-cell>
          <table:table-cell table:formula="of:=[.C233]+[.A234]" office:value-type="float" office:value="30.517479415" calcext:value-type="float">
            <text:p>30.517479415</text:p>
          </table:table-cell>
        </table:table-row>
        <table:table-row table:style-name="ro1">
          <table:table-cell office:value-type="float" office:value="0.09340047" calcext:value-type="float">
            <text:p>0.09340047</text:p>
          </table:table-cell>
          <table:table-cell office:value-type="float" office:value="10.706584" calcext:value-type="float">
            <text:p>10.706584</text:p>
          </table:table-cell>
          <table:table-cell table:formula="of:=[.C234]+[.A235]" office:value-type="float" office:value="30.610879885" calcext:value-type="float">
            <text:p>30.610879885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235]+[.A236]" office:value-type="float" office:value="30.705134865" calcext:value-type="float">
            <text:p>30.705134865</text:p>
          </table:table-cell>
        </table:table-row>
        <table:table-row table:style-name="ro1">
          <table:table-cell office:value-type="float" office:value="0.0952163" calcext:value-type="float">
            <text:p>0.0952163</text:p>
          </table:table-cell>
          <table:table-cell office:value-type="float" office:value="10.502404" calcext:value-type="float">
            <text:p>10.502404</text:p>
          </table:table-cell>
          <table:table-cell table:formula="of:=[.C236]+[.A237]" office:value-type="float" office:value="30.800351165" calcext:value-type="float">
            <text:p>30.800351165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237]+[.A238]" office:value-type="float" office:value="30.896376195" calcext:value-type="float">
            <text:p>30.896376195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238]+[.A239]" office:value-type="float" office:value="30.993332025" calcext:value-type="float">
            <text:p>30.993332025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239]+[.A240]" office:value-type="float" office:value="31.091020285" calcext:value-type="float">
            <text:p>31.091020285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240]+[.A241]" office:value-type="float" office:value="31.189349419" calcext:value-type="float">
            <text:p>31.189349419</text:p>
          </table:table-cell>
        </table:table-row>
        <table:table-row table:style-name="ro1">
          <table:table-cell office:value-type="float" office:value="0.098405436" calcext:value-type="float">
            <text:p>0.098405436</text:p>
          </table:table-cell>
          <table:table-cell office:value-type="float" office:value="10.16204" calcext:value-type="float">
            <text:p>10.16204</text:p>
          </table:table-cell>
          <table:table-cell table:formula="of:=[.C241]+[.A242]" office:value-type="float" office:value="31.287754855" calcext:value-type="float">
            <text:p>31.287754855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242]+[.A243]" office:value-type="float" office:value="31.385519405" calcext:value-type="float">
            <text:p>31.385519405</text:p>
          </table:table-cell>
        </table:table-row>
        <table:table-row table:style-name="ro1">
          <table:table-cell office:value-type="float" office:value="0.09620813" calcext:value-type="float">
            <text:p>0.09620813</text:p>
          </table:table-cell>
          <table:table-cell office:value-type="float" office:value="10.394132" calcext:value-type="float">
            <text:p>10.394132</text:p>
          </table:table-cell>
          <table:table-cell table:formula="of:=[.C243]+[.A244]" office:value-type="float" office:value="31.481727535" calcext:value-type="float">
            <text:p>31.481727535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244]+[.A245]" office:value-type="float" office:value="31.576898055" calcext:value-type="float">
            <text:p>31.576898055</text:p>
          </table:table-cell>
        </table:table-row>
        <table:table-row table:style-name="ro1">
          <table:table-cell office:value-type="float" office:value="0.0952163" calcext:value-type="float">
            <text:p>0.0952163</text:p>
          </table:table-cell>
          <table:table-cell office:value-type="float" office:value="10.502404" calcext:value-type="float">
            <text:p>10.502404</text:p>
          </table:table-cell>
          <table:table-cell table:formula="of:=[.C245]+[.A246]" office:value-type="float" office:value="31.672114355" calcext:value-type="float">
            <text:p>31.672114355</text:p>
          </table:table-cell>
        </table:table-row>
        <table:table-row table:style-name="ro1">
          <table:table-cell office:value-type="float" office:value="0.09567407" calcext:value-type="float">
            <text:p>0.09567407</text:p>
          </table:table-cell>
          <table:table-cell office:value-type="float" office:value="10.452153" calcext:value-type="float">
            <text:p>10.452153</text:p>
          </table:table-cell>
          <table:table-cell table:formula="of:=[.C246]+[.A247]" office:value-type="float" office:value="31.767788425" calcext:value-type="float">
            <text:p>31.767788425</text:p>
          </table:table-cell>
        </table:table-row>
        <table:table-row table:style-name="ro1">
          <table:table-cell office:value-type="float" office:value="0.0953994" calcext:value-type="float">
            <text:p>0.0953994</text:p>
          </table:table-cell>
          <table:table-cell office:value-type="float" office:value="10.482246" calcext:value-type="float">
            <text:p>10.482246</text:p>
          </table:table-cell>
          <table:table-cell table:formula="of:=[.C247]+[.A248]" office:value-type="float" office:value="31.863187825" calcext:value-type="float">
            <text:p>31.863187825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248]+[.A249]" office:value-type="float" office:value="31.957717465" calcext:value-type="float">
            <text:p>31.957717465</text:p>
          </table:table-cell>
        </table:table-row>
        <table:table-row table:style-name="ro1">
          <table:table-cell office:value-type="float" office:value="0.09408713" calcext:value-type="float">
            <text:p>0.09408713</text:p>
          </table:table-cell>
          <table:table-cell office:value-type="float" office:value="10.628446" calcext:value-type="float">
            <text:p>10.628446</text:p>
          </table:table-cell>
          <table:table-cell table:formula="of:=[.C249]+[.A250]" office:value-type="float" office:value="32.051804595" calcext:value-type="float">
            <text:p>32.051804595</text:p>
          </table:table-cell>
        </table:table-row>
        <table:table-row table:style-name="ro1">
          <table:table-cell office:value-type="float" office:value="0.0944686" calcext:value-type="float">
            <text:p>0.0944686</text:p>
          </table:table-cell>
          <table:table-cell office:value-type="float" office:value="10.585527" calcext:value-type="float">
            <text:p>10.585527</text:p>
          </table:table-cell>
          <table:table-cell table:formula="of:=[.C250]+[.A251]" office:value-type="float" office:value="32.146273195" calcext:value-type="float">
            <text:p>32.146273195</text:p>
          </table:table-cell>
        </table:table-row>
        <table:table-row table:style-name="ro1">
          <table:table-cell office:value-type="float" office:value="0.09474327" calcext:value-type="float">
            <text:p>0.09474327</text:p>
          </table:table-cell>
          <table:table-cell office:value-type="float" office:value="10.554839" calcext:value-type="float">
            <text:p>10.554839</text:p>
          </table:table-cell>
          <table:table-cell table:formula="of:=[.C251]+[.A252]" office:value-type="float" office:value="32.241016465" calcext:value-type="float">
            <text:p>32.241016465</text:p>
          </table:table-cell>
        </table:table-row>
        <table:table-row table:style-name="ro1">
          <table:table-cell office:value-type="float" office:value="0.09422446" calcext:value-type="float">
            <text:p>0.09422446</text:p>
          </table:table-cell>
          <table:table-cell office:value-type="float" office:value="10.612955" calcext:value-type="float">
            <text:p>10.612955</text:p>
          </table:table-cell>
          <table:table-cell table:formula="of:=[.C252]+[.A253]" office:value-type="float" office:value="32.335240925" calcext:value-type="float">
            <text:p>32.335240925</text:p>
          </table:table-cell>
        </table:table-row>
        <table:table-row table:style-name="ro1">
          <table:table-cell office:value-type="float" office:value="0.09329366" calcext:value-type="float">
            <text:p>0.09329366</text:p>
          </table:table-cell>
          <table:table-cell office:value-type="float" office:value="10.7188425" calcext:value-type="float">
            <text:p>10.7188425</text:p>
          </table:table-cell>
          <table:table-cell table:formula="of:=[.C253]+[.A254]" office:value-type="float" office:value="32.428534585" calcext:value-type="float">
            <text:p>32.428534585</text:p>
          </table:table-cell>
        </table:table-row>
        <table:table-row table:style-name="ro1">
          <table:table-cell office:value-type="float" office:value="0.093217365" calcext:value-type="float">
            <text:p>0.093217365</text:p>
          </table:table-cell>
          <table:table-cell office:value-type="float" office:value="10.727615" calcext:value-type="float">
            <text:p>10.727615</text:p>
          </table:table-cell>
          <table:table-cell table:formula="of:=[.C254]+[.A255]" office:value-type="float" office:value="32.52175195" calcext:value-type="float">
            <text:p>32.52175195</text:p>
          </table:table-cell>
        </table:table-row>
        <table:table-row table:style-name="ro1">
          <table:table-cell office:value-type="float" office:value="0.09372091" calcext:value-type="float">
            <text:p>0.09372091</text:p>
          </table:table-cell>
          <table:table-cell office:value-type="float" office:value="10.669977" calcext:value-type="float">
            <text:p>10.669977</text:p>
          </table:table-cell>
          <table:table-cell table:formula="of:=[.C255]+[.A256]" office:value-type="float" office:value="32.61547286" calcext:value-type="float">
            <text:p>32.61547286</text:p>
          </table:table-cell>
        </table:table-row>
        <table:table-row table:style-name="ro1">
          <table:table-cell office:value-type="float" office:value="0.09425498" calcext:value-type="float">
            <text:p>0.09425498</text:p>
          </table:table-cell>
          <table:table-cell office:value-type="float" office:value="10.609519" calcext:value-type="float">
            <text:p>10.609519</text:p>
          </table:table-cell>
          <table:table-cell table:formula="of:=[.C256]+[.A257]" office:value-type="float" office:value="32.70972784" calcext:value-type="float">
            <text:p>32.70972784</text:p>
          </table:table-cell>
        </table:table-row>
        <table:table-row table:style-name="ro1">
          <table:table-cell office:value-type="float" office:value="0.093827724" calcext:value-type="float">
            <text:p>0.093827724</text:p>
          </table:table-cell>
          <table:table-cell office:value-type="float" office:value="10.65783" calcext:value-type="float">
            <text:p>10.65783</text:p>
          </table:table-cell>
          <table:table-cell table:formula="of:=[.C257]+[.A258]" office:value-type="float" office:value="32.803555564" calcext:value-type="float">
            <text:p>32.803555564</text:p>
          </table:table-cell>
        </table:table-row>
        <table:table-row table:style-name="ro1">
          <table:table-cell office:value-type="float" office:value="0.09250019" calcext:value-type="float">
            <text:p>0.09250019</text:p>
          </table:table-cell>
          <table:table-cell office:value-type="float" office:value="10.810788" calcext:value-type="float">
            <text:p>10.810788</text:p>
          </table:table-cell>
          <table:table-cell table:formula="of:=[.C258]+[.A259]" office:value-type="float" office:value="32.896055754" calcext:value-type="float">
            <text:p>32.896055754</text:p>
          </table:table-cell>
        </table:table-row>
        <table:table-row table:style-name="ro1">
          <table:table-cell office:value-type="float" office:value="0.092271306" calcext:value-type="float">
            <text:p>0.092271306</text:p>
          </table:table-cell>
          <table:table-cell office:value-type="float" office:value="10.837605" calcext:value-type="float">
            <text:p>10.837605</text:p>
          </table:table-cell>
          <table:table-cell table:formula="of:=[.C259]+[.A260]" office:value-type="float" office:value="32.98832706" calcext:value-type="float">
            <text:p>32.98832706</text:p>
          </table:table-cell>
        </table:table-row>
        <table:table-row table:style-name="ro1">
          <table:table-cell office:value-type="float" office:value="0.09312581" calcext:value-type="float">
            <text:p>0.09312581</text:p>
          </table:table-cell>
          <table:table-cell office:value-type="float" office:value="10.738162" calcext:value-type="float">
            <text:p>10.738162</text:p>
          </table:table-cell>
          <table:table-cell table:formula="of:=[.C260]+[.A261]" office:value-type="float" office:value="33.08145287" calcext:value-type="float">
            <text:p>33.08145287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261]+[.A262]" office:value-type="float" office:value="33.17557052" calcext:value-type="float">
            <text:p>33.17557052</text:p>
          </table:table-cell>
        </table:table-row>
        <table:table-row table:style-name="ro1">
          <table:table-cell office:value-type="float" office:value="0.09427024" calcext:value-type="float">
            <text:p>0.09427024</text:p>
          </table:table-cell>
          <table:table-cell office:value-type="float" office:value="10.607801" calcext:value-type="float">
            <text:p>10.607801</text:p>
          </table:table-cell>
          <table:table-cell table:formula="of:=[.C262]+[.A263]" office:value-type="float" office:value="33.26984076" calcext:value-type="float">
            <text:p>33.26984076</text:p>
          </table:table-cell>
        </table:table-row>
        <table:table-row table:style-name="ro1">
          <table:table-cell office:value-type="float" office:value="0.09350729" calcext:value-type="float">
            <text:p>0.09350729</text:p>
          </table:table-cell>
          <table:table-cell office:value-type="float" office:value="10.694353" calcext:value-type="float">
            <text:p>10.694353</text:p>
          </table:table-cell>
          <table:table-cell table:formula="of:=[.C263]+[.A264]" office:value-type="float" office:value="33.36334805" calcext:value-type="float">
            <text:p>33.36334805</text:p>
          </table:table-cell>
        </table:table-row>
        <table:table-row table:style-name="ro1">
          <table:table-cell office:value-type="float" office:value="0.09315633" calcext:value-type="float">
            <text:p>0.09315633</text:p>
          </table:table-cell>
          <table:table-cell office:value-type="float" office:value="10.734644" calcext:value-type="float">
            <text:p>10.734644</text:p>
          </table:table-cell>
          <table:table-cell table:formula="of:=[.C264]+[.A265]" office:value-type="float" office:value="33.45650438" calcext:value-type="float">
            <text:p>33.45650438</text:p>
          </table:table-cell>
        </table:table-row>
        <table:table-row table:style-name="ro1">
          <table:table-cell office:value-type="float" office:value="0.09407187" calcext:value-type="float">
            <text:p>0.09407187</text:p>
          </table:table-cell>
          <table:table-cell office:value-type="float" office:value="10.63017" calcext:value-type="float">
            <text:p>10.63017</text:p>
          </table:table-cell>
          <table:table-cell table:formula="of:=[.C265]+[.A266]" office:value-type="float" office:value="33.55057625" calcext:value-type="float">
            <text:p>33.55057625</text:p>
          </table:table-cell>
        </table:table-row>
        <table:table-row table:style-name="ro1">
          <table:table-cell office:value-type="float" office:value="0.09564355" calcext:value-type="float">
            <text:p>0.09564355</text:p>
          </table:table-cell>
          <table:table-cell office:value-type="float" office:value="10.455488" calcext:value-type="float">
            <text:p>10.455488</text:p>
          </table:table-cell>
          <table:table-cell table:formula="of:=[.C266]+[.A267]" office:value-type="float" office:value="33.6462198" calcext:value-type="float">
            <text:p>33.6462198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267]+[.A268]" office:value-type="float" office:value="33.743007774" calcext:value-type="float">
            <text:p>33.743007774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268]+[.A269]" office:value-type="float" office:value="33.839734714" calcext:value-type="float">
            <text:p>33.839734714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269]+[.A270]" office:value-type="float" office:value="33.934355914" calcext:value-type="float">
            <text:p>33.934355914</text:p>
          </table:table-cell>
        </table:table-row>
        <table:table-row table:style-name="ro1">
          <table:table-cell office:value-type="float" office:value="0.09353781" calcext:value-type="float">
            <text:p>0.09353781</text:p>
          </table:table-cell>
          <table:table-cell office:value-type="float" office:value="10.690865" calcext:value-type="float">
            <text:p>10.690865</text:p>
          </table:table-cell>
          <table:table-cell table:formula="of:=[.C270]+[.A271]" office:value-type="float" office:value="34.027893724" calcext:value-type="float">
            <text:p>34.027893724</text:p>
          </table:table-cell>
        </table:table-row>
        <table:table-row table:style-name="ro1">
          <table:table-cell office:value-type="float" office:value="0.094499126" calcext:value-type="float">
            <text:p>0.094499126</text:p>
          </table:table-cell>
          <table:table-cell office:value-type="float" office:value="10.582108" calcext:value-type="float">
            <text:p>10.582108</text:p>
          </table:table-cell>
          <table:table-cell table:formula="of:=[.C271]+[.A272]" office:value-type="float" office:value="34.12239285" calcext:value-type="float">
            <text:p>34.12239285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272]+[.A273]" office:value-type="float" office:value="34.21907401" calcext:value-type="float">
            <text:p>34.21907401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273]+[.A274]" office:value-type="float" office:value="34.316655456" calcext:value-type="float">
            <text:p>34.316655456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274]+[.A275]" office:value-type="float" office:value="34.413061956" calcext:value-type="float">
            <text:p>34.413061956</text:p>
          </table:table-cell>
        </table:table-row>
        <table:table-row table:style-name="ro1">
          <table:table-cell office:value-type="float" office:value="0.095582515" calcext:value-type="float">
            <text:p>0.095582515</text:p>
          </table:table-cell>
          <table:table-cell office:value-type="float" office:value="10.462165" calcext:value-type="float">
            <text:p>10.462165</text:p>
          </table:table-cell>
          <table:table-cell table:formula="of:=[.C275]+[.A276]" office:value-type="float" office:value="34.508644471" calcext:value-type="float">
            <text:p>34.508644471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276]+[.A277]" office:value-type="float" office:value="34.605508741" calcext:value-type="float">
            <text:p>34.605508741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277]+[.A278]" office:value-type="float" office:value="34.704707641" calcext:value-type="float">
            <text:p>34.704707641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78]+[.A279]" office:value-type="float" office:value="34.805157781" calcext:value-type="float">
            <text:p>34.805157781</text:p>
          </table:table-cell>
        </table:table-row>
        <table:table-row table:style-name="ro1">
          <table:table-cell office:value-type="float" office:value="0.09930571" calcext:value-type="float">
            <text:p>0.09930571</text:p>
          </table:table-cell>
          <table:table-cell office:value-type="float" office:value="10.069915" calcext:value-type="float">
            <text:p>10.069915</text:p>
          </table:table-cell>
          <table:table-cell table:formula="of:=[.C279]+[.A280]" office:value-type="float" office:value="34.904463491" calcext:value-type="float">
            <text:p>34.904463491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280]+[.A281]" office:value-type="float" office:value="35.001709236" calcext:value-type="float">
            <text:p>35.001709236</text:p>
          </table:table-cell>
        </table:table-row>
        <table:table-row table:style-name="ro1">
          <table:table-cell office:value-type="float" office:value="0.09564355" calcext:value-type="float">
            <text:p>0.09564355</text:p>
          </table:table-cell>
          <table:table-cell office:value-type="float" office:value="10.455488" calcext:value-type="float">
            <text:p>10.455488</text:p>
          </table:table-cell>
          <table:table-cell table:formula="of:=[.C281]+[.A282]" office:value-type="float" office:value="35.097352786" calcext:value-type="float">
            <text:p>35.097352786</text:p>
          </table:table-cell>
        </table:table-row>
        <table:table-row table:style-name="ro1">
          <table:table-cell office:value-type="float" office:value="0.09637598" calcext:value-type="float">
            <text:p>0.09637598</text:p>
          </table:table-cell>
          <table:table-cell office:value-type="float" office:value="10.376029" calcext:value-type="float">
            <text:p>10.376029</text:p>
          </table:table-cell>
          <table:table-cell table:formula="of:=[.C282]+[.A283]" office:value-type="float" office:value="35.193728766" calcext:value-type="float">
            <text:p>35.193728766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283]+[.A284]" office:value-type="float" office:value="35.292286786" calcext:value-type="float">
            <text:p>35.292286786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284]+[.A285]" office:value-type="float" office:value="35.392019751" calcext:value-type="float">
            <text:p>35.392019751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285]+[.A286]" office:value-type="float" office:value="35.491249171" calcext:value-type="float">
            <text:p>35.491249171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286]+[.A287]" office:value-type="float" office:value="35.589517271" calcext:value-type="float">
            <text:p>35.589517271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287]+[.A288]" office:value-type="float" office:value="35.687098717" calcext:value-type="float">
            <text:p>35.687098717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288]+[.A289]" office:value-type="float" office:value="35.784466533" calcext:value-type="float">
            <text:p>35.784466533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289]+[.A290]" office:value-type="float" office:value="35.882475233" calcext:value-type="float">
            <text:p>35.882475233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290]+[.A291]" office:value-type="float" office:value="35.979690463" calcext:value-type="float">
            <text:p>35.979690463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291]+[.A292]" office:value-type="float" office:value="36.075639193" calcext:value-type="float">
            <text:p>36.075639193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292]+[.A293]" office:value-type="float" office:value="36.171435333" calcext:value-type="float">
            <text:p>36.171435333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293]+[.A294]" office:value-type="float" office:value="36.269276179" calcext:value-type="float">
            <text:p>36.269276179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294]+[.A295]" office:value-type="float" office:value="36.368871815" calcext:value-type="float">
            <text:p>36.368871815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295]+[.A296]" office:value-type="float" office:value="36.469108325" calcext:value-type="float">
            <text:p>36.469108325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96]+[.A297]" office:value-type="float" office:value="36.57061134" calcext:value-type="float">
            <text:p>36.57061134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297]+[.A298]" office:value-type="float" office:value="36.67290783" calcext:value-type="float">
            <text:p>36.67290783</text:p>
          </table:table-cell>
        </table:table-row>
        <table:table-row table:style-name="ro1">
          <table:table-cell office:value-type="float" office:value="0.101625085" calcext:value-type="float">
            <text:p>0.101625085</text:p>
          </table:table-cell>
          <table:table-cell office:value-type="float" office:value="9.84009" calcext:value-type="float">
            <text:p>9.84009</text:p>
          </table:table-cell>
          <table:table-cell table:formula="of:=[.C298]+[.A299]" office:value-type="float" office:value="36.774532915" calcext:value-type="float">
            <text:p>36.774532915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299]+[.A300]" office:value-type="float" office:value="36.87486098" calcext:value-type="float">
            <text:p>36.87486098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300]+[.A301]" office:value-type="float" office:value="36.97463972" calcext:value-type="float">
            <text:p>36.97463972</text:p>
          </table:table-cell>
        </table:table-row>
        <table:table-row table:style-name="ro1">
          <table:table-cell office:value-type="float" office:value="0.10028229" calcext:value-type="float">
            <text:p>0.10028229</text:p>
          </table:table-cell>
          <table:table-cell office:value-type="float" office:value="9.97185" calcext:value-type="float">
            <text:p>9.97185</text:p>
          </table:table-cell>
          <table:table-cell table:formula="of:=[.C301]+[.A302]" office:value-type="float" office:value="37.07492201" calcext:value-type="float">
            <text:p>37.07492201</text:p>
          </table:table-cell>
        </table:table-row>
        <table:table-row table:style-name="ro1">
          <table:table-cell office:value-type="float" office:value="0.10098421" calcext:value-type="float">
            <text:p>0.10098421</text:p>
          </table:table-cell>
          <table:table-cell office:value-type="float" office:value="9.902538" calcext:value-type="float">
            <text:p>9.902538</text:p>
          </table:table-cell>
          <table:table-cell table:formula="of:=[.C302]+[.A303]" office:value-type="float" office:value="37.17590622" calcext:value-type="float">
            <text:p>37.17590622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303]+[.A304]" office:value-type="float" office:value="37.27655473" calcext:value-type="float">
            <text:p>37.27655473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304]+[.A305]" office:value-type="float" office:value="37.37593674" calcext:value-type="float">
            <text:p>37.37593674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305]+[.A306]" office:value-type="float" office:value="37.47527297" calcext:value-type="float">
            <text:p>37.47527297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306]+[.A307]" office:value-type="float" office:value="37.57558578" calcext:value-type="float">
            <text:p>37.57558578</text:p>
          </table:table-cell>
        </table:table-row>
        <table:table-row table:style-name="ro1">
          <table:table-cell office:value-type="float" office:value="0.101289384" calcext:value-type="float">
            <text:p>0.101289384</text:p>
          </table:table-cell>
          <table:table-cell office:value-type="float" office:value="9.872704" calcext:value-type="float">
            <text:p>9.872704</text:p>
          </table:table-cell>
          <table:table-cell table:formula="of:=[.C307]+[.A308]" office:value-type="float" office:value="37.676875164" calcext:value-type="float">
            <text:p>37.676875164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308]+[.A309]" office:value-type="float" office:value="37.777752564" calcext:value-type="float">
            <text:p>37.777752564</text:p>
          </table:table-cell>
        </table:table-row>
        <table:table-row table:style-name="ro1">
          <table:table-cell office:value-type="float" office:value="0.09944305" calcext:value-type="float">
            <text:p>0.09944305</text:p>
          </table:table-cell>
          <table:table-cell office:value-type="float" office:value="10.056007" calcext:value-type="float">
            <text:p>10.056007</text:p>
          </table:table-cell>
          <table:table-cell table:formula="of:=[.C309]+[.A310]" office:value-type="float" office:value="37.877195614" calcext:value-type="float">
            <text:p>37.877195614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310]+[.A311]" office:value-type="float" office:value="37.976455549" calcext:value-type="float">
            <text:p>37.976455549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11]+[.A312]" office:value-type="float" office:value="38.076936209" calcext:value-type="float">
            <text:p>38.076936209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312]+[.A313]" office:value-type="float" office:value="38.179431059" calcext:value-type="float">
            <text:p>38.179431059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313]+[.A314]" office:value-type="float" office:value="38.282582045" calcext:value-type="float">
            <text:p>38.282582045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314]+[.A315]" office:value-type="float" office:value="38.384954825" calcext:value-type="float">
            <text:p>38.384954825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315]+[.A316]" office:value-type="float" office:value="38.485679625" calcext:value-type="float">
            <text:p>38.485679625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316]+[.A317]" office:value-type="float" office:value="38.585946655" calcext:value-type="float">
            <text:p>38.585946655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317]+[.A318]" office:value-type="float" office:value="38.686839311" calcext:value-type="float">
            <text:p>38.686839311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318]+[.A319]" office:value-type="float" office:value="38.788861131" calcext:value-type="float">
            <text:p>38.788861131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319]+[.A320]" office:value-type="float" office:value="38.891066061" calcext:value-type="float">
            <text:p>38.891066061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320]+[.A321]" office:value-type="float" office:value="38.992523301" calcext:value-type="float">
            <text:p>38.992523301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321]+[.A322]" office:value-type="float" office:value="39.093568541" calcext:value-type="float">
            <text:p>39.093568541</text:p>
          </table:table-cell>
        </table:table-row>
        <table:table-row table:style-name="ro1">
          <table:table-cell office:value-type="float" office:value="0.101853974" calcext:value-type="float">
            <text:p>0.101853974</text:p>
          </table:table-cell>
          <table:table-cell office:value-type="float" office:value="9.817977" calcext:value-type="float">
            <text:p>9.817977</text:p>
          </table:table-cell>
          <table:table-cell table:formula="of:=[.C322]+[.A323]" office:value-type="float" office:value="39.195422515" calcext:value-type="float">
            <text:p>39.195422515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323]+[.A324]" office:value-type="float" office:value="39.299290679" calcext:value-type="float">
            <text:p>39.299290679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324]+[.A325]" office:value-type="float" office:value="39.404181199" calcext:value-type="float">
            <text:p>39.404181199</text:p>
          </table:table-cell>
        </table:table-row>
        <table:table-row table:style-name="ro1">
          <table:table-cell office:value-type="float" office:value="0.104463264" calcext:value-type="float">
            <text:p>0.104463264</text:p>
          </table:table-cell>
          <table:table-cell office:value-type="float" office:value="9.572743" calcext:value-type="float">
            <text:p>9.572743</text:p>
          </table:table-cell>
          <table:table-cell table:formula="of:=[.C325]+[.A326]" office:value-type="float" office:value="39.508644463" calcext:value-type="float">
            <text:p>39.508644463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326]+[.A327]" office:value-type="float" office:value="39.611078279" calcext:value-type="float">
            <text:p>39.611078279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327]+[.A328]" office:value-type="float" office:value="39.711803079" calcext:value-type="float">
            <text:p>39.711803079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328]+[.A329]" office:value-type="float" office:value="39.812405809" calcext:value-type="float">
            <text:p>39.812405809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329]+[.A330]" office:value-type="float" office:value="39.914610739" calcext:value-type="float">
            <text:p>39.914610739</text:p>
          </table:table-cell>
        </table:table-row>
        <table:table-row table:style-name="ro1">
          <table:table-cell office:value-type="float" office:value="0.10429542" calcext:value-type="float">
            <text:p>0.10429542</text:p>
          </table:table-cell>
          <table:table-cell office:value-type="float" office:value="9.588149" calcext:value-type="float">
            <text:p>9.588149</text:p>
          </table:table-cell>
          <table:table-cell table:formula="of:=[.C330]+[.A331]" office:value-type="float" office:value="40.018906159" calcext:value-type="float">
            <text:p>40.018906159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331]+[.A332]" office:value-type="float" office:value="40.123644089" calcext:value-type="float">
            <text:p>40.123644089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332]+[.A333]" office:value-type="float" office:value="40.227588549" calcext:value-type="float">
            <text:p>40.227588549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333]+[.A334]" office:value-type="float" office:value="40.330342799" calcext:value-type="float">
            <text:p>40.330342799</text:p>
          </table:table-cell>
        </table:table-row>
        <table:table-row table:style-name="ro1">
          <table:table-cell office:value-type="float" office:value="0.10295262" calcext:value-type="float">
            <text:p>0.10295262</text:p>
          </table:table-cell>
          <table:table-cell office:value-type="float" office:value="9.713206" calcext:value-type="float">
            <text:p>9.713206</text:p>
          </table:table-cell>
          <table:table-cell table:formula="of:=[.C334]+[.A335]" office:value-type="float" office:value="40.433295419" calcext:value-type="float">
            <text:p>40.433295419</text:p>
          </table:table-cell>
        </table:table-row>
        <table:table-row table:style-name="ro1">
          <table:table-cell office:value-type="float" office:value="0.10417334" calcext:value-type="float">
            <text:p>0.10417334</text:p>
          </table:table-cell>
          <table:table-cell office:value-type="float" office:value="9.599385" calcext:value-type="float">
            <text:p>9.599385</text:p>
          </table:table-cell>
          <table:table-cell table:formula="of:=[.C335]+[.A336]" office:value-type="float" office:value="40.537468759" calcext:value-type="float">
            <text:p>40.537468759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336]+[.A337]" office:value-type="float" office:value="40.641397959" calcext:value-type="float">
            <text:p>40.641397959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337]+[.A338]" office:value-type="float" office:value="40.743984359" calcext:value-type="float">
            <text:p>40.743984359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338]+[.A339]" office:value-type="float" office:value="40.845487374" calcext:value-type="float">
            <text:p>40.845487374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339]+[.A340]" office:value-type="float" office:value="40.947081944" calcext:value-type="float">
            <text:p>40.947081944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340]+[.A341]" office:value-type="float" office:value="41.049851454" calcext:value-type="float">
            <text:p>41.049851454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41]+[.A342]" office:value-type="float" office:value="41.153261844" calcext:value-type="float">
            <text:p>41.153261844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342]+[.A343]" office:value-type="float" office:value="41.255878764" calcext:value-type="float">
            <text:p>41.255878764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343]+[.A344]" office:value-type="float" office:value="41.357107114" calcext:value-type="float">
            <text:p>41.357107114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344]+[.A345]" office:value-type="float" office:value="41.457603034" calcext:value-type="float">
            <text:p>41.457603034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345]+[.A346]" office:value-type="float" office:value="41.558388874" calcext:value-type="float">
            <text:p>41.558388874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346]+[.A347]" office:value-type="float" office:value="41.659144194" calcext:value-type="float">
            <text:p>41.659144194</text:p>
          </table:table-cell>
        </table:table-row>
        <table:table-row table:style-name="ro1">
          <table:table-cell office:value-type="float" office:value="0.09843595" calcext:value-type="float">
            <text:p>0.09843595</text:p>
          </table:table-cell>
          <table:table-cell office:value-type="float" office:value="10.158889" calcext:value-type="float">
            <text:p>10.158889</text:p>
          </table:table-cell>
          <table:table-cell table:formula="of:=[.C347]+[.A348]" office:value-type="float" office:value="41.757580144" calcext:value-type="float">
            <text:p>41.757580144</text:p>
          </table:table-cell>
        </table:table-row>
        <table:table-row table:style-name="ro1">
          <table:table-cell office:value-type="float" office:value="0.095109485" calcext:value-type="float">
            <text:p>0.095109485</text:p>
          </table:table-cell>
          <table:table-cell office:value-type="float" office:value="10.514198" calcext:value-type="float">
            <text:p>10.514198</text:p>
          </table:table-cell>
          <table:table-cell table:formula="of:=[.C348]+[.A349]" office:value-type="float" office:value="41.852689629" calcext:value-type="float">
            <text:p>41.852689629</text:p>
          </table:table-cell>
        </table:table-row>
        <table:table-row table:style-name="ro1">
          <table:table-cell office:value-type="float" office:value="0.09170672" calcext:value-type="float">
            <text:p>0.09170672</text:p>
          </table:table-cell>
          <table:table-cell office:value-type="float" office:value="10.9043255" calcext:value-type="float">
            <text:p>10.9043255</text:p>
          </table:table-cell>
          <table:table-cell table:formula="of:=[.C349]+[.A350]" office:value-type="float" office:value="41.944396349" calcext:value-type="float">
            <text:p>41.944396349</text:p>
          </table:table-cell>
        </table:table-row>
        <table:table-row table:style-name="ro1">
          <table:table-cell office:value-type="float" office:value="0.089784086" calcext:value-type="float">
            <text:p>0.089784086</text:p>
          </table:table-cell>
          <table:table-cell office:value-type="float" office:value="11.137832" calcext:value-type="float">
            <text:p>11.137832</text:p>
          </table:table-cell>
          <table:table-cell table:formula="of:=[.C350]+[.A351]" office:value-type="float" office:value="42.034180435" calcext:value-type="float">
            <text:p>42.034180435</text:p>
          </table:table-cell>
        </table:table-row>
        <table:table-row table:style-name="ro1">
          <table:table-cell office:value-type="float" office:value="0.09063859" calcext:value-type="float">
            <text:p>0.09063859</text:p>
          </table:table-cell>
          <table:table-cell office:value-type="float" office:value="11.032827" calcext:value-type="float">
            <text:p>11.032827</text:p>
          </table:table-cell>
          <table:table-cell table:formula="of:=[.C351]+[.A352]" office:value-type="float" office:value="42.124819025" calcext:value-type="float">
            <text:p>42.124819025</text:p>
          </table:table-cell>
        </table:table-row>
        <table:table-row table:style-name="ro1">
          <table:table-cell office:value-type="float" office:value="0.09152361" calcext:value-type="float">
            <text:p>0.09152361</text:p>
          </table:table-cell>
          <table:table-cell office:value-type="float" office:value="10.926143" calcext:value-type="float">
            <text:p>10.926143</text:p>
          </table:table-cell>
          <table:table-cell table:formula="of:=[.C352]+[.A353]" office:value-type="float" office:value="42.216342635" calcext:value-type="float">
            <text:p>42.216342635</text:p>
          </table:table-cell>
        </table:table-row>
        <table:table-row table:style-name="ro1">
          <table:table-cell office:value-type="float" office:value="0.0923476" calcext:value-type="float">
            <text:p>0.0923476</text:p>
          </table:table-cell>
          <table:table-cell office:value-type="float" office:value="10.828651" calcext:value-type="float">
            <text:p>10.828651</text:p>
          </table:table-cell>
          <table:table-cell table:formula="of:=[.C353]+[.A354]" office:value-type="float" office:value="42.308690235" calcext:value-type="float">
            <text:p>42.308690235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54]+[.A355]" office:value-type="float" office:value="42.401861825" calcext:value-type="float">
            <text:p>42.401861825</text:p>
          </table:table-cell>
        </table:table-row>
        <table:table-row table:style-name="ro1">
          <table:table-cell office:value-type="float" office:value="0.09410239" calcext:value-type="float">
            <text:p>0.09410239</text:p>
          </table:table-cell>
          <table:table-cell office:value-type="float" office:value="10.626722" calcext:value-type="float">
            <text:p>10.626722</text:p>
          </table:table-cell>
          <table:table-cell table:formula="of:=[.C355]+[.A356]" office:value-type="float" office:value="42.495964215" calcext:value-type="float">
            <text:p>42.495964215</text:p>
          </table:table-cell>
        </table:table-row>
        <table:table-row table:style-name="ro1">
          <table:table-cell office:value-type="float" office:value="0.09495689" calcext:value-type="float">
            <text:p>0.09495689</text:p>
          </table:table-cell>
          <table:table-cell office:value-type="float" office:value="10.531095" calcext:value-type="float">
            <text:p>10.531095</text:p>
          </table:table-cell>
          <table:table-cell table:formula="of:=[.C356]+[.A357]" office:value-type="float" office:value="42.590921105" calcext:value-type="float">
            <text:p>42.590921105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357]+[.A358]" office:value-type="float" office:value="42.686717245" calcext:value-type="float">
            <text:p>42.686717245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358]+[.A359]" office:value-type="float" office:value="42.783398405" calcext:value-type="float">
            <text:p>42.783398405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359]+[.A360]" office:value-type="float" office:value="42.880842525" calcext:value-type="float">
            <text:p>42.880842525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360]+[.A361]" office:value-type="float" office:value="42.978881745" calcext:value-type="float">
            <text:p>42.978881745</text:p>
          </table:table-cell>
        </table:table-row>
        <table:table-row table:style-name="ro1">
          <table:table-cell office:value-type="float" office:value="0.09802396" calcext:value-type="float">
            <text:p>0.09802396</text:p>
          </table:table-cell>
          <table:table-cell office:value-type="float" office:value="10.201588" calcext:value-type="float">
            <text:p>10.201588</text:p>
          </table:table-cell>
          <table:table-cell table:formula="of:=[.C361]+[.A362]" office:value-type="float" office:value="43.076905705" calcext:value-type="float">
            <text:p>43.076905705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362]+[.A363]" office:value-type="float" office:value="43.173724195" calcext:value-type="float">
            <text:p>43.173724195</text:p>
          </table:table-cell>
        </table:table-row>
        <table:table-row table:style-name="ro1">
          <table:table-cell office:value-type="float" office:value="0.094758525" calcext:value-type="float">
            <text:p>0.094758525</text:p>
          </table:table-cell>
          <table:table-cell office:value-type="float" office:value="10.55314" calcext:value-type="float">
            <text:p>10.55314</text:p>
          </table:table-cell>
          <table:table-cell table:formula="of:=[.C363]+[.A364]" office:value-type="float" office:value="43.26848272" calcext:value-type="float">
            <text:p>43.26848272</text:p>
          </table:table-cell>
        </table:table-row>
        <table:table-row table:style-name="ro1">
          <table:table-cell office:value-type="float" office:value="0.093461506" calcext:value-type="float">
            <text:p>0.093461506</text:p>
          </table:table-cell>
          <table:table-cell office:value-type="float" office:value="10.699593" calcext:value-type="float">
            <text:p>10.699593</text:p>
          </table:table-cell>
          <table:table-cell table:formula="of:=[.C364]+[.A365]" office:value-type="float" office:value="43.361944226" calcext:value-type="float">
            <text:p>43.361944226</text:p>
          </table:table-cell>
        </table:table-row>
        <table:table-row table:style-name="ro1">
          <table:table-cell office:value-type="float" office:value="0.09332418" calcext:value-type="float">
            <text:p>0.09332418</text:p>
          </table:table-cell>
          <table:table-cell office:value-type="float" office:value="10.715337" calcext:value-type="float">
            <text:p>10.715337</text:p>
          </table:table-cell>
          <table:table-cell table:formula="of:=[.C365]+[.A366]" office:value-type="float" office:value="43.455268406" calcext:value-type="float">
            <text:p>43.455268406</text:p>
          </table:table-cell>
        </table:table-row>
        <table:table-row table:style-name="ro1">
          <table:table-cell office:value-type="float" office:value="0.09359884" calcext:value-type="float">
            <text:p>0.09359884</text:p>
          </table:table-cell>
          <table:table-cell office:value-type="float" office:value="10.683893" calcext:value-type="float">
            <text:p>10.683893</text:p>
          </table:table-cell>
          <table:table-cell table:formula="of:=[.C366]+[.A367]" office:value-type="float" office:value="43.548867246" calcext:value-type="float">
            <text:p>43.548867246</text:p>
          </table:table-cell>
        </table:table-row>
        <table:table-row table:style-name="ro1">
          <table:table-cell office:value-type="float" office:value="0.09344625" calcext:value-type="float">
            <text:p>0.09344625</text:p>
          </table:table-cell>
          <table:table-cell office:value-type="float" office:value="10.70134" calcext:value-type="float">
            <text:p>10.70134</text:p>
          </table:table-cell>
          <table:table-cell table:formula="of:=[.C367]+[.A368]" office:value-type="float" office:value="43.642313496" calcext:value-type="float">
            <text:p>43.642313496</text:p>
          </table:table-cell>
        </table:table-row>
        <table:table-row table:style-name="ro1">
          <table:table-cell office:value-type="float" office:value="0.09291218" calcext:value-type="float">
            <text:p>0.09291218</text:p>
          </table:table-cell>
          <table:table-cell office:value-type="float" office:value="10.762852" calcext:value-type="float">
            <text:p>10.762852</text:p>
          </table:table-cell>
          <table:table-cell table:formula="of:=[.C368]+[.A369]" office:value-type="float" office:value="43.735225676" calcext:value-type="float">
            <text:p>43.735225676</text:p>
          </table:table-cell>
        </table:table-row>
        <table:table-row table:style-name="ro1">
          <table:table-cell office:value-type="float" office:value="0.09279011" calcext:value-type="float">
            <text:p>0.09279011</text:p>
          </table:table-cell>
          <table:table-cell office:value-type="float" office:value="10.777011" calcext:value-type="float">
            <text:p>10.777011</text:p>
          </table:table-cell>
          <table:table-cell table:formula="of:=[.C369]+[.A370]" office:value-type="float" office:value="43.828015786" calcext:value-type="float">
            <text:p>43.828015786</text:p>
          </table:table-cell>
        </table:table-row>
        <table:table-row table:style-name="ro1">
          <table:table-cell office:value-type="float" office:value="0.093095295" calcext:value-type="float">
            <text:p>0.093095295</text:p>
          </table:table-cell>
          <table:table-cell office:value-type="float" office:value="10.741682" calcext:value-type="float">
            <text:p>10.741682</text:p>
          </table:table-cell>
          <table:table-cell table:formula="of:=[.C370]+[.A371]" office:value-type="float" office:value="43.921111081" calcext:value-type="float">
            <text:p>43.921111081</text:p>
          </table:table-cell>
        </table:table-row>
        <table:table-row table:style-name="ro1">
          <table:table-cell office:value-type="float" office:value="0.09324788" calcext:value-type="float">
            <text:p>0.09324788</text:p>
          </table:table-cell>
          <table:table-cell office:value-type="float" office:value="10.724104" calcext:value-type="float">
            <text:p>10.724104</text:p>
          </table:table-cell>
          <table:table-cell table:formula="of:=[.C371]+[.A372]" office:value-type="float" office:value="44.014358961" calcext:value-type="float">
            <text:p>44.014358961</text:p>
          </table:table-cell>
        </table:table-row>
        <table:table-row table:style-name="ro1">
          <table:table-cell office:value-type="float" office:value="0.09297322" calcext:value-type="float">
            <text:p>0.09297322</text:p>
          </table:table-cell>
          <table:table-cell office:value-type="float" office:value="10.755786" calcext:value-type="float">
            <text:p>10.755786</text:p>
          </table:table-cell>
          <table:table-cell table:formula="of:=[.C372]+[.A373]" office:value-type="float" office:value="44.107332181" calcext:value-type="float">
            <text:p>44.107332181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73]+[.A374]" office:value-type="float" office:value="44.200183331" calcext:value-type="float">
            <text:p>44.200183331</text:p>
          </table:table-cell>
        </table:table-row>
        <table:table-row table:style-name="ro1">
          <table:table-cell office:value-type="float" office:value="0.09315633" calcext:value-type="float">
            <text:p>0.09315633</text:p>
          </table:table-cell>
          <table:table-cell office:value-type="float" office:value="10.734644" calcext:value-type="float">
            <text:p>10.734644</text:p>
          </table:table-cell>
          <table:table-cell table:formula="of:=[.C374]+[.A375]" office:value-type="float" office:value="44.293339661" calcext:value-type="float">
            <text:p>44.293339661</text:p>
          </table:table-cell>
        </table:table-row>
        <table:table-row table:style-name="ro1">
          <table:table-cell office:value-type="float" office:value="0.09341573" calcext:value-type="float">
            <text:p>0.09341573</text:p>
          </table:table-cell>
          <table:table-cell office:value-type="float" office:value="10.704836" calcext:value-type="float">
            <text:p>10.704836</text:p>
          </table:table-cell>
          <table:table-cell table:formula="of:=[.C375]+[.A376]" office:value-type="float" office:value="44.386755391" calcext:value-type="float">
            <text:p>44.386755391</text:p>
          </table:table-cell>
        </table:table-row>
        <table:table-row table:style-name="ro1">
          <table:table-cell office:value-type="float" office:value="0.09320211" calcext:value-type="float">
            <text:p>0.09320211</text:p>
          </table:table-cell>
          <table:table-cell office:value-type="float" office:value="10.729371" calcext:value-type="float">
            <text:p>10.729371</text:p>
          </table:table-cell>
          <table:table-cell table:formula="of:=[.C376]+[.A377]" office:value-type="float" office:value="44.479957501" calcext:value-type="float">
            <text:p>44.479957501</text:p>
          </table:table-cell>
        </table:table-row>
        <table:table-row table:style-name="ro1">
          <table:table-cell office:value-type="float" office:value="0.09271382" calcext:value-type="float">
            <text:p>0.09271382</text:p>
          </table:table-cell>
          <table:table-cell office:value-type="float" office:value="10.785879" calcext:value-type="float">
            <text:p>10.785879</text:p>
          </table:table-cell>
          <table:table-cell table:formula="of:=[.C377]+[.A378]" office:value-type="float" office:value="44.572671321" calcext:value-type="float">
            <text:p>44.572671321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78]+[.A379]" office:value-type="float" office:value="44.665522471" calcext:value-type="float">
            <text:p>44.665522471</text:p>
          </table:table-cell>
        </table:table-row>
        <table:table-row table:style-name="ro1">
          <table:table-cell office:value-type="float" office:value="0.09318685" calcext:value-type="float">
            <text:p>0.09318685</text:p>
          </table:table-cell>
          <table:table-cell office:value-type="float" office:value="10.731129" calcext:value-type="float">
            <text:p>10.731129</text:p>
          </table:table-cell>
          <table:table-cell table:formula="of:=[.C379]+[.A380]" office:value-type="float" office:value="44.758709321" calcext:value-type="float">
            <text:p>44.758709321</text:p>
          </table:table-cell>
        </table:table-row>
        <table:table-row table:style-name="ro1">
          <table:table-cell office:value-type="float" office:value="0.09297322" calcext:value-type="float">
            <text:p>0.09297322</text:p>
          </table:table-cell>
          <table:table-cell office:value-type="float" office:value="10.755786" calcext:value-type="float">
            <text:p>10.755786</text:p>
          </table:table-cell>
          <table:table-cell table:formula="of:=[.C380]+[.A381]" office:value-type="float" office:value="44.851682541" calcext:value-type="float">
            <text:p>44.851682541</text:p>
          </table:table-cell>
        </table:table-row>
        <table:table-row table:style-name="ro1">
          <table:table-cell office:value-type="float" office:value="0.09243915" calcext:value-type="float">
            <text:p>0.09243915</text:p>
          </table:table-cell>
          <table:table-cell office:value-type="float" office:value="10.817926" calcext:value-type="float">
            <text:p>10.817926</text:p>
          </table:table-cell>
          <table:table-cell table:formula="of:=[.C381]+[.A382]" office:value-type="float" office:value="44.944121691" calcext:value-type="float">
            <text:p>44.944121691</text:p>
          </table:table-cell>
        </table:table-row>
        <table:table-row table:style-name="ro1">
          <table:table-cell office:value-type="float" office:value="0.09257649" calcext:value-type="float">
            <text:p>0.09257649</text:p>
          </table:table-cell>
          <table:table-cell office:value-type="float" office:value="10.801879" calcext:value-type="float">
            <text:p>10.801879</text:p>
          </table:table-cell>
          <table:table-cell table:formula="of:=[.C382]+[.A383]" office:value-type="float" office:value="45.036698181" calcext:value-type="float">
            <text:p>45.036698181</text:p>
          </table:table-cell>
        </table:table-row>
        <table:table-row table:style-name="ro1">
          <table:table-cell office:value-type="float" office:value="0.09285115" calcext:value-type="float">
            <text:p>0.09285115</text:p>
          </table:table-cell>
          <table:table-cell office:value-type="float" office:value="10.769927" calcext:value-type="float">
            <text:p>10.769927</text:p>
          </table:table-cell>
          <table:table-cell table:formula="of:=[.C383]+[.A384]" office:value-type="float" office:value="45.129549331" calcext:value-type="float">
            <text:p>45.129549331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84]+[.A385]" office:value-type="float" office:value="45.222720921" calcext:value-type="float">
            <text:p>45.222720921</text:p>
          </table:table-cell>
        </table:table-row>
        <table:table-row table:style-name="ro1">
          <table:table-cell office:value-type="float" office:value="0.09317159" calcext:value-type="float">
            <text:p>0.09317159</text:p>
          </table:table-cell>
          <table:table-cell office:value-type="float" office:value="10.732885" calcext:value-type="float">
            <text:p>10.732885</text:p>
          </table:table-cell>
          <table:table-cell table:formula="of:=[.C385]+[.A386]" office:value-type="float" office:value="45.315892511" calcext:value-type="float">
            <text:p>45.315892511</text:p>
          </table:table-cell>
        </table:table-row>
        <table:table-row table:style-name="ro1">
          <table:table-cell office:value-type="float" office:value="0.09329366" calcext:value-type="float">
            <text:p>0.09329366</text:p>
          </table:table-cell>
          <table:table-cell office:value-type="float" office:value="10.7188425" calcext:value-type="float">
            <text:p>10.7188425</text:p>
          </table:table-cell>
          <table:table-cell table:formula="of:=[.C386]+[.A387]" office:value-type="float" office:value="45.409186171" calcext:value-type="float">
            <text:p>45.409186171</text:p>
          </table:table-cell>
        </table:table-row>
        <table:table-row table:style-name="ro1">
          <table:table-cell office:value-type="float" office:value="0.093705654" calcext:value-type="float">
            <text:p>0.093705654</text:p>
          </table:table-cell>
          <table:table-cell office:value-type="float" office:value="10.671715" calcext:value-type="float">
            <text:p>10.671715</text:p>
          </table:table-cell>
          <table:table-cell table:formula="of:=[.C387]+[.A388]" office:value-type="float" office:value="45.502891825" calcext:value-type="float">
            <text:p>45.502891825</text:p>
          </table:table-cell>
        </table:table-row>
        <table:table-row table:style-name="ro1">
          <table:table-cell office:value-type="float" office:value="0.09408713" calcext:value-type="float">
            <text:p>0.09408713</text:p>
          </table:table-cell>
          <table:table-cell office:value-type="float" office:value="10.628446" calcext:value-type="float">
            <text:p>10.628446</text:p>
          </table:table-cell>
          <table:table-cell table:formula="of:=[.C388]+[.A389]" office:value-type="float" office:value="45.596978955" calcext:value-type="float">
            <text:p>45.596978955</text:p>
          </table:table-cell>
        </table:table-row>
        <table:table-row table:style-name="ro1">
          <table:table-cell office:value-type="float" office:value="0.09460594" calcext:value-type="float">
            <text:p>0.09460594</text:p>
          </table:table-cell>
          <table:table-cell office:value-type="float" office:value="10.570161" calcext:value-type="float">
            <text:p>10.570161</text:p>
          </table:table-cell>
          <table:table-cell table:formula="of:=[.C389]+[.A390]" office:value-type="float" office:value="45.691584895" calcext:value-type="float">
            <text:p>45.691584895</text:p>
          </table:table-cell>
        </table:table-row>
        <table:table-row table:style-name="ro1">
          <table:table-cell office:value-type="float" office:value="0.094987415" calcext:value-type="float">
            <text:p>0.094987415</text:p>
          </table:table-cell>
          <table:table-cell office:value-type="float" office:value="10.527711" calcext:value-type="float">
            <text:p>10.527711</text:p>
          </table:table-cell>
          <table:table-cell table:formula="of:=[.C390]+[.A391]" office:value-type="float" office:value="45.78657231" calcext:value-type="float">
            <text:p>45.78657231</text:p>
          </table:table-cell>
        </table:table-row>
        <table:table-row table:style-name="ro1">
          <table:table-cell office:value-type="float" office:value="0.0953994" calcext:value-type="float">
            <text:p>0.0953994</text:p>
          </table:table-cell>
          <table:table-cell office:value-type="float" office:value="10.482246" calcext:value-type="float">
            <text:p>10.482246</text:p>
          </table:table-cell>
          <table:table-cell table:formula="of:=[.C391]+[.A392]" office:value-type="float" office:value="45.88197171" calcext:value-type="float">
            <text:p>45.88197171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392]+[.A393]" office:value-type="float" office:value="45.97788992" calcext:value-type="float">
            <text:p>45.97788992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393]+[.A394]" office:value-type="float" office:value="46.074189606" calcext:value-type="float">
            <text:p>46.074189606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394]+[.A395]" office:value-type="float" office:value="46.170763956" calcext:value-type="float">
            <text:p>46.170763956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395]+[.A396]" office:value-type="float" office:value="46.267567186" calcext:value-type="float">
            <text:p>46.267567186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396]+[.A397]" office:value-type="float" office:value="46.364309386" calcext:value-type="float">
            <text:p>46.364309386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397]+[.A398]" office:value-type="float" office:value="46.461021066" calcext:value-type="float">
            <text:p>46.461021066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398]+[.A399]" office:value-type="float" office:value="46.557763266" calcext:value-type="float">
            <text:p>46.557763266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399]+[.A400]" office:value-type="float" office:value="46.654322356" calcext:value-type="float">
            <text:p>46.654322356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400]+[.A401]" office:value-type="float" office:value="46.750713596" calcext:value-type="float">
            <text:p>46.750713596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401]+[.A402]" office:value-type="float" office:value="46.847013282" calcext:value-type="float">
            <text:p>46.847013282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402]+[.A403]" office:value-type="float" office:value="46.943267192" calcext:value-type="float">
            <text:p>46.943267192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403]+[.A404]" office:value-type="float" office:value="47.039261702" calcext:value-type="float">
            <text:p>47.039261702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404]+[.A405]" office:value-type="float" office:value="47.135042582" calcext:value-type="float">
            <text:p>47.135042582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05]+[.A406]" office:value-type="float" office:value="47.230808202" calcext:value-type="float">
            <text:p>47.230808202</text:p>
          </table:table-cell>
        </table:table-row>
        <table:table-row table:style-name="ro1">
          <table:table-cell office:value-type="float" office:value="0.09568933" calcext:value-type="float">
            <text:p>0.09568933</text:p>
          </table:table-cell>
          <table:table-cell office:value-type="float" office:value="10.450486" calcext:value-type="float">
            <text:p>10.450486</text:p>
          </table:table-cell>
          <table:table-cell table:formula="of:=[.C406]+[.A407]" office:value-type="float" office:value="47.326497532" calcext:value-type="float">
            <text:p>47.326497532</text:p>
          </table:table-cell>
        </table:table-row>
        <table:table-row table:style-name="ro1">
          <table:table-cell office:value-type="float" office:value="0.095567256" calcext:value-type="float">
            <text:p>0.095567256</text:p>
          </table:table-cell>
          <table:table-cell office:value-type="float" office:value="10.463835" calcext:value-type="float">
            <text:p>10.463835</text:p>
          </table:table-cell>
          <table:table-cell table:formula="of:=[.C407]+[.A408]" office:value-type="float" office:value="47.422064788" calcext:value-type="float">
            <text:p>47.422064788</text:p>
          </table:table-cell>
        </table:table-row>
        <table:table-row table:style-name="ro1">
          <table:table-cell office:value-type="float" office:value="0.095552" calcext:value-type="float">
            <text:p>0.095552</text:p>
          </table:table-cell>
          <table:table-cell office:value-type="float" office:value="10.465506" calcext:value-type="float">
            <text:p>10.465506</text:p>
          </table:table-cell>
          <table:table-cell table:formula="of:=[.C408]+[.A409]" office:value-type="float" office:value="47.517616788" calcext:value-type="float">
            <text:p>47.517616788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409]+[.A410]" office:value-type="float" office:value="47.613397668" calcext:value-type="float">
            <text:p>47.613397668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410]+[.A411]" office:value-type="float" office:value="47.709102253" calcext:value-type="float">
            <text:p>47.709102253</text:p>
          </table:table-cell>
        </table:table-row>
        <table:table-row table:style-name="ro1">
          <table:table-cell office:value-type="float" office:value="0.09517052" calcext:value-type="float">
            <text:p>0.09517052</text:p>
          </table:table-cell>
          <table:table-cell office:value-type="float" office:value="10.507456" calcext:value-type="float">
            <text:p>10.507456</text:p>
          </table:table-cell>
          <table:table-cell table:formula="of:=[.C411]+[.A412]" office:value-type="float" office:value="47.804272773" calcext:value-type="float">
            <text:p>47.804272773</text:p>
          </table:table-cell>
        </table:table-row>
        <table:table-row table:style-name="ro1">
          <table:table-cell office:value-type="float" office:value="0.095109485" calcext:value-type="float">
            <text:p>0.095109485</text:p>
          </table:table-cell>
          <table:table-cell office:value-type="float" office:value="10.514198" calcext:value-type="float">
            <text:p>10.514198</text:p>
          </table:table-cell>
          <table:table-cell table:formula="of:=[.C412]+[.A413]" office:value-type="float" office:value="47.899382258" calcext:value-type="float">
            <text:p>47.899382258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413]+[.A414]" office:value-type="float" office:value="47.994705368" calcext:value-type="float">
            <text:p>47.994705368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414]+[.A415]" office:value-type="float" office:value="48.090028478" calcext:value-type="float">
            <text:p>48.090028478</text:p>
          </table:table-cell>
        </table:table-row>
        <table:table-row table:style-name="ro1">
          <table:table-cell office:value-type="float" office:value="0.09485008" calcext:value-type="float">
            <text:p>0.09485008</text:p>
          </table:table-cell>
          <table:table-cell office:value-type="float" office:value="10.5429535" calcext:value-type="float">
            <text:p>10.5429535</text:p>
          </table:table-cell>
          <table:table-cell table:formula="of:=[.C415]+[.A416]" office:value-type="float" office:value="48.184878558" calcext:value-type="float">
            <text:p>48.184878558</text:p>
          </table:table-cell>
        </table:table-row>
        <table:table-row table:style-name="ro1">
          <table:table-cell office:value-type="float" office:value="0.094651714" calcext:value-type="float">
            <text:p>0.094651714</text:p>
          </table:table-cell>
          <table:table-cell office:value-type="float" office:value="10.565048" calcext:value-type="float">
            <text:p>10.565048</text:p>
          </table:table-cell>
          <table:table-cell table:formula="of:=[.C416]+[.A417]" office:value-type="float" office:value="48.279530272" calcext:value-type="float">
            <text:p>48.279530272</text:p>
          </table:table-cell>
        </table:table-row>
        <table:table-row table:style-name="ro1">
          <table:table-cell office:value-type="float" office:value="0.09500267" calcext:value-type="float">
            <text:p>0.09500267</text:p>
          </table:table-cell>
          <table:table-cell office:value-type="float" office:value="10.52602" calcext:value-type="float">
            <text:p>10.52602</text:p>
          </table:table-cell>
          <table:table-cell table:formula="of:=[.C417]+[.A418]" office:value-type="float" office:value="48.374532942" calcext:value-type="float">
            <text:p>48.374532942</text:p>
          </table:table-cell>
        </table:table-row>
        <table:table-row table:style-name="ro1">
          <table:table-cell office:value-type="float" office:value="0.09526207" calcext:value-type="float">
            <text:p>0.09526207</text:p>
          </table:table-cell>
          <table:table-cell office:value-type="float" office:value="10.497357" calcext:value-type="float">
            <text:p>10.497357</text:p>
          </table:table-cell>
          <table:table-cell table:formula="of:=[.C418]+[.A419]" office:value-type="float" office:value="48.469795012" calcext:value-type="float">
            <text:p>48.469795012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419]+[.A420]" office:value-type="float" office:value="48.564660352" calcext:value-type="float">
            <text:p>48.564660352</text:p>
          </table:table-cell>
        </table:table-row>
        <table:table-row table:style-name="ro1">
          <table:table-cell office:value-type="float" office:value="0.09388876" calcext:value-type="float">
            <text:p>0.09388876</text:p>
          </table:table-cell>
          <table:table-cell office:value-type="float" office:value="10.650902" calcext:value-type="float">
            <text:p>10.650902</text:p>
          </table:table-cell>
          <table:table-cell table:formula="of:=[.C420]+[.A421]" office:value-type="float" office:value="48.658549112" calcext:value-type="float">
            <text:p>48.658549112</text:p>
          </table:table-cell>
        </table:table-row>
        <table:table-row table:style-name="ro1">
          <table:table-cell office:value-type="float" office:value="0.093690395" calcext:value-type="float">
            <text:p>0.093690395</text:p>
          </table:table-cell>
          <table:table-cell office:value-type="float" office:value="10.673452" calcext:value-type="float">
            <text:p>10.673452</text:p>
          </table:table-cell>
          <table:table-cell table:formula="of:=[.C421]+[.A422]" office:value-type="float" office:value="48.752239507" calcext:value-type="float">
            <text:p>48.752239507</text:p>
          </table:table-cell>
        </table:table-row>
        <table:table-row table:style-name="ro1">
          <table:table-cell office:value-type="float" office:value="0.09396505" calcext:value-type="float">
            <text:p>0.09396505</text:p>
          </table:table-cell>
          <table:table-cell office:value-type="float" office:value="10.642254" calcext:value-type="float">
            <text:p>10.642254</text:p>
          </table:table-cell>
          <table:table-cell table:formula="of:=[.C422]+[.A423]" office:value-type="float" office:value="48.846204557" calcext:value-type="float">
            <text:p>48.846204557</text:p>
          </table:table-cell>
        </table:table-row>
        <table:table-row table:style-name="ro1">
          <table:table-cell office:value-type="float" office:value="0.09411765" calcext:value-type="float">
            <text:p>0.09411765</text:p>
          </table:table-cell>
          <table:table-cell office:value-type="float" office:value="10.624999" calcext:value-type="float">
            <text:p>10.624999</text:p>
          </table:table-cell>
          <table:table-cell table:formula="of:=[.C423]+[.A424]" office:value-type="float" office:value="48.940322207" calcext:value-type="float">
            <text:p>48.940322207</text:p>
          </table:table-cell>
        </table:table-row>
        <table:table-row table:style-name="ro1">
          <table:table-cell office:value-type="float" office:value="0.09384298" calcext:value-type="float">
            <text:p>0.09384298</text:p>
          </table:table-cell>
          <table:table-cell office:value-type="float" office:value="10.656097" calcext:value-type="float">
            <text:p>10.656097</text:p>
          </table:table-cell>
          <table:table-cell table:formula="of:=[.C424]+[.A425]" office:value-type="float" office:value="49.034165187" calcext:value-type="float">
            <text:p>49.034165187</text:p>
          </table:table-cell>
        </table:table-row>
        <table:table-row table:style-name="ro1">
          <table:table-cell office:value-type="float" office:value="0.09352255" calcext:value-type="float">
            <text:p>0.09352255</text:p>
          </table:table-cell>
          <table:table-cell office:value-type="float" office:value="10.692609" calcext:value-type="float">
            <text:p>10.692609</text:p>
          </table:table-cell>
          <table:table-cell table:formula="of:=[.C425]+[.A426]" office:value-type="float" office:value="49.127687737" calcext:value-type="float">
            <text:p>49.127687737</text:p>
          </table:table-cell>
        </table:table-row>
        <table:table-row table:style-name="ro1">
          <table:table-cell office:value-type="float" office:value="0.094163425" calcext:value-type="float">
            <text:p>0.094163425</text:p>
          </table:table-cell>
          <table:table-cell office:value-type="float" office:value="10.619834" calcext:value-type="float">
            <text:p>10.619834</text:p>
          </table:table-cell>
          <table:table-cell table:formula="of:=[.C426]+[.A427]" office:value-type="float" office:value="49.221851162" calcext:value-type="float">
            <text:p>49.221851162</text:p>
          </table:table-cell>
        </table:table-row>
        <table:table-row table:style-name="ro1">
          <table:table-cell office:value-type="float" office:value="0.09506371" calcext:value-type="float">
            <text:p>0.09506371</text:p>
          </table:table-cell>
          <table:table-cell office:value-type="float" office:value="10.519261" calcext:value-type="float">
            <text:p>10.519261</text:p>
          </table:table-cell>
          <table:table-cell table:formula="of:=[.C427]+[.A428]" office:value-type="float" office:value="49.316914872" calcext:value-type="float">
            <text:p>49.316914872</text:p>
          </table:table-cell>
        </table:table-row>
        <table:table-row table:style-name="ro1">
          <table:table-cell office:value-type="float" office:value="0.09542992" calcext:value-type="float">
            <text:p>0.09542992</text:p>
          </table:table-cell>
          <table:table-cell office:value-type="float" office:value="10.478894" calcext:value-type="float">
            <text:p>10.478894</text:p>
          </table:table-cell>
          <table:table-cell table:formula="of:=[.C428]+[.A429]" office:value-type="float" office:value="49.412344792" calcext:value-type="float">
            <text:p>49.412344792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429]+[.A430]" office:value-type="float" office:value="49.507210132" calcext:value-type="float">
            <text:p>49.507210132</text:p>
          </table:table-cell>
        </table:table-row>
        <table:table-row table:style-name="ro1">
          <table:table-cell office:value-type="float" office:value="0.09472801" calcext:value-type="float">
            <text:p>0.09472801</text:p>
          </table:table-cell>
          <table:table-cell office:value-type="float" office:value="10.55654" calcext:value-type="float">
            <text:p>10.55654</text:p>
          </table:table-cell>
          <table:table-cell table:formula="of:=[.C430]+[.A431]" office:value-type="float" office:value="49.601938142" calcext:value-type="float">
            <text:p>49.601938142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431]+[.A432]" office:value-type="float" office:value="49.697245992" calcext:value-type="float">
            <text:p>49.697245992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432]+[.A433]" office:value-type="float" office:value="49.793271022" calcext:value-type="float">
            <text:p>49.793271022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433]+[.A434]" office:value-type="float" office:value="49.889585966" calcext:value-type="float">
            <text:p>49.889585966</text:p>
          </table:table-cell>
        </table:table-row>
        <table:table-row table:style-name="ro1">
          <table:table-cell office:value-type="float" office:value="0.0957351" calcext:value-type="float">
            <text:p>0.0957351</text:p>
          </table:table-cell>
          <table:table-cell office:value-type="float" office:value="10.445489" calcext:value-type="float">
            <text:p>10.445489</text:p>
          </table:table-cell>
          <table:table-cell table:formula="of:=[.C434]+[.A435]" office:value-type="float" office:value="49.985321066" calcext:value-type="float">
            <text:p>49.985321066</text:p>
          </table:table-cell>
        </table:table-row>
        <table:table-row table:style-name="ro1">
          <table:table-cell office:value-type="float" office:value="0.09549096" calcext:value-type="float">
            <text:p>0.09549096</text:p>
          </table:table-cell>
          <table:table-cell office:value-type="float" office:value="10.472196" calcext:value-type="float">
            <text:p>10.472196</text:p>
          </table:table-cell>
          <table:table-cell table:formula="of:=[.C435]+[.A436]" office:value-type="float" office:value="50.080812026" calcext:value-type="float">
            <text:p>50.080812026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10.418919" calcext:value-type="float">
            <text:p>10.418919</text:p>
          </table:table-cell>
          <table:table-cell table:formula="of:=[.C436]+[.A437]" office:value-type="float" office:value="50.176791276" calcext:value-type="float">
            <text:p>50.176791276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437]+[.A438]" office:value-type="float" office:value="50.273380886" calcext:value-type="float">
            <text:p>50.273380886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438]+[.A439]" office:value-type="float" office:value="50.369894202" calcext:value-type="float">
            <text:p>50.369894202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10.418919" calcext:value-type="float">
            <text:p>10.418919</text:p>
          </table:table-cell>
          <table:table-cell table:formula="of:=[.C439]+[.A440]" office:value-type="float" office:value="50.465873452" calcext:value-type="float">
            <text:p>50.465873452</text:p>
          </table:table-cell>
        </table:table-row>
        <table:table-row table:style-name="ro1">
          <table:table-cell office:value-type="float" office:value="0.09608606" calcext:value-type="float">
            <text:p>0.09608606</text:p>
          </table:table-cell>
          <table:table-cell office:value-type="float" office:value="10.407336" calcext:value-type="float">
            <text:p>10.407336</text:p>
          </table:table-cell>
          <table:table-cell table:formula="of:=[.C440]+[.A441]" office:value-type="float" office:value="50.561959512" calcext:value-type="float">
            <text:p>50.561959512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441]+[.A442]" office:value-type="float" office:value="50.658778002" calcext:value-type="float">
            <text:p>50.658778002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442]+[.A443]" office:value-type="float" office:value="50.756039006" calcext:value-type="float">
            <text:p>50.756039006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443]+[.A444]" office:value-type="float" office:value="50.853208456" calcext:value-type="float">
            <text:p>50.853208456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444]+[.A445]" office:value-type="float" office:value="50.95059153" calcext:value-type="float">
            <text:p>50.95059153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445]+[.A446]" office:value-type="float" office:value="51.048646006" calcext:value-type="float">
            <text:p>51.048646006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446]+[.A447]" office:value-type="float" office:value="51.147219286" calcext:value-type="float">
            <text:p>51.147219286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447]+[.A448]" office:value-type="float" office:value="51.245121176" calcext:value-type="float">
            <text:p>51.245121176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448]+[.A449]" office:value-type="float" office:value="51.341634492" calcext:value-type="float">
            <text:p>51.341634492</text:p>
          </table:table-cell>
        </table:table-row>
        <table:table-row table:style-name="ro1">
          <table:table-cell office:value-type="float" office:value="0.096314944" calcext:value-type="float">
            <text:p>0.096314944</text:p>
          </table:table-cell>
          <table:table-cell office:value-type="float" office:value="10.382605" calcext:value-type="float">
            <text:p>10.382605</text:p>
          </table:table-cell>
          <table:table-cell table:formula="of:=[.C449]+[.A450]" office:value-type="float" office:value="51.437949436" calcext:value-type="float">
            <text:p>51.437949436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450]+[.A451]" office:value-type="float" office:value="51.535012076" calcext:value-type="float">
            <text:p>51.535012076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451]+[.A452]" office:value-type="float" office:value="51.633264916" calcext:value-type="float">
            <text:p>51.633264916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452]+[.A453]" office:value-type="float" office:value="51.732204416" calcext:value-type="float">
            <text:p>51.732204416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453]+[.A454]" office:value-type="float" office:value="51.830457256" calcext:value-type="float">
            <text:p>51.830457256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454]+[.A455]" office:value-type="float" office:value="51.927168936" calcext:value-type="float">
            <text:p>51.927168936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455]+[.A456]" office:value-type="float" office:value="52.023468622" calcext:value-type="float">
            <text:p>52.023468622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456]+[.A457]" office:value-type="float" office:value="52.120485482" calcext:value-type="float">
            <text:p>52.120485482</text:p>
          </table:table-cell>
        </table:table-row>
        <table:table-row table:style-name="ro1">
          <table:table-cell office:value-type="float" office:value="0.09829862" calcext:value-type="float">
            <text:p>0.09829862</text:p>
          </table:table-cell>
          <table:table-cell office:value-type="float" office:value="10.173083" calcext:value-type="float">
            <text:p>10.173083</text:p>
          </table:table-cell>
          <table:table-cell table:formula="of:=[.C457]+[.A458]" office:value-type="float" office:value="52.218784102" calcext:value-type="float">
            <text:p>52.218784102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458]+[.A459]" office:value-type="float" office:value="52.317738862" calcext:value-type="float">
            <text:p>52.317738862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459]+[.A460]" office:value-type="float" office:value="52.415961182" calcext:value-type="float">
            <text:p>52.415961182</text:p>
          </table:table-cell>
        </table:table-row>
        <table:table-row table:style-name="ro1">
          <table:table-cell office:value-type="float" office:value="0.09660487" calcext:value-type="float">
            <text:p>0.09660487</text:p>
          </table:table-cell>
          <table:table-cell office:value-type="float" office:value="10.351446" calcext:value-type="float">
            <text:p>10.351446</text:p>
          </table:table-cell>
          <table:table-cell table:formula="of:=[.C460]+[.A461]" office:value-type="float" office:value="52.512566052" calcext:value-type="float">
            <text:p>52.512566052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461]+[.A462]" office:value-type="float" office:value="52.608667372" calcext:value-type="float">
            <text:p>52.608667372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462]+[.A463]" office:value-type="float" office:value="52.705440087" calcext:value-type="float">
            <text:p>52.705440087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463]+[.A464]" office:value-type="float" office:value="52.803006277" calcext:value-type="float">
            <text:p>52.803006277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464]+[.A465]" office:value-type="float" office:value="52.900450397" calcext:value-type="float">
            <text:p>52.900450397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465]+[.A466]" office:value-type="float" office:value="52.996490683" calcext:value-type="float">
            <text:p>52.996490683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466]+[.A467]" office:value-type="float" office:value="53.090791437" calcext:value-type="float">
            <text:p>53.090791437</text:p>
          </table:table-cell>
        </table:table-row>
        <table:table-row table:style-name="ro1">
          <table:table-cell office:value-type="float" office:value="0.09391928" calcext:value-type="float">
            <text:p>0.09391928</text:p>
          </table:table-cell>
          <table:table-cell office:value-type="float" office:value="10.647442" calcext:value-type="float">
            <text:p>10.647442</text:p>
          </table:table-cell>
          <table:table-cell table:formula="of:=[.C467]+[.A468]" office:value-type="float" office:value="53.184710717" calcext:value-type="float">
            <text:p>53.184710717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468]+[.A469]" office:value-type="float" office:value="53.279301397" calcext:value-type="float">
            <text:p>53.279301397</text:p>
          </table:table-cell>
        </table:table-row>
        <table:table-row table:style-name="ro1">
          <table:table-cell office:value-type="float" office:value="0.09538414" calcext:value-type="float">
            <text:p>0.09538414</text:p>
          </table:table-cell>
          <table:table-cell office:value-type="float" office:value="10.483923" calcext:value-type="float">
            <text:p>10.483923</text:p>
          </table:table-cell>
          <table:table-cell table:formula="of:=[.C469]+[.A470]" office:value-type="float" office:value="53.374685537" calcext:value-type="float">
            <text:p>53.374685537</text:p>
          </table:table-cell>
        </table:table-row>
        <table:table-row table:style-name="ro1">
          <table:table-cell office:value-type="float" office:value="0.09529259" calcext:value-type="float">
            <text:p>0.09529259</text:p>
          </table:table-cell>
          <table:table-cell office:value-type="float" office:value="10.493996" calcext:value-type="float">
            <text:p>10.493996</text:p>
          </table:table-cell>
          <table:table-cell table:formula="of:=[.C470]+[.A471]" office:value-type="float" office:value="53.469978127" calcext:value-type="float">
            <text:p>53.469978127</text:p>
          </table:table-cell>
        </table:table-row>
        <table:table-row table:style-name="ro1">
          <table:table-cell office:value-type="float" office:value="0.094407566" calcext:value-type="float">
            <text:p>0.094407566</text:p>
          </table:table-cell>
          <table:table-cell office:value-type="float" office:value="10.592371" calcext:value-type="float">
            <text:p>10.592371</text:p>
          </table:table-cell>
          <table:table-cell table:formula="of:=[.C471]+[.A472]" office:value-type="float" office:value="53.564385693" calcext:value-type="float">
            <text:p>53.564385693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472]+[.A473]" office:value-type="float" office:value="53.658900078" calcext:value-type="float">
            <text:p>53.658900078</text:p>
          </table:table-cell>
        </table:table-row>
        <table:table-row table:style-name="ro1">
          <table:table-cell office:value-type="float" office:value="0.09541466" calcext:value-type="float">
            <text:p>0.09541466</text:p>
          </table:table-cell>
          <table:table-cell office:value-type="float" office:value="10.48057" calcext:value-type="float">
            <text:p>10.48057</text:p>
          </table:table-cell>
          <table:table-cell table:formula="of:=[.C473]+[.A474]" office:value-type="float" office:value="53.754314738" calcext:value-type="float">
            <text:p>53.754314738</text:p>
          </table:table-cell>
        </table:table-row>
        <table:table-row table:style-name="ro1">
          <table:table-cell office:value-type="float" office:value="0.09634546" calcext:value-type="float">
            <text:p>0.09634546</text:p>
          </table:table-cell>
          <table:table-cell office:value-type="float" office:value="10.379315" calcext:value-type="float">
            <text:p>10.379315</text:p>
          </table:table-cell>
          <table:table-cell table:formula="of:=[.C474]+[.A475]" office:value-type="float" office:value="53.850660198" calcext:value-type="float">
            <text:p>53.850660198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475]+[.A476]" office:value-type="float" office:value="53.947219288" calcext:value-type="float">
            <text:p>53.947219288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476]+[.A477]" office:value-type="float" office:value="54.043625788" calcext:value-type="float">
            <text:p>54.043625788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477]+[.A478]" office:value-type="float" office:value="54.140444278" calcext:value-type="float">
            <text:p>54.140444278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478]+[.A479]" office:value-type="float" office:value="54.237995208" calcext:value-type="float">
            <text:p>54.237995208</text:p>
          </table:table-cell>
        </table:table-row>
        <table:table-row table:style-name="ro1">
          <table:table-cell office:value-type="float" office:value="0.097673" calcext:value-type="float">
            <text:p>0.097673</text:p>
          </table:table-cell>
          <table:table-cell office:value-type="float" office:value="10.238244" calcext:value-type="float">
            <text:p>10.238244</text:p>
          </table:table-cell>
          <table:table-cell table:formula="of:=[.C479]+[.A480]" office:value-type="float" office:value="54.335668208" calcext:value-type="float">
            <text:p>54.335668208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10.3155985" calcext:value-type="float">
            <text:p>10.3155985</text:p>
          </table:table-cell>
          <table:table-cell table:formula="of:=[.C480]+[.A481]" office:value-type="float" office:value="54.432608778" calcext:value-type="float">
            <text:p>54.432608778</text:p>
          </table:table-cell>
        </table:table-row>
        <table:table-row table:style-name="ro1">
          <table:table-cell office:value-type="float" office:value="0.096421756" calcext:value-type="float">
            <text:p>0.096421756</text:p>
          </table:table-cell>
          <table:table-cell office:value-type="float" office:value="10.371103" calcext:value-type="float">
            <text:p>10.371103</text:p>
          </table:table-cell>
          <table:table-cell table:formula="of:=[.C481]+[.A482]" office:value-type="float" office:value="54.529030534" calcext:value-type="float">
            <text:p>54.529030534</text:p>
          </table:table-cell>
        </table:table-row>
        <table:table-row table:style-name="ro1">
          <table:table-cell office:value-type="float" office:value="0.096910045" calcext:value-type="float">
            <text:p>0.096910045</text:p>
          </table:table-cell>
          <table:table-cell office:value-type="float" office:value="10.318849" calcext:value-type="float">
            <text:p>10.318849</text:p>
          </table:table-cell>
          <table:table-cell table:formula="of:=[.C482]+[.A483]" office:value-type="float" office:value="54.625940579" calcext:value-type="float">
            <text:p>54.625940579</text:p>
          </table:table-cell>
        </table:table-row>
        <table:table-row table:style-name="ro1">
          <table:table-cell office:value-type="float" office:value="0.097596705" calcext:value-type="float">
            <text:p>0.097596705</text:p>
          </table:table-cell>
          <table:table-cell office:value-type="float" office:value="10.246247" calcext:value-type="float">
            <text:p>10.246247</text:p>
          </table:table-cell>
          <table:table-cell table:formula="of:=[.C483]+[.A484]" office:value-type="float" office:value="54.723537284" calcext:value-type="float">
            <text:p>54.723537284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484]+[.A485]" office:value-type="float" office:value="54.820752514" calcext:value-type="float">
            <text:p>54.820752514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485]+[.A486]" office:value-type="float" office:value="54.916701244" calcext:value-type="float">
            <text:p>54.916701244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86]+[.A487]" office:value-type="float" office:value="55.012466864" calcext:value-type="float">
            <text:p>55.012466864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487]+[.A488]" office:value-type="float" office:value="55.108919144" calcext:value-type="float">
            <text:p>55.108919144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488]+[.A489]" office:value-type="float" office:value="55.205966524" calcext:value-type="float">
            <text:p>55.205966524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489]+[.A490]" office:value-type="float" office:value="55.303013904" calcext:value-type="float">
            <text:p>55.303013904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490]+[.A491]" office:value-type="float" office:value="55.399267814" calcext:value-type="float">
            <text:p>55.399267814</text:p>
          </table:table-cell>
        </table:table-row>
        <table:table-row table:style-name="ro1">
          <table:table-cell office:value-type="float" office:value="0.09613184" calcext:value-type="float">
            <text:p>0.09613184</text:p>
          </table:table-cell>
          <table:table-cell office:value-type="float" office:value="10.402381" calcext:value-type="float">
            <text:p>10.402381</text:p>
          </table:table-cell>
          <table:table-cell table:formula="of:=[.C491]+[.A492]" office:value-type="float" office:value="55.495399654" calcext:value-type="float">
            <text:p>55.495399654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492]+[.A493]" office:value-type="float" office:value="55.591974004" calcext:value-type="float">
            <text:p>55.591974004</text:p>
          </table:table-cell>
        </table:table-row>
        <table:table-row table:style-name="ro1">
          <table:table-cell office:value-type="float" office:value="0.09637598" calcext:value-type="float">
            <text:p>0.09637598</text:p>
          </table:table-cell>
          <table:table-cell office:value-type="float" office:value="10.376029" calcext:value-type="float">
            <text:p>10.376029</text:p>
          </table:table-cell>
          <table:table-cell table:formula="of:=[.C493]+[.A494]" office:value-type="float" office:value="55.688349984" calcext:value-type="float">
            <text:p>55.688349984</text:p>
          </table:table-cell>
        </table:table-row>
        <table:table-row table:style-name="ro1">
          <table:table-cell office:value-type="float" office:value="0.09552148" calcext:value-type="float">
            <text:p>0.09552148</text:p>
          </table:table-cell>
          <table:table-cell office:value-type="float" office:value="10.468849" calcext:value-type="float">
            <text:p>10.468849</text:p>
          </table:table-cell>
          <table:table-cell table:formula="of:=[.C494]+[.A495]" office:value-type="float" office:value="55.783871464" calcext:value-type="float">
            <text:p>55.783871464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495]+[.A496]" office:value-type="float" office:value="55.879057244" calcext:value-type="float">
            <text:p>55.879057244</text:p>
          </table:table-cell>
        </table:table-row>
        <table:table-row table:style-name="ro1">
          <table:table-cell office:value-type="float" office:value="0.0954757" calcext:value-type="float">
            <text:p>0.0954757</text:p>
          </table:table-cell>
          <table:table-cell office:value-type="float" office:value="10.473869" calcext:value-type="float">
            <text:p>10.473869</text:p>
          </table:table-cell>
          <table:table-cell table:formula="of:=[.C496]+[.A497]" office:value-type="float" office:value="55.974532944" calcext:value-type="float">
            <text:p>55.974532944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497]+[.A498]" office:value-type="float" office:value="56.070298564" calcext:value-type="float">
            <text:p>56.070298564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498]+[.A499]" office:value-type="float" office:value="56.166094704" calcext:value-type="float">
            <text:p>56.166094704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499]+[.A500]" office:value-type="float" office:value="56.261692478" calcext:value-type="float">
            <text:p>56.261692478</text:p>
          </table:table-cell>
        </table:table-row>
        <table:table-row table:style-name="ro1">
          <table:table-cell office:value-type="float" office:value="0.095567256" calcext:value-type="float">
            <text:p>0.095567256</text:p>
          </table:table-cell>
          <table:table-cell office:value-type="float" office:value="10.463835" calcext:value-type="float">
            <text:p>10.463835</text:p>
          </table:table-cell>
          <table:table-cell table:formula="of:=[.C500]+[.A501]" office:value-type="float" office:value="56.357259734" calcext:value-type="float">
            <text:p>56.357259734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501]+[.A502]" office:value-type="float" office:value="56.453071134" calcext:value-type="float">
            <text:p>56.453071134</text:p>
          </table:table-cell>
        </table:table-row>
        <table:table-row table:style-name="ro1">
          <table:table-cell office:value-type="float" office:value="0.09596399" calcext:value-type="float">
            <text:p>0.09596399</text:p>
          </table:table-cell>
          <table:table-cell office:value-type="float" office:value="10.420575" calcext:value-type="float">
            <text:p>10.420575</text:p>
          </table:table-cell>
          <table:table-cell table:formula="of:=[.C502]+[.A503]" office:value-type="float" office:value="56.549035124" calcext:value-type="float">
            <text:p>56.549035124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503]+[.A504]" office:value-type="float" office:value="56.644831264" calcext:value-type="float">
            <text:p>56.644831264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504]+[.A505]" office:value-type="float" office:value="56.740429038" calcext:value-type="float">
            <text:p>56.740429038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505]+[.A506]" office:value-type="float" office:value="56.836209918" calcext:value-type="float">
            <text:p>56.836209918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506]+[.A507]" office:value-type="float" office:value="56.932387533" calcext:value-type="float">
            <text:p>56.932387533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507]+[.A508]" office:value-type="float" office:value="57.028870333" calcext:value-type="float">
            <text:p>57.028870333</text:p>
          </table:table-cell>
        </table:table-row>
        <table:table-row table:style-name="ro1">
          <table:table-cell office:value-type="float" office:value="0.096528575" calcext:value-type="float">
            <text:p>0.096528575</text:p>
          </table:table-cell>
          <table:table-cell office:value-type="float" office:value="10.359627" calcext:value-type="float">
            <text:p>10.359627</text:p>
          </table:table-cell>
          <table:table-cell table:formula="of:=[.C508]+[.A509]" office:value-type="float" office:value="57.125398908" calcext:value-type="float">
            <text:p>57.125398908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509]+[.A510]" office:value-type="float" office:value="57.221912224" calcext:value-type="float">
            <text:p>57.221912224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510]+[.A511]" office:value-type="float" office:value="57.318562869" calcext:value-type="float">
            <text:p>57.318562869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511]+[.A512]" office:value-type="float" office:value="57.415396619" calcext:value-type="float">
            <text:p>57.415396619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512]+[.A513]" office:value-type="float" office:value="57.512382965" calcext:value-type="float">
            <text:p>57.512382965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513]+[.A514]" office:value-type="float" office:value="57.60962871" calcext:value-type="float">
            <text:p>57.60962871</text:p>
          </table:table-cell>
        </table:table-row>
        <table:table-row table:style-name="ro1">
          <table:table-cell office:value-type="float" office:value="0.0974136" calcext:value-type="float">
            <text:p>0.0974136</text:p>
          </table:table-cell>
          <table:table-cell office:value-type="float" office:value="10.265507" calcext:value-type="float">
            <text:p>10.265507</text:p>
          </table:table-cell>
          <table:table-cell table:formula="of:=[.C514]+[.A515]" office:value-type="float" office:value="57.70704231" calcext:value-type="float">
            <text:p>57.70704231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515]+[.A516]" office:value-type="float" office:value="57.80459324" calcext:value-type="float">
            <text:p>57.80459324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516]+[.A517]" office:value-type="float" office:value="57.90235779" calcext:value-type="float">
            <text:p>57.90235779</text:p>
          </table:table-cell>
        </table:table-row>
        <table:table-row table:style-name="ro1">
          <table:table-cell office:value-type="float" office:value="0.09810025" calcext:value-type="float">
            <text:p>0.09810025</text:p>
          </table:table-cell>
          <table:table-cell office:value-type="float" office:value="10.193653" calcext:value-type="float">
            <text:p>10.193653</text:p>
          </table:table-cell>
          <table:table-cell table:formula="of:=[.C517]+[.A518]" office:value-type="float" office:value="58.00045804" calcext:value-type="float">
            <text:p>58.00045804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518]+[.A519]" office:value-type="float" office:value="58.09872614" calcext:value-type="float">
            <text:p>58.09872614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519]+[.A520]" office:value-type="float" office:value="58.197055274" calcext:value-type="float">
            <text:p>58.197055274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520]+[.A521]" office:value-type="float" office:value="58.295475968" calcext:value-type="float">
            <text:p>58.295475968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521]+[.A522]" office:value-type="float" office:value="58.393972958" calcext:value-type="float">
            <text:p>58.393972958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522]+[.A523]" office:value-type="float" office:value="58.492561498" calcext:value-type="float">
            <text:p>58.492561498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523]+[.A524]" office:value-type="float" office:value="58.591150038" calcext:value-type="float">
            <text:p>58.591150038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524]+[.A525]" office:value-type="float" office:value="58.689723318" calcext:value-type="float">
            <text:p>58.689723318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25]+[.A526]" office:value-type="float" office:value="58.788403412" calcext:value-type="float">
            <text:p>58.788403412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526]+[.A527]" office:value-type="float" office:value="58.887129282" calcext:value-type="float">
            <text:p>58.887129282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27]+[.A528]" office:value-type="float" office:value="58.985839892" calcext:value-type="float">
            <text:p>58.985839892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528]+[.A529]" office:value-type="float" office:value="59.084413172" calcext:value-type="float">
            <text:p>59.084413172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529]+[.A530]" office:value-type="float" office:value="59.183139042" calcext:value-type="float">
            <text:p>59.183139042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530]+[.A531]" office:value-type="float" office:value="59.281986982" calcext:value-type="float">
            <text:p>59.281986982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31]+[.A532]" office:value-type="float" office:value="59.380636562" calcext:value-type="float">
            <text:p>59.380636562</text:p>
          </table:table-cell>
        </table:table-row>
        <table:table-row table:style-name="ro1">
          <table:table-cell office:value-type="float" office:value="0.09863432" calcext:value-type="float">
            <text:p>0.09863432</text:p>
          </table:table-cell>
          <table:table-cell office:value-type="float" office:value="10.138458" calcext:value-type="float">
            <text:p>10.138458</text:p>
          </table:table-cell>
          <table:table-cell table:formula="of:=[.C532]+[.A533]" office:value-type="float" office:value="59.479270882" calcext:value-type="float">
            <text:p>59.479270882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533]+[.A534]" office:value-type="float" office:value="59.578027272" calcext:value-type="float">
            <text:p>59.578027272</text:p>
          </table:table-cell>
        </table:table-row>
        <table:table-row table:style-name="ro1">
          <table:table-cell office:value-type="float" office:value="0.09881742" calcext:value-type="float">
            <text:p>0.09881742</text:p>
          </table:table-cell>
          <table:table-cell office:value-type="float" office:value="10.119673" calcext:value-type="float">
            <text:p>10.119673</text:p>
          </table:table-cell>
          <table:table-cell table:formula="of:=[.C534]+[.A535]" office:value-type="float" office:value="59.676844692" calcext:value-type="float">
            <text:p>59.676844692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35]+[.A536]" office:value-type="float" office:value="59.775524786" calcext:value-type="float">
            <text:p>59.775524786</text:p>
          </table:table-cell>
        </table:table-row>
        <table:table-row table:style-name="ro1">
          <table:table-cell office:value-type="float" office:value="0.098680094" calcext:value-type="float">
            <text:p>0.098680094</text:p>
          </table:table-cell>
          <table:table-cell office:value-type="float" office:value="10.133756" calcext:value-type="float">
            <text:p>10.133756</text:p>
          </table:table-cell>
          <table:table-cell table:formula="of:=[.C536]+[.A537]" office:value-type="float" office:value="59.87420488" calcext:value-type="float">
            <text:p>59.87420488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537]+[.A538]" office:value-type="float" office:value="59.97305282" calcext:value-type="float">
            <text:p>59.97305282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538]+[.A539]" office:value-type="float" office:value="60.07180921" calcext:value-type="float">
            <text:p>60.07180921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39]+[.A540]" office:value-type="float" office:value="60.17045879" calcext:value-type="float">
            <text:p>60.17045879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540]+[.A541]" office:value-type="float" office:value="60.26919992" calcext:value-type="float">
            <text:p>60.26919992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541]+[.A542]" office:value-type="float" office:value="60.3680326" calcext:value-type="float">
            <text:p>60.3680326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542]+[.A543]" office:value-type="float" office:value="60.46665166" calcext:value-type="float">
            <text:p>60.46665166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543]+[.A544]" office:value-type="float" office:value="60.56511813" calcext:value-type="float">
            <text:p>60.56511813</text:p>
          </table:table-cell>
        </table:table-row>
        <table:table-row table:style-name="ro1">
          <table:table-cell office:value-type="float" office:value="0.098527506" calcext:value-type="float">
            <text:p>0.098527506</text:p>
          </table:table-cell>
          <table:table-cell office:value-type="float" office:value="10.149449" calcext:value-type="float">
            <text:p>10.149449</text:p>
          </table:table-cell>
          <table:table-cell table:formula="of:=[.C544]+[.A545]" office:value-type="float" office:value="60.663645636" calcext:value-type="float">
            <text:p>60.663645636</text:p>
          </table:table-cell>
        </table:table-row>
        <table:table-row table:style-name="ro1">
          <table:table-cell office:value-type="float" office:value="0.098420694" calcext:value-type="float">
            <text:p>0.098420694</text:p>
          </table:table-cell>
          <table:table-cell office:value-type="float" office:value="10.160464" calcext:value-type="float">
            <text:p>10.160464</text:p>
          </table:table-cell>
          <table:table-cell table:formula="of:=[.C545]+[.A546]" office:value-type="float" office:value="60.76206633" calcext:value-type="float">
            <text:p>60.76206633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546]+[.A547]" office:value-type="float" office:value="60.86033443" calcext:value-type="float">
            <text:p>60.86033443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547]+[.A548]" office:value-type="float" office:value="60.9584652" calcext:value-type="float">
            <text:p>60.9584652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548]+[.A549]" office:value-type="float" office:value="61.056657005" calcext:value-type="float">
            <text:p>61.056657005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549]+[.A550]" office:value-type="float" office:value="61.154833555" calcext:value-type="float">
            <text:p>61.154833555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550]+[.A551]" office:value-type="float" office:value="61.252735445" calcext:value-type="float">
            <text:p>61.252735445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551]+[.A552]" office:value-type="float" office:value="61.350423705" calcext:value-type="float">
            <text:p>61.350423705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552]+[.A553]" office:value-type="float" office:value="61.448081445" calcext:value-type="float">
            <text:p>61.448081445</text:p>
          </table:table-cell>
        </table:table-row>
        <table:table-row table:style-name="ro1">
          <table:table-cell office:value-type="float" office:value="0.09750515" calcext:value-type="float">
            <text:p>0.09750515</text:p>
          </table:table-cell>
          <table:table-cell office:value-type="float" office:value="10.255868" calcext:value-type="float">
            <text:p>10.255868</text:p>
          </table:table-cell>
          <table:table-cell table:formula="of:=[.C553]+[.A554]" office:value-type="float" office:value="61.545586595" calcext:value-type="float">
            <text:p>61.545586595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554]+[.A555]" office:value-type="float" office:value="61.642756045" calcext:value-type="float">
            <text:p>61.642756045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10.3155985" calcext:value-type="float">
            <text:p>10.3155985</text:p>
          </table:table-cell>
          <table:table-cell table:formula="of:=[.C555]+[.A556]" office:value-type="float" office:value="61.739696615" calcext:value-type="float">
            <text:p>61.739696615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556]+[.A557]" office:value-type="float" office:value="61.83646933" calcext:value-type="float">
            <text:p>61.83646933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557]+[.A558]" office:value-type="float" office:value="61.93295213" calcext:value-type="float">
            <text:p>61.93295213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558]+[.A559]" office:value-type="float" office:value="62.02902293" calcext:value-type="float">
            <text:p>62.02902293</text:p>
          </table:table-cell>
        </table:table-row>
        <table:table-row table:style-name="ro1">
          <table:table-cell office:value-type="float" office:value="0.095841914" calcext:value-type="float">
            <text:p>0.095841914</text:p>
          </table:table-cell>
          <table:table-cell office:value-type="float" office:value="10.433848" calcext:value-type="float">
            <text:p>10.433848</text:p>
          </table:table-cell>
          <table:table-cell table:formula="of:=[.C559]+[.A560]" office:value-type="float" office:value="62.124864844" calcext:value-type="float">
            <text:p>62.124864844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560]+[.A561]" office:value-type="float" office:value="62.220569429" calcext:value-type="float">
            <text:p>62.220569429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561]+[.A562]" office:value-type="float" office:value="62.316014609" calcext:value-type="float">
            <text:p>62.316014609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562]+[.A563]" office:value-type="float" office:value="62.411200389" calcext:value-type="float">
            <text:p>62.411200389</text:p>
          </table:table-cell>
        </table:table-row>
        <table:table-row table:style-name="ro1">
          <table:table-cell office:value-type="float" office:value="0.09500267" calcext:value-type="float">
            <text:p>0.09500267</text:p>
          </table:table-cell>
          <table:table-cell office:value-type="float" office:value="10.52602" calcext:value-type="float">
            <text:p>10.52602</text:p>
          </table:table-cell>
          <table:table-cell table:formula="of:=[.C563]+[.A564]" office:value-type="float" office:value="62.506203059" calcext:value-type="float">
            <text:p>62.506203059</text:p>
          </table:table-cell>
        </table:table-row>
        <table:table-row table:style-name="ro1">
          <table:table-cell office:value-type="float" office:value="0.09486534" calcext:value-type="float">
            <text:p>0.09486534</text:p>
          </table:table-cell>
          <table:table-cell office:value-type="float" office:value="10.541258" calcext:value-type="float">
            <text:p>10.541258</text:p>
          </table:table-cell>
          <table:table-cell table:formula="of:=[.C564]+[.A565]" office:value-type="float" office:value="62.601068399" calcext:value-type="float">
            <text:p>62.601068399</text:p>
          </table:table-cell>
        </table:table-row>
        <table:table-row table:style-name="ro1">
          <table:table-cell office:value-type="float" office:value="0.09491111" calcext:value-type="float">
            <text:p>0.09491111</text:p>
          </table:table-cell>
          <table:table-cell office:value-type="float" office:value="10.536174" calcext:value-type="float">
            <text:p>10.536174</text:p>
          </table:table-cell>
          <table:table-cell table:formula="of:=[.C565]+[.A566]" office:value-type="float" office:value="62.695979509" calcext:value-type="float">
            <text:p>62.695979509</text:p>
          </table:table-cell>
        </table:table-row>
        <table:table-row table:style-name="ro1">
          <table:table-cell office:value-type="float" office:value="0.094987415" calcext:value-type="float">
            <text:p>0.094987415</text:p>
          </table:table-cell>
          <table:table-cell office:value-type="float" office:value="10.527711" calcext:value-type="float">
            <text:p>10.527711</text:p>
          </table:table-cell>
          <table:table-cell table:formula="of:=[.C566]+[.A567]" office:value-type="float" office:value="62.790966924" calcext:value-type="float">
            <text:p>62.790966924</text:p>
          </table:table-cell>
        </table:table-row>
        <table:table-row table:style-name="ro1">
          <table:table-cell office:value-type="float" office:value="0.09501793" calcext:value-type="float">
            <text:p>0.09501793</text:p>
          </table:table-cell>
          <table:table-cell office:value-type="float" office:value="10.524329" calcext:value-type="float">
            <text:p>10.524329</text:p>
          </table:table-cell>
          <table:table-cell table:formula="of:=[.C567]+[.A568]" office:value-type="float" office:value="62.885984854" calcext:value-type="float">
            <text:p>62.885984854</text:p>
          </table:table-cell>
        </table:table-row>
        <table:table-row table:style-name="ro1">
          <table:table-cell office:value-type="float" office:value="0.09532311" calcext:value-type="float">
            <text:p>0.09532311</text:p>
          </table:table-cell>
          <table:table-cell office:value-type="float" office:value="10.490636" calcext:value-type="float">
            <text:p>10.490636</text:p>
          </table:table-cell>
          <table:table-cell table:formula="of:=[.C568]+[.A569]" office:value-type="float" office:value="62.981307964" calcext:value-type="float">
            <text:p>62.981307964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569]+[.A570]" office:value-type="float" office:value="63.077012549" calcext:value-type="float">
            <text:p>63.077012549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570]+[.A571]" office:value-type="float" office:value="63.172961279" calcext:value-type="float">
            <text:p>63.172961279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571]+[.A572]" office:value-type="float" office:value="63.269016824" calcext:value-type="float">
            <text:p>63.269016824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572]+[.A573]" office:value-type="float" office:value="63.365469104" calcext:value-type="float">
            <text:p>63.365469104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573]+[.A574]" office:value-type="float" office:value="63.462333374" calcext:value-type="float">
            <text:p>63.462333374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74]+[.A575]" office:value-type="float" office:value="63.559350234" calcext:value-type="float">
            <text:p>63.559350234</text:p>
          </table:table-cell>
        </table:table-row>
        <table:table-row table:style-name="ro1">
          <table:table-cell office:value-type="float" office:value="0.09732204" calcext:value-type="float">
            <text:p>0.09732204</text:p>
          </table:table-cell>
          <table:table-cell office:value-type="float" office:value="10.275166" calcext:value-type="float">
            <text:p>10.275166</text:p>
          </table:table-cell>
          <table:table-cell table:formula="of:=[.C575]+[.A576]" office:value-type="float" office:value="63.656672274" calcext:value-type="float">
            <text:p>63.656672274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576]+[.A577]" office:value-type="float" office:value="63.75425372" calcext:value-type="float">
            <text:p>63.75425372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577]+[.A578]" office:value-type="float" office:value="63.85203353" calcext:value-type="float">
            <text:p>63.85203353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578]+[.A579]" office:value-type="float" office:value="63.949889634" calcext:value-type="float">
            <text:p>63.949889634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579]+[.A580]" office:value-type="float" office:value="64.04773048" calcext:value-type="float">
            <text:p>64.04773048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580]+[.A581]" office:value-type="float" office:value="64.14590703" calcext:value-type="float">
            <text:p>64.14590703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581]+[.A582]" office:value-type="float" office:value="64.24452609" calcext:value-type="float">
            <text:p>64.24452609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82]+[.A583]" office:value-type="float" office:value="64.3432367" calcext:value-type="float">
            <text:p>64.3432367</text:p>
          </table:table-cell>
        </table:table-row>
        <table:table-row table:style-name="ro1">
          <table:table-cell office:value-type="float" office:value="0.09871061" calcext:value-type="float">
            <text:p>0.09871061</text:p>
          </table:table-cell>
          <table:table-cell office:value-type="float" office:value="10.130623" calcext:value-type="float">
            <text:p>10.130623</text:p>
          </table:table-cell>
          <table:table-cell table:formula="of:=[.C583]+[.A584]" office:value-type="float" office:value="64.44194731" calcext:value-type="float">
            <text:p>64.44194731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584]+[.A585]" office:value-type="float" office:value="64.54081051" calcext:value-type="float">
            <text:p>64.54081051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585]+[.A586]" office:value-type="float" office:value="64.63976527" calcext:value-type="float">
            <text:p>64.63976527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586]+[.A587]" office:value-type="float" office:value="64.73853692" calcext:value-type="float">
            <text:p>64.73853692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587]+[.A588]" office:value-type="float" office:value="64.8371865" calcext:value-type="float">
            <text:p>64.8371865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588]+[.A589]" office:value-type="float" office:value="64.935973405" calcext:value-type="float">
            <text:p>64.935973405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589]+[.A590]" office:value-type="float" office:value="65.03463824" calcext:value-type="float">
            <text:p>65.03463824</text:p>
          </table:table-cell>
        </table:table-row>
        <table:table-row table:style-name="ro1">
          <table:table-cell office:value-type="float" office:value="0.09810025" calcext:value-type="float">
            <text:p>0.09810025</text:p>
          </table:table-cell>
          <table:table-cell office:value-type="float" office:value="10.193653" calcext:value-type="float">
            <text:p>10.193653</text:p>
          </table:table-cell>
          <table:table-cell table:formula="of:=[.C590]+[.A591]" office:value-type="float" office:value="65.13273849" calcext:value-type="float">
            <text:p>65.13273849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591]+[.A592]" office:value-type="float" office:value="65.230579336" calcext:value-type="float">
            <text:p>65.230579336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592]+[.A593]" office:value-type="float" office:value="65.328588036" calcext:value-type="float">
            <text:p>65.328588036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593]+[.A594]" office:value-type="float" office:value="65.426398366" calcext:value-type="float">
            <text:p>65.426398366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94]+[.A595]" office:value-type="float" office:value="65.523415226" calcext:value-type="float">
            <text:p>65.523415226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595]+[.A596]" office:value-type="float" office:value="65.620187941" calcext:value-type="float">
            <text:p>65.620187941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596]+[.A597]" office:value-type="float" office:value="65.717204801" calcext:value-type="float">
            <text:p>65.717204801</text:p>
          </table:table-cell>
        </table:table-row>
        <table:table-row table:style-name="ro1">
          <table:table-cell office:value-type="float" office:value="0.09697109" calcext:value-type="float">
            <text:p>0.09697109</text:p>
          </table:table-cell>
          <table:table-cell office:value-type="float" office:value="10.312352" calcext:value-type="float">
            <text:p>10.312352</text:p>
          </table:table-cell>
          <table:table-cell table:formula="of:=[.C597]+[.A598]" office:value-type="float" office:value="65.814175891" calcext:value-type="float">
            <text:p>65.814175891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598]+[.A599]" office:value-type="float" office:value="65.910429801" calcext:value-type="float">
            <text:p>65.910429801</text:p>
          </table:table-cell>
        </table:table-row>
        <table:table-row table:style-name="ro1">
          <table:table-cell office:value-type="float" office:value="0.09568933" calcext:value-type="float">
            <text:p>0.09568933</text:p>
          </table:table-cell>
          <table:table-cell office:value-type="float" office:value="10.450486" calcext:value-type="float">
            <text:p>10.450486</text:p>
          </table:table-cell>
          <table:table-cell table:formula="of:=[.C599]+[.A600]" office:value-type="float" office:value="66.006119131" calcext:value-type="float">
            <text:p>66.006119131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600]+[.A601]" office:value-type="float" office:value="66.101884751" calcext:value-type="float">
            <text:p>66.101884751</text:p>
          </table:table-cell>
        </table:table-row>
        <table:table-row table:style-name="ro1">
          <table:table-cell office:value-type="float" office:value="0.09600977" calcext:value-type="float">
            <text:p>0.09600977</text:p>
          </table:table-cell>
          <table:table-cell office:value-type="float" office:value="10.4156065" calcext:value-type="float">
            <text:p>10.4156065</text:p>
          </table:table-cell>
          <table:table-cell table:formula="of:=[.C601]+[.A602]" office:value-type="float" office:value="66.197894521" calcext:value-type="float">
            <text:p>66.197894521</text:p>
          </table:table-cell>
        </table:table-row>
        <table:table-row table:style-name="ro1">
          <table:table-cell office:value-type="float" office:value="0.0954757" calcext:value-type="float">
            <text:p>0.0954757</text:p>
          </table:table-cell>
          <table:table-cell office:value-type="float" office:value="10.473869" calcext:value-type="float">
            <text:p>10.473869</text:p>
          </table:table-cell>
          <table:table-cell table:formula="of:=[.C602]+[.A603]" office:value-type="float" office:value="66.2933702209999" calcext:value-type="float">
            <text:p>66.2933702209999</text:p>
          </table:table-cell>
        </table:table-row>
        <table:table-row table:style-name="ro1">
          <table:table-cell office:value-type="float" office:value="0.09445334" calcext:value-type="float">
            <text:p>0.09445334</text:p>
          </table:table-cell>
          <table:table-cell office:value-type="float" office:value="10.587237" calcext:value-type="float">
            <text:p>10.587237</text:p>
          </table:table-cell>
          <table:table-cell table:formula="of:=[.C603]+[.A604]" office:value-type="float" office:value="66.387823561" calcext:value-type="float">
            <text:p>66.387823561</text:p>
          </table:table-cell>
        </table:table-row>
        <table:table-row table:style-name="ro1">
          <table:table-cell office:value-type="float" office:value="0.09434653" calcext:value-type="float">
            <text:p>0.09434653</text:p>
          </table:table-cell>
          <table:table-cell office:value-type="float" office:value="10.599223" calcext:value-type="float">
            <text:p>10.599223</text:p>
          </table:table-cell>
          <table:table-cell table:formula="of:=[.C604]+[.A605]" office:value-type="float" office:value="66.4821700909999" calcext:value-type="float">
            <text:p>66.4821700909999</text:p>
          </table:table-cell>
        </table:table-row>
        <table:table-row table:style-name="ro1">
          <table:table-cell office:value-type="float" office:value="0.09469749" calcext:value-type="float">
            <text:p>0.09469749</text:p>
          </table:table-cell>
          <table:table-cell office:value-type="float" office:value="10.559941" calcext:value-type="float">
            <text:p>10.559941</text:p>
          </table:table-cell>
          <table:table-cell table:formula="of:=[.C605]+[.A606]" office:value-type="float" office:value="66.5768675809999" calcext:value-type="float">
            <text:p>66.5768675809999</text:p>
          </table:table-cell>
        </table:table-row>
        <table:table-row table:style-name="ro1">
          <table:table-cell office:value-type="float" office:value="0.09495689" calcext:value-type="float">
            <text:p>0.09495689</text:p>
          </table:table-cell>
          <table:table-cell office:value-type="float" office:value="10.531095" calcext:value-type="float">
            <text:p>10.531095</text:p>
          </table:table-cell>
          <table:table-cell table:formula="of:=[.C606]+[.A607]" office:value-type="float" office:value="66.671824471" calcext:value-type="float">
            <text:p>66.671824471</text:p>
          </table:table-cell>
        </table:table-row>
        <table:table-row table:style-name="ro1">
          <table:table-cell office:value-type="float" office:value="0.09491111" calcext:value-type="float">
            <text:p>0.09491111</text:p>
          </table:table-cell>
          <table:table-cell office:value-type="float" office:value="10.536174" calcext:value-type="float">
            <text:p>10.536174</text:p>
          </table:table-cell>
          <table:table-cell table:formula="of:=[.C607]+[.A608]" office:value-type="float" office:value="66.766735581" calcext:value-type="float">
            <text:p>66.766735581</text:p>
          </table:table-cell>
        </table:table-row>
        <table:table-row table:style-name="ro1">
          <table:table-cell office:value-type="float" office:value="0.094972156" calcext:value-type="float">
            <text:p>0.094972156</text:p>
          </table:table-cell>
          <table:table-cell office:value-type="float" office:value="10.529402" calcext:value-type="float">
            <text:p>10.529402</text:p>
          </table:table-cell>
          <table:table-cell table:formula="of:=[.C608]+[.A609]" office:value-type="float" office:value="66.8617077369999" calcext:value-type="float">
            <text:p>66.8617077369999</text:p>
          </table:table-cell>
        </table:table-row>
        <table:table-row table:style-name="ro1">
          <table:table-cell office:value-type="float" office:value="0.09518578" calcext:value-type="float">
            <text:p>0.09518578</text:p>
          </table:table-cell>
          <table:table-cell office:value-type="float" office:value="10.505772" calcext:value-type="float">
            <text:p>10.505772</text:p>
          </table:table-cell>
          <table:table-cell table:formula="of:=[.C609]+[.A610]" office:value-type="float" office:value="66.9568935169999" calcext:value-type="float">
            <text:p>66.9568935169999</text:p>
          </table:table-cell>
        </table:table-row>
        <table:table-row table:style-name="ro1">
          <table:table-cell office:value-type="float" office:value="0.09538414" calcext:value-type="float">
            <text:p>0.09538414</text:p>
          </table:table-cell>
          <table:table-cell office:value-type="float" office:value="10.483923" calcext:value-type="float">
            <text:p>10.483923</text:p>
          </table:table-cell>
          <table:table-cell table:formula="of:=[.C610]+[.A611]" office:value-type="float" office:value="67.0522776569999" calcext:value-type="float">
            <text:p>67.0522776569999</text:p>
          </table:table-cell>
        </table:table-row>
        <table:table-row table:style-name="ro1">
          <table:table-cell office:value-type="float" office:value="0.09587243" calcext:value-type="float">
            <text:p>0.09587243</text:p>
          </table:table-cell>
          <table:table-cell office:value-type="float" office:value="10.430527" calcext:value-type="float">
            <text:p>10.430527</text:p>
          </table:table-cell>
          <table:table-cell table:formula="of:=[.C611]+[.A612]" office:value-type="float" office:value="67.1481500869999" calcext:value-type="float">
            <text:p>67.1481500869999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612]+[.A613]" office:value-type="float" office:value="67.2443277019999" calcext:value-type="float">
            <text:p>67.2443277019999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613]+[.A614]" office:value-type="float" office:value="67.3405816119999" calcext:value-type="float">
            <text:p>67.3405816119999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614]+[.A615]" office:value-type="float" office:value="67.4368355219999" calcext:value-type="float">
            <text:p>67.4368355219999</text:p>
          </table:table-cell>
        </table:table-row>
        <table:table-row table:style-name="ro1">
          <table:table-cell office:value-type="float" office:value="0.09649806" calcext:value-type="float">
            <text:p>0.09649806</text:p>
          </table:table-cell>
          <table:table-cell office:value-type="float" office:value="10.362904" calcext:value-type="float">
            <text:p>10.362904</text:p>
          </table:table-cell>
          <table:table-cell table:formula="of:=[.C615]+[.A616]" office:value-type="float" office:value="67.5333335819999" calcext:value-type="float">
            <text:p>67.5333335819999</text:p>
          </table:table-cell>
        </table:table-row>
        <table:table-row table:style-name="ro1">
          <table:table-cell office:value-type="float" office:value="0.096665904" calcext:value-type="float">
            <text:p>0.096665904</text:p>
          </table:table-cell>
          <table:table-cell office:value-type="float" office:value="10.34491" calcext:value-type="float">
            <text:p>10.34491</text:p>
          </table:table-cell>
          <table:table-cell table:formula="of:=[.C616]+[.A617]" office:value-type="float" office:value="67.629999486" calcext:value-type="float">
            <text:p>67.629999486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617]+[.A618]" office:value-type="float" office:value="67.7267264259999" calcext:value-type="float">
            <text:p>67.7267264259999</text:p>
          </table:table-cell>
        </table:table-row>
        <table:table-row table:style-name="ro1">
          <table:table-cell office:value-type="float" office:value="0.09668116" calcext:value-type="float">
            <text:p>0.09668116</text:p>
          </table:table-cell>
          <table:table-cell office:value-type="float" office:value="10.343277" calcext:value-type="float">
            <text:p>10.343277</text:p>
          </table:table-cell>
          <table:table-cell table:formula="of:=[.C618]+[.A619]" office:value-type="float" office:value="67.823407586" calcext:value-type="float">
            <text:p>67.823407586</text:p>
          </table:table-cell>
        </table:table-row>
        <table:table-row table:style-name="ro1">
          <table:table-cell office:value-type="float" office:value="0.096772715" calcext:value-type="float">
            <text:p>0.096772715</text:p>
          </table:table-cell>
          <table:table-cell office:value-type="float" office:value="10.333491" calcext:value-type="float">
            <text:p>10.333491</text:p>
          </table:table-cell>
          <table:table-cell table:formula="of:=[.C619]+[.A620]" office:value-type="float" office:value="67.9201803009999" calcext:value-type="float">
            <text:p>67.9201803009999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620]+[.A621]" office:value-type="float" office:value="68.017227681" calcext:value-type="float">
            <text:p>68.017227681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21]+[.A622]" office:value-type="float" office:value="68.114427651" calcext:value-type="float">
            <text:p>68.114427651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22]+[.A623]" office:value-type="float" office:value="68.211627621" calcext:value-type="float">
            <text:p>68.211627621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623]+[.A624]" office:value-type="float" office:value="68.308995437" calcext:value-type="float">
            <text:p>68.308995437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624]+[.A625]" office:value-type="float" office:value="68.406637917" calcext:value-type="float">
            <text:p>68.406637917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625]+[.A626]" office:value-type="float" office:value="68.504280397" calcext:value-type="float">
            <text:p>68.504280397</text:p>
          </table:table-cell>
        </table:table-row>
        <table:table-row table:style-name="ro1">
          <table:table-cell office:value-type="float" office:value="0.09762722" calcext:value-type="float">
            <text:p>0.09762722</text:p>
          </table:table-cell>
          <table:table-cell office:value-type="float" office:value="10.243045" calcext:value-type="float">
            <text:p>10.243045</text:p>
          </table:table-cell>
          <table:table-cell table:formula="of:=[.C626]+[.A627]" office:value-type="float" office:value="68.601907617" calcext:value-type="float">
            <text:p>68.601907617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627]+[.A628]" office:value-type="float" office:value="68.699641651" calcext:value-type="float">
            <text:p>68.699641651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628]+[.A629]" office:value-type="float" office:value="68.797497755" calcext:value-type="float">
            <text:p>68.797497755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629]+[.A630]" office:value-type="float" office:value="68.895292825" calcext:value-type="float">
            <text:p>68.895292825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630]+[.A631]" office:value-type="float" office:value="68.992950565" calcext:value-type="float">
            <text:p>68.992950565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631]+[.A632]" office:value-type="float" office:value="69.09066934" calcext:value-type="float">
            <text:p>69.09066934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632]+[.A633]" office:value-type="float" office:value="69.1885407" calcext:value-type="float">
            <text:p>69.1885407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633]+[.A634]" office:value-type="float" office:value="69.286473106" calcext:value-type="float">
            <text:p>69.286473106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634]+[.A635]" office:value-type="float" office:value="69.384405512" calcext:value-type="float">
            <text:p>69.384405512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635]+[.A636]" office:value-type="float" office:value="69.482414212" calcext:value-type="float">
            <text:p>69.482414212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636]+[.A637]" office:value-type="float" office:value="69.580544982" calcext:value-type="float">
            <text:p>69.580544982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637]+[.A638]" office:value-type="float" office:value="69.678736787" calcext:value-type="float">
            <text:p>69.678736787</text:p>
          </table:table-cell>
        </table:table-row>
        <table:table-row table:style-name="ro1">
          <table:table-cell office:value-type="float" office:value="0.09834439" calcext:value-type="float">
            <text:p>0.09834439</text:p>
          </table:table-cell>
          <table:table-cell office:value-type="float" office:value="10.168347" calcext:value-type="float">
            <text:p>10.168347</text:p>
          </table:table-cell>
          <table:table-cell table:formula="of:=[.C638]+[.A639]" office:value-type="float" office:value="69.777081177" calcext:value-type="float">
            <text:p>69.777081177</text:p>
          </table:table-cell>
        </table:table-row>
        <table:table-row table:style-name="ro1">
          <table:table-cell office:value-type="float" office:value="0.09863432" calcext:value-type="float">
            <text:p>0.09863432</text:p>
          </table:table-cell>
          <table:table-cell office:value-type="float" office:value="10.138458" calcext:value-type="float">
            <text:p>10.138458</text:p>
          </table:table-cell>
          <table:table-cell table:formula="of:=[.C639]+[.A640]" office:value-type="float" office:value="69.875715497" calcext:value-type="float">
            <text:p>69.875715497</text:p>
          </table:table-cell>
        </table:table-row>
        <table:table-row table:style-name="ro1">
          <table:table-cell office:value-type="float" office:value="0.09904631" calcext:value-type="float">
            <text:p>0.09904631</text:p>
          </table:table-cell>
          <table:table-cell office:value-type="float" office:value="10.096288" calcext:value-type="float">
            <text:p>10.096288</text:p>
          </table:table-cell>
          <table:table-cell table:formula="of:=[.C640]+[.A641]" office:value-type="float" office:value="69.974761807" calcext:value-type="float">
            <text:p>69.974761807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641]+[.A642]" office:value-type="float" office:value="70.074052257" calcext:value-type="float">
            <text:p>70.074052257</text:p>
          </table:table-cell>
        </table:table-row>
        <table:table-row table:style-name="ro1">
          <table:table-cell office:value-type="float" office:value="0.09918364" calcext:value-type="float">
            <text:p>0.09918364</text:p>
          </table:table-cell>
          <table:table-cell office:value-type="float" office:value="10.082308" calcext:value-type="float">
            <text:p>10.082308</text:p>
          </table:table-cell>
          <table:table-cell table:formula="of:=[.C642]+[.A643]" office:value-type="float" office:value="70.173235897" calcext:value-type="float">
            <text:p>70.173235897</text:p>
          </table:table-cell>
        </table:table-row>
        <table:table-row table:style-name="ro1">
          <table:table-cell office:value-type="float" office:value="0.09906157" calcext:value-type="float">
            <text:p>0.09906157</text:p>
          </table:table-cell>
          <table:table-cell office:value-type="float" office:value="10.094732" calcext:value-type="float">
            <text:p>10.094732</text:p>
          </table:table-cell>
          <table:table-cell table:formula="of:=[.C643]+[.A644]" office:value-type="float" office:value="70.272297467" calcext:value-type="float">
            <text:p>70.272297467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644]+[.A645]" office:value-type="float" office:value="70.371420073" calcext:value-type="float">
            <text:p>70.371420073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645]+[.A646]" office:value-type="float" office:value="70.470557938" calcext:value-type="float">
            <text:p>70.470557938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646]+[.A647]" office:value-type="float" office:value="70.569283808" calcext:value-type="float">
            <text:p>70.569283808</text:p>
          </table:table-cell>
        </table:table-row>
        <table:table-row table:style-name="ro1">
          <table:table-cell office:value-type="float" office:value="0.09835965" calcext:value-type="float">
            <text:p>0.09835965</text:p>
          </table:table-cell>
          <table:table-cell office:value-type="float" office:value="10.16677" calcext:value-type="float">
            <text:p>10.16677</text:p>
          </table:table-cell>
          <table:table-cell table:formula="of:=[.C647]+[.A648]" office:value-type="float" office:value="70.667643458" calcext:value-type="float">
            <text:p>70.667643458</text:p>
          </table:table-cell>
        </table:table-row>
        <table:table-row table:style-name="ro1">
          <table:table-cell office:value-type="float" office:value="0.09848173" calcext:value-type="float">
            <text:p>0.09848173</text:p>
          </table:table-cell>
          <table:table-cell office:value-type="float" office:value="10.154167" calcext:value-type="float">
            <text:p>10.154167</text:p>
          </table:table-cell>
          <table:table-cell table:formula="of:=[.C648]+[.A649]" office:value-type="float" office:value="70.766125188" calcext:value-type="float">
            <text:p>70.766125188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649]+[.A650]" office:value-type="float" office:value="70.864622178" calcext:value-type="float">
            <text:p>70.864622178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650]+[.A651]" office:value-type="float" office:value="70.962661398" calcext:value-type="float">
            <text:p>70.962661398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651]+[.A652]" office:value-type="float" office:value="71.060197068" calcext:value-type="float">
            <text:p>71.060197068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652]+[.A653]" office:value-type="float" office:value="71.158037914" calcext:value-type="float">
            <text:p>71.158037914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653]+[.A654]" office:value-type="float" office:value="71.256244978" calcext:value-type="float">
            <text:p>71.256244978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654]+[.A655]" office:value-type="float" office:value="71.354299454" calcext:value-type="float">
            <text:p>71.354299454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655]+[.A656]" office:value-type="float" office:value="71.451484164" calcext:value-type="float">
            <text:p>71.451484164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656]+[.A657]" office:value-type="float" office:value="71.548317914" calcext:value-type="float">
            <text:p>71.548317914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657]+[.A658]" office:value-type="float" office:value="71.645411074" calcext:value-type="float">
            <text:p>71.645411074</text:p>
          </table:table-cell>
        </table:table-row>
        <table:table-row table:style-name="ro1">
          <table:table-cell office:value-type="float" office:value="0.09735256" calcext:value-type="float">
            <text:p>0.09735256</text:p>
          </table:table-cell>
          <table:table-cell office:value-type="float" office:value="10.271944" calcext:value-type="float">
            <text:p>10.271944</text:p>
          </table:table-cell>
          <table:table-cell table:formula="of:=[.C658]+[.A659]" office:value-type="float" office:value="71.742763634" calcext:value-type="float">
            <text:p>71.742763634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659]+[.A660]" office:value-type="float" office:value="71.839597384" calcext:value-type="float">
            <text:p>71.839597384</text:p>
          </table:table-cell>
        </table:table-row>
        <table:table-row table:style-name="ro1">
          <table:table-cell office:value-type="float" office:value="0.09590295" calcext:value-type="float">
            <text:p>0.09590295</text:p>
          </table:table-cell>
          <table:table-cell office:value-type="float" office:value="10.427208" calcext:value-type="float">
            <text:p>10.427208</text:p>
          </table:table-cell>
          <table:table-cell table:formula="of:=[.C660]+[.A661]" office:value-type="float" office:value="71.935500334" calcext:value-type="float">
            <text:p>71.935500334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661]+[.A662]" office:value-type="float" office:value="72.031311734" calcext:value-type="float">
            <text:p>72.031311734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662]+[.A663]" office:value-type="float" office:value="72.127489349" calcext:value-type="float">
            <text:p>72.127489349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63]+[.A664]" office:value-type="float" office:value="72.223850069" calcext:value-type="float">
            <text:p>72.223850069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664]+[.A665]" office:value-type="float" office:value="72.319768279" calcext:value-type="float">
            <text:p>72.319768279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65]+[.A666]" office:value-type="float" office:value="72.415213459" calcext:value-type="float">
            <text:p>72.415213459</text:p>
          </table:table-cell>
        </table:table-row>
        <table:table-row table:style-name="ro1">
          <table:table-cell office:value-type="float" office:value="0.095597774" calcext:value-type="float">
            <text:p>0.095597774</text:p>
          </table:table-cell>
          <table:table-cell office:value-type="float" office:value="10.460495" calcext:value-type="float">
            <text:p>10.460495</text:p>
          </table:table-cell>
          <table:table-cell table:formula="of:=[.C666]+[.A667]" office:value-type="float" office:value="72.510811233" calcext:value-type="float">
            <text:p>72.510811233</text:p>
          </table:table-cell>
        </table:table-row>
        <table:table-row table:style-name="ro1">
          <table:table-cell office:value-type="float" office:value="0.09590295" calcext:value-type="float">
            <text:p>0.09590295</text:p>
          </table:table-cell>
          <table:table-cell office:value-type="float" office:value="10.427208" calcext:value-type="float">
            <text:p>10.427208</text:p>
          </table:table-cell>
          <table:table-cell table:formula="of:=[.C667]+[.A668]" office:value-type="float" office:value="72.606714183" calcext:value-type="float">
            <text:p>72.606714183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668]+[.A669]" office:value-type="float" office:value="72.702510323" calcext:value-type="float">
            <text:p>72.702510323</text:p>
          </table:table-cell>
        </table:table-row>
        <table:table-row table:style-name="ro1">
          <table:table-cell office:value-type="float" office:value="0.095353626" calcext:value-type="float">
            <text:p>0.095353626</text:p>
          </table:table-cell>
          <table:table-cell office:value-type="float" office:value="10.487279" calcext:value-type="float">
            <text:p>10.487279</text:p>
          </table:table-cell>
          <table:table-cell table:formula="of:=[.C669]+[.A670]" office:value-type="float" office:value="72.797863949" calcext:value-type="float">
            <text:p>72.797863949</text:p>
          </table:table-cell>
        </table:table-row>
        <table:table-row table:style-name="ro1">
          <table:table-cell office:value-type="float" office:value="0.09530785" calcext:value-type="float">
            <text:p>0.09530785</text:p>
          </table:table-cell>
          <table:table-cell office:value-type="float" office:value="10.492315" calcext:value-type="float">
            <text:p>10.492315</text:p>
          </table:table-cell>
          <table:table-cell table:formula="of:=[.C670]+[.A671]" office:value-type="float" office:value="72.893171799" calcext:value-type="float">
            <text:p>72.893171799</text:p>
          </table:table-cell>
        </table:table-row>
        <table:table-row table:style-name="ro1">
          <table:table-cell office:value-type="float" office:value="0.095719844" calcext:value-type="float">
            <text:p>0.095719844</text:p>
          </table:table-cell>
          <table:table-cell office:value-type="float" office:value="10.447154" calcext:value-type="float">
            <text:p>10.447154</text:p>
          </table:table-cell>
          <table:table-cell table:formula="of:=[.C671]+[.A672]" office:value-type="float" office:value="72.988891643" calcext:value-type="float">
            <text:p>72.988891643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672]+[.A673]" office:value-type="float" office:value="73.084916673" calcext:value-type="float">
            <text:p>73.084916673</text:p>
          </table:table-cell>
        </table:table-row>
        <table:table-row table:style-name="ro1">
          <table:table-cell office:value-type="float" office:value="0.09600977" calcext:value-type="float">
            <text:p>0.09600977</text:p>
          </table:table-cell>
          <table:table-cell office:value-type="float" office:value="10.4156065" calcext:value-type="float">
            <text:p>10.4156065</text:p>
          </table:table-cell>
          <table:table-cell table:formula="of:=[.C673]+[.A674]" office:value-type="float" office:value="73.180926443" calcext:value-type="float">
            <text:p>73.180926443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674]+[.A675]" office:value-type="float" office:value="73.277149833" calcext:value-type="float">
            <text:p>73.277149833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675]+[.A676]" office:value-type="float" office:value="73.373876773" calcext:value-type="float">
            <text:p>73.373876773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676]+[.A677]" office:value-type="float" office:value="73.471076743" calcext:value-type="float">
            <text:p>73.471076743</text:p>
          </table:table-cell>
        </table:table-row>
        <table:table-row table:style-name="ro1">
          <table:table-cell office:value-type="float" office:value="0.097611964" calcext:value-type="float">
            <text:p>0.097611964</text:p>
          </table:table-cell>
          <table:table-cell office:value-type="float" office:value="10.244646" calcext:value-type="float">
            <text:p>10.244646</text:p>
          </table:table-cell>
          <table:table-cell table:formula="of:=[.C677]+[.A678]" office:value-type="float" office:value="73.568688707" calcext:value-type="float">
            <text:p>73.568688707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678]+[.A679]" office:value-type="float" office:value="73.666880512" calcext:value-type="float">
            <text:p>73.666880512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679]+[.A680]" office:value-type="float" office:value="73.765652162" calcext:value-type="float">
            <text:p>73.765652162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680]+[.A681]" office:value-type="float" office:value="73.864851062" calcext:value-type="float">
            <text:p>73.864851062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681]+[.A682]" office:value-type="float" office:value="73.964217816" calcext:value-type="float">
            <text:p>73.964217816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682]+[.A683]" office:value-type="float" office:value="74.063630346" calcext:value-type="float">
            <text:p>74.063630346</text:p>
          </table:table-cell>
        </table:table-row>
        <table:table-row table:style-name="ro1">
          <table:table-cell office:value-type="float" office:value="0.09951934" calcext:value-type="float">
            <text:p>0.09951934</text:p>
          </table:table-cell>
          <table:table-cell office:value-type="float" office:value="10.048298" calcext:value-type="float">
            <text:p>10.048298</text:p>
          </table:table-cell>
          <table:table-cell table:formula="of:=[.C683]+[.A684]" office:value-type="float" office:value="74.163149686" calcext:value-type="float">
            <text:p>74.163149686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684]+[.A685]" office:value-type="float" office:value="74.262577476" calcext:value-type="float">
            <text:p>74.262577476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685]+[.A686]" office:value-type="float" office:value="74.36185267" calcext:value-type="float">
            <text:p>74.36185267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686]+[.A687]" office:value-type="float" office:value="74.46106683" calcext:value-type="float">
            <text:p>74.46106683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687]+[.A688]" office:value-type="float" office:value="74.560204695" calcext:value-type="float">
            <text:p>74.560204695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688]+[.A689]" office:value-type="float" office:value="74.659205231" calcext:value-type="float">
            <text:p>74.659205231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689]+[.A690]" office:value-type="float" office:value="74.758037911" calcext:value-type="float">
            <text:p>74.758037911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690]+[.A691]" office:value-type="float" office:value="74.856977411" calcext:value-type="float">
            <text:p>74.856977411</text:p>
          </table:table-cell>
        </table:table-row>
        <table:table-row table:style-name="ro1">
          <table:table-cell office:value-type="float" office:value="0.09903105" calcext:value-type="float">
            <text:p>0.09903105</text:p>
          </table:table-cell>
          <table:table-cell office:value-type="float" office:value="10.097843" calcext:value-type="float">
            <text:p>10.097843</text:p>
          </table:table-cell>
          <table:table-cell table:formula="of:=[.C691]+[.A692]" office:value-type="float" office:value="74.956008461" calcext:value-type="float">
            <text:p>74.956008461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692]+[.A693]" office:value-type="float" office:value="75.054886927" calcext:value-type="float">
            <text:p>75.054886927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693]+[.A694]" office:value-type="float" office:value="75.153719607" calcext:value-type="float">
            <text:p>75.153719607</text:p>
          </table:table-cell>
        </table:table-row>
        <table:table-row table:style-name="ro1">
          <table:table-cell office:value-type="float" office:value="0.09903105" calcext:value-type="float">
            <text:p>0.09903105</text:p>
          </table:table-cell>
          <table:table-cell office:value-type="float" office:value="10.097843" calcext:value-type="float">
            <text:p>10.097843</text:p>
          </table:table-cell>
          <table:table-cell table:formula="of:=[.C694]+[.A695]" office:value-type="float" office:value="75.252750657" calcext:value-type="float">
            <text:p>75.252750657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695]+[.A696]" office:value-type="float" office:value="75.351873263" calcext:value-type="float">
            <text:p>75.351873263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696]+[.A697]" office:value-type="float" office:value="75.450782243" calcext:value-type="float">
            <text:p>75.450782243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697]+[.A698]" office:value-type="float" office:value="75.549538633" calcext:value-type="float">
            <text:p>75.549538633</text:p>
          </table:table-cell>
        </table:table-row>
        <table:table-row table:style-name="ro1">
          <table:table-cell office:value-type="float" office:value="0.09892424" calcext:value-type="float">
            <text:p>0.09892424</text:p>
          </table:table-cell>
          <table:table-cell office:value-type="float" office:value="10.108746" calcext:value-type="float">
            <text:p>10.108746</text:p>
          </table:table-cell>
          <table:table-cell table:formula="of:=[.C698]+[.A699]" office:value-type="float" office:value="75.648462873" calcext:value-type="float">
            <text:p>75.648462873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699]+[.A700]" office:value-type="float" office:value="75.747692293" calcext:value-type="float">
            <text:p>75.747692293</text:p>
          </table:table-cell>
        </table:table-row>
        <table:table-row table:style-name="ro1">
          <table:table-cell office:value-type="float" office:value="0.09906157" calcext:value-type="float">
            <text:p>0.09906157</text:p>
          </table:table-cell>
          <table:table-cell office:value-type="float" office:value="10.094732" calcext:value-type="float">
            <text:p>10.094732</text:p>
          </table:table-cell>
          <table:table-cell table:formula="of:=[.C700]+[.A701]" office:value-type="float" office:value="75.846753863" calcext:value-type="float">
            <text:p>75.846753863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701]+[.A702]" office:value-type="float" office:value="75.945449213" calcext:value-type="float">
            <text:p>75.945449213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702]+[.A703]" office:value-type="float" office:value="76.044312413" calcext:value-type="float">
            <text:p>76.044312413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703]+[.A704]" office:value-type="float" office:value="76.143724943" calcext:value-type="float">
            <text:p>76.143724943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704]+[.A705]" office:value-type="float" office:value="76.243259543" calcext:value-type="float">
            <text:p>76.243259543</text:p>
          </table:table-cell>
        </table:table-row>
        <table:table-row table:style-name="ro1">
          <table:table-cell office:value-type="float" office:value="0.09924468" calcext:value-type="float">
            <text:p>0.09924468</text:p>
          </table:table-cell>
          <table:table-cell office:value-type="float" office:value="10.076107" calcext:value-type="float">
            <text:p>10.076107</text:p>
          </table:table-cell>
          <table:table-cell table:formula="of:=[.C705]+[.A706]" office:value-type="float" office:value="76.342504223" calcext:value-type="float">
            <text:p>76.342504223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706]+[.A707]" office:value-type="float" office:value="76.441840453" calcext:value-type="float">
            <text:p>76.441840453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707]+[.A708]" office:value-type="float" office:value="76.541634453" calcext:value-type="float">
            <text:p>76.541634453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708]+[.A709]" office:value-type="float" office:value="76.641718378" calcext:value-type="float">
            <text:p>76.641718378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09]+[.A710]" office:value-type="float" office:value="76.741466602" calcext:value-type="float">
            <text:p>76.741466602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710]+[.A711]" office:value-type="float" office:value="76.841016462" calcext:value-type="float">
            <text:p>76.841016462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711]+[.A712]" office:value-type="float" office:value="76.940871502" calcext:value-type="float">
            <text:p>76.940871502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712]+[.A713]" office:value-type="float" office:value="77.041108012" calcext:value-type="float">
            <text:p>77.041108012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13]+[.A714]" office:value-type="float" office:value="77.140856236" calcext:value-type="float">
            <text:p>77.140856236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714]+[.A715]" office:value-type="float" office:value="77.239704176" calcext:value-type="float">
            <text:p>77.239704176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715]+[.A716]" office:value-type="float" office:value="77.338582642" calcext:value-type="float">
            <text:p>77.338582642</text:p>
          </table:table-cell>
        </table:table-row>
        <table:table-row table:style-name="ro1">
          <table:table-cell office:value-type="float" office:value="0.09933623" calcext:value-type="float">
            <text:p>0.09933623</text:p>
          </table:table-cell>
          <table:table-cell office:value-type="float" office:value="10.066821" calcext:value-type="float">
            <text:p>10.066821</text:p>
          </table:table-cell>
          <table:table-cell table:formula="of:=[.C716]+[.A717]" office:value-type="float" office:value="77.437918872" calcext:value-type="float">
            <text:p>77.437918872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717]+[.A718]" office:value-type="float" office:value="77.537636582" calcext:value-type="float">
            <text:p>77.537636582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718]+[.A719]" office:value-type="float" office:value="77.636774447" calcext:value-type="float">
            <text:p>77.636774447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719]+[.A720]" office:value-type="float" office:value="77.735088322" calcext:value-type="float">
            <text:p>77.735088322</text:p>
          </table:table-cell>
        </table:table-row>
        <table:table-row table:style-name="ro1">
          <table:table-cell office:value-type="float" office:value="0.09843595" calcext:value-type="float">
            <text:p>0.09843595</text:p>
          </table:table-cell>
          <table:table-cell office:value-type="float" office:value="10.158889" calcext:value-type="float">
            <text:p>10.158889</text:p>
          </table:table-cell>
          <table:table-cell table:formula="of:=[.C720]+[.A721]" office:value-type="float" office:value="77.833524272" calcext:value-type="float">
            <text:p>77.833524272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721]+[.A722]" office:value-type="float" office:value="77.932494292" calcext:value-type="float">
            <text:p>77.932494292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722]+[.A723]" office:value-type="float" office:value="78.031632157" calcext:value-type="float">
            <text:p>78.031632157</text:p>
          </table:table-cell>
        </table:table-row>
        <table:table-row table:style-name="ro1">
          <table:table-cell office:value-type="float" office:value="0.098527506" calcext:value-type="float">
            <text:p>0.098527506</text:p>
          </table:table-cell>
          <table:table-cell office:value-type="float" office:value="10.149449" calcext:value-type="float">
            <text:p>10.149449</text:p>
          </table:table-cell>
          <table:table-cell table:formula="of:=[.C723]+[.A724]" office:value-type="float" office:value="78.130159663" calcext:value-type="float">
            <text:p>78.130159663</text:p>
          </table:table-cell>
        </table:table-row>
        <table:table-row table:style-name="ro1">
          <table:table-cell office:value-type="float" office:value="0.097840846" calcext:value-type="float">
            <text:p>0.097840846</text:p>
          </table:table-cell>
          <table:table-cell office:value-type="float" office:value="10.22068" calcext:value-type="float">
            <text:p>10.22068</text:p>
          </table:table-cell>
          <table:table-cell table:formula="of:=[.C724]+[.A725]" office:value-type="float" office:value="78.228000509" calcext:value-type="float">
            <text:p>78.228000509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25]+[.A726]" office:value-type="float" office:value="78.326009209" calcext:value-type="float">
            <text:p>78.326009209</text:p>
          </table:table-cell>
        </table:table-row>
        <table:table-row table:style-name="ro1">
          <table:table-cell office:value-type="float" office:value="0.098405436" calcext:value-type="float">
            <text:p>0.098405436</text:p>
          </table:table-cell>
          <table:table-cell office:value-type="float" office:value="10.16204" calcext:value-type="float">
            <text:p>10.16204</text:p>
          </table:table-cell>
          <table:table-cell table:formula="of:=[.C726]+[.A727]" office:value-type="float" office:value="78.424414645" calcext:value-type="float">
            <text:p>78.424414645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27]+[.A728]" office:value-type="float" office:value="78.522423345" calcext:value-type="float">
            <text:p>78.522423345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728]+[.A729]" office:value-type="float" office:value="78.619272355" calcext:value-type="float">
            <text:p>78.619272355</text:p>
          </table:table-cell>
        </table:table-row>
        <table:table-row table:style-name="ro1">
          <table:table-cell office:value-type="float" office:value="0.09654383" calcext:value-type="float">
            <text:p>0.09654383</text:p>
          </table:table-cell>
          <table:table-cell office:value-type="float" office:value="10.35799" calcext:value-type="float">
            <text:p>10.35799</text:p>
          </table:table-cell>
          <table:table-cell table:formula="of:=[.C729]+[.A730]" office:value-type="float" office:value="78.715816185" calcext:value-type="float">
            <text:p>78.715816185</text:p>
          </table:table-cell>
        </table:table-row>
        <table:table-row table:style-name="ro1">
          <table:table-cell office:value-type="float" office:value="0.09684901" calcext:value-type="float">
            <text:p>0.09684901</text:p>
          </table:table-cell>
          <table:table-cell office:value-type="float" office:value="10.325352" calcext:value-type="float">
            <text:p>10.325352</text:p>
          </table:table-cell>
          <table:table-cell table:formula="of:=[.C730]+[.A731]" office:value-type="float" office:value="78.812665195" calcext:value-type="float">
            <text:p>78.812665195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731]+[.A732]" office:value-type="float" office:value="78.909849905" calcext:value-type="float">
            <text:p>78.909849905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732]+[.A733]" office:value-type="float" office:value="79.006714175" calcext:value-type="float">
            <text:p>79.006714175</text:p>
          </table:table-cell>
        </table:table-row>
        <table:table-row table:style-name="ro1">
          <table:table-cell office:value-type="float" office:value="0.09643702" calcext:value-type="float">
            <text:p>0.09643702</text:p>
          </table:table-cell>
          <table:table-cell office:value-type="float" office:value="10.369462" calcext:value-type="float">
            <text:p>10.369462</text:p>
          </table:table-cell>
          <table:table-cell table:formula="of:=[.C733]+[.A734]" office:value-type="float" office:value="79.103151195" calcext:value-type="float">
            <text:p>79.103151195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734]+[.A735]" office:value-type="float" office:value="79.199878135" calcext:value-type="float">
            <text:p>79.199878135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735]+[.A736]" office:value-type="float" office:value="79.297139139" calcext:value-type="float">
            <text:p>79.297139139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736]+[.A737]" office:value-type="float" office:value="79.394522213" calcext:value-type="float">
            <text:p>79.394522213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737]+[.A738]" office:value-type="float" office:value="79.491584853" calcext:value-type="float">
            <text:p>79.491584853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738]+[.A739]" office:value-type="float" office:value="79.588464383" calcext:value-type="float">
            <text:p>79.588464383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739]+[.A740]" office:value-type="float" office:value="79.685694873" calcext:value-type="float">
            <text:p>79.685694873</text:p>
          </table:table-cell>
        </table:table-row>
        <table:table-row table:style-name="ro1">
          <table:table-cell office:value-type="float" office:value="0.097459376" calcext:value-type="float">
            <text:p>0.097459376</text:p>
          </table:table-cell>
          <table:table-cell office:value-type="float" office:value="10.260686" calcext:value-type="float">
            <text:p>10.260686</text:p>
          </table:table-cell>
          <table:table-cell table:formula="of:=[.C740]+[.A741]" office:value-type="float" office:value="79.783154249" calcext:value-type="float">
            <text:p>79.783154249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741]+[.A742]" office:value-type="float" office:value="79.880171109" calcext:value-type="float">
            <text:p>79.880171109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742]+[.A743]" office:value-type="float" office:value="79.976211395" calcext:value-type="float">
            <text:p>79.976211395</text:p>
          </table:table-cell>
        </table:table-row>
        <table:table-row table:style-name="ro1">
          <table:table-cell office:value-type="float" office:value="0.09593347" calcext:value-type="float">
            <text:p>0.09593347</text:p>
          </table:table-cell>
          <table:table-cell office:value-type="float" office:value="10.423891" calcext:value-type="float">
            <text:p>10.423891</text:p>
          </table:table-cell>
          <table:table-cell table:formula="of:=[.C743]+[.A744]" office:value-type="float" office:value="80.072144865" calcext:value-type="float">
            <text:p>80.072144865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744]+[.A745]" office:value-type="float" office:value="80.168429295" calcext:value-type="float">
            <text:p>80.168429295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745]+[.A746]" office:value-type="float" office:value="80.264622169" calcext:value-type="float">
            <text:p>80.264622169</text:p>
          </table:table-cell>
        </table:table-row>
        <table:table-row table:style-name="ro1">
          <table:table-cell office:value-type="float" office:value="0.09561303" calcext:value-type="float">
            <text:p>0.09561303</text:p>
          </table:table-cell>
          <table:table-cell office:value-type="float" office:value="10.458825" calcext:value-type="float">
            <text:p>10.458825</text:p>
          </table:table-cell>
          <table:table-cell table:formula="of:=[.C746]+[.A747]" office:value-type="float" office:value="80.360235199" calcext:value-type="float">
            <text:p>80.360235199</text:p>
          </table:table-cell>
        </table:table-row>
        <table:table-row table:style-name="ro1">
          <table:table-cell office:value-type="float" office:value="0.09562829" calcext:value-type="float">
            <text:p>0.09562829</text:p>
          </table:table-cell>
          <table:table-cell office:value-type="float" office:value="10.457156" calcext:value-type="float">
            <text:p>10.457156</text:p>
          </table:table-cell>
          <table:table-cell table:formula="of:=[.C747]+[.A748]" office:value-type="float" office:value="80.455863489" calcext:value-type="float">
            <text:p>80.455863489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748]+[.A749]" office:value-type="float" office:value="80.551812219" calcext:value-type="float">
            <text:p>80.551812219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749]+[.A750]" office:value-type="float" office:value="80.648218719" calcext:value-type="float">
            <text:p>80.648218719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750]+[.A751]" office:value-type="float" office:value="80.744869364" calcext:value-type="float">
            <text:p>80.744869364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751]+[.A752]" office:value-type="float" office:value="80.8417488939999" calcext:value-type="float">
            <text:p>80.8417488939999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752]+[.A753]" office:value-type="float" office:value="80.939055674" calcext:value-type="float">
            <text:p>80.939055674</text:p>
          </table:table-cell>
        </table:table-row>
        <table:table-row table:style-name="ro1">
          <table:table-cell office:value-type="float" office:value="0.09770352" calcext:value-type="float">
            <text:p>0.09770352</text:p>
          </table:table-cell>
          <table:table-cell office:value-type="float" office:value="10.235046" calcext:value-type="float">
            <text:p>10.235046</text:p>
          </table:table-cell>
          <table:table-cell table:formula="of:=[.C753]+[.A754]" office:value-type="float" office:value="81.0367591939999" calcext:value-type="float">
            <text:p>81.0367591939999</text:p>
          </table:table-cell>
        </table:table-row>
        <table:table-row table:style-name="ro1">
          <table:table-cell office:value-type="float" office:value="0.09808499" calcext:value-type="float">
            <text:p>0.09808499</text:p>
          </table:table-cell>
          <table:table-cell office:value-type="float" office:value="10.195239" calcext:value-type="float">
            <text:p>10.195239</text:p>
          </table:table-cell>
          <table:table-cell table:formula="of:=[.C754]+[.A755]" office:value-type="float" office:value="81.134844184" calcext:value-type="float">
            <text:p>81.134844184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755]+[.A756]" office:value-type="float" office:value="81.2334174639999" calcext:value-type="float">
            <text:p>81.2334174639999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756]+[.A757]" office:value-type="float" office:value="81.3323264439999" calcext:value-type="float">
            <text:p>81.3323264439999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757]+[.A758]" office:value-type="float" office:value="81.431708454" calcext:value-type="float">
            <text:p>81.431708454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758]+[.A759]" office:value-type="float" office:value="81.5315177139999" calcext:value-type="float">
            <text:p>81.5315177139999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759]+[.A760]" office:value-type="float" office:value="81.631403274" calcext:value-type="float">
            <text:p>81.631403274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760]+[.A761]" office:value-type="float" office:value="81.7312277939999" calcext:value-type="float">
            <text:p>81.7312277939999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761]+[.A762]" office:value-type="float" office:value="81.8313422339999" calcext:value-type="float">
            <text:p>81.8313422339999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762]+[.A763]" office:value-type="float" office:value="81.931578744" calcext:value-type="float">
            <text:p>81.931578744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763]+[.A764]" office:value-type="float" office:value="82.0315711139999" calcext:value-type="float">
            <text:p>82.0315711139999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764]+[.A765]" office:value-type="float" office:value="82.131380374" calcext:value-type="float">
            <text:p>82.131380374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765]+[.A766]" office:value-type="float" office:value="82.2313269699999" calcext:value-type="float">
            <text:p>82.2313269699999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766]+[.A767]" office:value-type="float" office:value="82.3310751939999" calcext:value-type="float">
            <text:p>82.3310751939999</text:p>
          </table:table-cell>
        </table:table-row>
        <table:table-row table:style-name="ro1">
          <table:table-cell office:value-type="float" office:value="0.09938201" calcext:value-type="float">
            <text:p>0.09938201</text:p>
          </table:table-cell>
          <table:table-cell office:value-type="float" office:value="10.062183" calcext:value-type="float">
            <text:p>10.062183</text:p>
          </table:table-cell>
          <table:table-cell table:formula="of:=[.C767]+[.A768]" office:value-type="float" office:value="82.4304572039999" calcext:value-type="float">
            <text:p>82.4304572039999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768]+[.A769]" office:value-type="float" office:value="82.530037584" calcext:value-type="float">
            <text:p>82.530037584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769]+[.A770]" office:value-type="float" office:value="82.629938404" calcext:value-type="float">
            <text:p>82.629938404</text:p>
          </table:table-cell>
        </table:table-row>
        <table:table-row table:style-name="ro1">
          <table:table-cell office:value-type="float" office:value="0.099610895" calcext:value-type="float">
            <text:p>0.099610895</text:p>
          </table:table-cell>
          <table:table-cell office:value-type="float" office:value="10.0390625" calcext:value-type="float">
            <text:p>10.0390625</text:p>
          </table:table-cell>
          <table:table-cell table:formula="of:=[.C770]+[.A771]" office:value-type="float" office:value="82.7295492989999" calcext:value-type="float">
            <text:p>82.7295492989999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771]+[.A772]" office:value-type="float" office:value="82.8285040589999" calcext:value-type="float">
            <text:p>82.8285040589999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772]+[.A773]" office:value-type="float" office:value="82.9276266649999" calcext:value-type="float">
            <text:p>82.9276266649999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773]+[.A774]" office:value-type="float" office:value="83.0272985949999" calcext:value-type="float">
            <text:p>83.0272985949999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774]+[.A775]" office:value-type="float" office:value="83.1272757049999" calcext:value-type="float">
            <text:p>83.1272757049999</text:p>
          </table:table-cell>
        </table:table-row>
        <table:table-row table:style-name="ro1">
          <table:table-cell office:value-type="float" office:value="0.09922942" calcext:value-type="float">
            <text:p>0.09922942</text:p>
          </table:table-cell>
          <table:table-cell office:value-type="float" office:value="10.077657" calcext:value-type="float">
            <text:p>10.077657</text:p>
          </table:table-cell>
          <table:table-cell table:formula="of:=[.C775]+[.A776]" office:value-type="float" office:value="83.2265051249999" calcext:value-type="float">
            <text:p>83.2265051249999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776]+[.A777]" office:value-type="float" office:value="83.3244985649999" calcext:value-type="float">
            <text:p>83.3244985649999</text:p>
          </table:table-cell>
        </table:table-row>
        <table:table-row table:style-name="ro1">
          <table:table-cell office:value-type="float" office:value="0.09782559" calcext:value-type="float">
            <text:p>0.09782559</text:p>
          </table:table-cell>
          <table:table-cell office:value-type="float" office:value="10.222275" calcext:value-type="float">
            <text:p>10.222275</text:p>
          </table:table-cell>
          <table:table-cell table:formula="of:=[.C777]+[.A778]" office:value-type="float" office:value="83.4223241549999" calcext:value-type="float">
            <text:p>83.4223241549999</text:p>
          </table:table-cell>
        </table:table-row>
        <table:table-row table:style-name="ro1">
          <table:table-cell office:value-type="float" office:value="0.09823758" calcext:value-type="float">
            <text:p>0.09823758</text:p>
          </table:table-cell>
          <table:table-cell office:value-type="float" office:value="10.179403" calcext:value-type="float">
            <text:p>10.179403</text:p>
          </table:table-cell>
          <table:table-cell table:formula="of:=[.C778]+[.A779]" office:value-type="float" office:value="83.5205617349999" calcext:value-type="float">
            <text:p>83.5205617349999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779]+[.A780]" office:value-type="float" office:value="83.6193333849999" calcext:value-type="float">
            <text:p>83.6193333849999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780]+[.A781]" office:value-type="float" office:value="83.7179219249999" calcext:value-type="float">
            <text:p>83.7179219249999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781]+[.A782]" office:value-type="float" office:value="83.8156864749999" calcext:value-type="float">
            <text:p>83.8156864749999</text:p>
          </table:table-cell>
        </table:table-row>
        <table:table-row table:style-name="ro1">
          <table:table-cell office:value-type="float" office:value="0.09779507" calcext:value-type="float">
            <text:p>0.09779507</text:p>
          </table:table-cell>
          <table:table-cell office:value-type="float" office:value="10.225465" calcext:value-type="float">
            <text:p>10.225465</text:p>
          </table:table-cell>
          <table:table-cell table:formula="of:=[.C782]+[.A783]" office:value-type="float" office:value="83.9134815449999" calcext:value-type="float">
            <text:p>83.9134815449999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783]+[.A784]" office:value-type="float" office:value="84.0116275749999" calcext:value-type="float">
            <text:p>84.0116275749999</text:p>
          </table:table-cell>
        </table:table-row>
        <table:table-row table:style-name="ro1">
          <table:table-cell office:value-type="float" office:value="0.09829862" calcext:value-type="float">
            <text:p>0.09829862</text:p>
          </table:table-cell>
          <table:table-cell office:value-type="float" office:value="10.173083" calcext:value-type="float">
            <text:p>10.173083</text:p>
          </table:table-cell>
          <table:table-cell table:formula="of:=[.C784]+[.A785]" office:value-type="float" office:value="84.1099261949999" calcext:value-type="float">
            <text:p>84.1099261949999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785]+[.A786]" office:value-type="float" office:value="84.2079348949999" calcext:value-type="float">
            <text:p>84.2079348949999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786]+[.A787]" office:value-type="float" office:value="84.3057452249999" calcext:value-type="float">
            <text:p>84.3057452249999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787]+[.A788]" office:value-type="float" office:value="84.4037386649999" calcext:value-type="float">
            <text:p>84.4037386649999</text:p>
          </table:table-cell>
        </table:table-row>
        <table:table-row table:style-name="ro1">
          <table:table-cell office:value-type="float" office:value="0.09791715" calcext:value-type="float">
            <text:p>0.09791715</text:p>
          </table:table-cell>
          <table:table-cell office:value-type="float" office:value="10.212715" calcext:value-type="float">
            <text:p>10.212715</text:p>
          </table:table-cell>
          <table:table-cell table:formula="of:=[.C788]+[.A789]" office:value-type="float" office:value="84.5016558149999" calcext:value-type="float">
            <text:p>84.5016558149999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789]+[.A790]" office:value-type="float" office:value="84.5989473349999" calcext:value-type="float">
            <text:p>84.5989473349999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790]+[.A791]" office:value-type="float" office:value="84.6959336809999" calcext:value-type="float">
            <text:p>84.6959336809999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791]+[.A792]" office:value-type="float" office:value="84.7931336509999" calcext:value-type="float">
            <text:p>84.7931336509999</text:p>
          </table:table-cell>
        </table:table-row>
        <table:table-row table:style-name="ro1">
          <table:table-cell office:value-type="float" office:value="0.09742886" calcext:value-type="float">
            <text:p>0.09742886</text:p>
          </table:table-cell>
          <table:table-cell office:value-type="float" office:value="10.2639" calcext:value-type="float">
            <text:p>10.2639</text:p>
          </table:table-cell>
          <table:table-cell table:formula="of:=[.C792]+[.A793]" office:value-type="float" office:value="84.8905625109999" calcext:value-type="float">
            <text:p>84.8905625109999</text:p>
          </table:table-cell>
        </table:table-row>
        <table:table-row table:style-name="ro1">
          <table:table-cell office:value-type="float" office:value="0.097001605" calcext:value-type="float">
            <text:p>0.097001605</text:p>
          </table:table-cell>
          <table:table-cell office:value-type="float" office:value="10.309108" calcext:value-type="float">
            <text:p>10.309108</text:p>
          </table:table-cell>
          <table:table-cell table:formula="of:=[.C793]+[.A794]" office:value-type="float" office:value="84.9875641159999" calcext:value-type="float">
            <text:p>84.9875641159999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794]+[.A795]" office:value-type="float" office:value="85.0836349159999" calcext:value-type="float">
            <text:p>85.0836349159999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795]+[.A796]" office:value-type="float" office:value="85.1796294259999" calcext:value-type="float">
            <text:p>85.1796294259999</text:p>
          </table:table-cell>
        </table:table-row>
        <table:table-row table:style-name="ro1">
          <table:table-cell office:value-type="float" office:value="0.09646754" calcext:value-type="float">
            <text:p>0.09646754</text:p>
          </table:table-cell>
          <table:table-cell office:value-type="float" office:value="10.366181" calcext:value-type="float">
            <text:p>10.366181</text:p>
          </table:table-cell>
          <table:table-cell table:formula="of:=[.C796]+[.A797]" office:value-type="float" office:value="85.2760969659999" calcext:value-type="float">
            <text:p>85.2760969659999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797]+[.A798]" office:value-type="float" office:value="85.3729001959999" calcext:value-type="float">
            <text:p>85.3729001959999</text:p>
          </table:table-cell>
        </table:table-row>
        <table:table-row table:style-name="ro1">
          <table:table-cell office:value-type="float" office:value="0.097001605" calcext:value-type="float">
            <text:p>0.097001605</text:p>
          </table:table-cell>
          <table:table-cell office:value-type="float" office:value="10.309108" calcext:value-type="float">
            <text:p>10.309108</text:p>
          </table:table-cell>
          <table:table-cell table:formula="of:=[.C798]+[.A799]" office:value-type="float" office:value="85.4699018009999" calcext:value-type="float">
            <text:p>85.4699018009999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799]+[.A800]" office:value-type="float" office:value="85.5672085809999" calcext:value-type="float">
            <text:p>85.5672085809999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800]+[.A801]" office:value-type="float" office:value="85.6649731309999" calcext:value-type="float">
            <text:p>85.6649731309999</text:p>
          </table:table-cell>
        </table:table-row>
        <table:table-row table:style-name="ro1">
          <table:table-cell office:value-type="float" office:value="0.09837491" calcext:value-type="float">
            <text:p>0.09837491</text:p>
          </table:table-cell>
          <table:table-cell office:value-type="float" office:value="10.165194" calcext:value-type="float">
            <text:p>10.165194</text:p>
          </table:table-cell>
          <table:table-cell table:formula="of:=[.C801]+[.A802]" office:value-type="float" office:value="85.7633480409999" calcext:value-type="float">
            <text:p>85.7633480409999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802]+[.A803]" office:value-type="float" office:value="85.8621959809999" calcext:value-type="float">
            <text:p>85.8621959809999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03]+[.A804]" office:value-type="float" office:value="85.9616237709999" calcext:value-type="float">
            <text:p>85.9616237709999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804]+[.A805]" office:value-type="float" office:value="86.0614025109999" calcext:value-type="float">
            <text:p>86.0614025109999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805]+[.A806]" office:value-type="float" office:value="86.1611659909999" calcext:value-type="float">
            <text:p>86.1611659909999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806]+[.A807]" office:value-type="float" office:value="86.2608837009999" calcext:value-type="float">
            <text:p>86.2608837009999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807]+[.A808]" office:value-type="float" office:value="86.3605098509999" calcext:value-type="float">
            <text:p>86.3605098509999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808]+[.A809]" office:value-type="float" office:value="86.4600444509999" calcext:value-type="float">
            <text:p>86.4600444509999</text:p>
          </table:table-cell>
        </table:table-row>
        <table:table-row table:style-name="ro1">
          <table:table-cell office:value-type="float" office:value="0.099153124" calcext:value-type="float">
            <text:p>0.099153124</text:p>
          </table:table-cell>
          <table:table-cell office:value-type="float" office:value="10.085411" calcext:value-type="float">
            <text:p>10.085411</text:p>
          </table:table-cell>
          <table:table-cell table:formula="of:=[.C809]+[.A810]" office:value-type="float" office:value="86.5591975749999" calcext:value-type="float">
            <text:p>86.5591975749999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810]+[.A811]" office:value-type="float" office:value="86.6575114499999" calcext:value-type="float">
            <text:p>86.6575114499999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811]+[.A812]" office:value-type="float" office:value="86.7555506699999" calcext:value-type="float">
            <text:p>86.7555506699999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812]+[.A813]" office:value-type="float" office:value="86.8535441099999" calcext:value-type="float">
            <text:p>86.8535441099999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813]+[.A814]" office:value-type="float" office:value="86.9507288199999" calcext:value-type="float">
            <text:p>86.9507288199999</text:p>
          </table:table-cell>
        </table:table-row>
        <table:table-row table:style-name="ro1">
          <table:table-cell office:value-type="float" office:value="0.09593347" calcext:value-type="float">
            <text:p>0.09593347</text:p>
          </table:table-cell>
          <table:table-cell office:value-type="float" office:value="10.423891" calcext:value-type="float">
            <text:p>10.423891</text:p>
          </table:table-cell>
          <table:table-cell table:formula="of:=[.C814]+[.A815]" office:value-type="float" office:value="87.0466622899999" calcext:value-type="float">
            <text:p>87.0466622899999</text:p>
          </table:table-cell>
        </table:table-row>
        <table:table-row table:style-name="ro1">
          <table:table-cell office:value-type="float" office:value="0.09575036" calcext:value-type="float">
            <text:p>0.09575036</text:p>
          </table:table-cell>
          <table:table-cell office:value-type="float" office:value="10.443825" calcext:value-type="float">
            <text:p>10.443825</text:p>
          </table:table-cell>
          <table:table-cell table:formula="of:=[.C815]+[.A816]" office:value-type="float" office:value="87.1424126499999" calcext:value-type="float">
            <text:p>87.1424126499999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816]+[.A817]" office:value-type="float" office:value="87.2386360399999" calcext:value-type="float">
            <text:p>87.2386360399999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817]+[.A818]" office:value-type="float" office:value="87.3352256499999" calcext:value-type="float">
            <text:p>87.3352256499999</text:p>
          </table:table-cell>
        </table:table-row>
        <table:table-row table:style-name="ro1">
          <table:table-cell office:value-type="float" office:value="0.0967422" calcext:value-type="float">
            <text:p>0.0967422</text:p>
          </table:table-cell>
          <table:table-cell office:value-type="float" office:value="10.336751" calcext:value-type="float">
            <text:p>10.336751</text:p>
          </table:table-cell>
          <table:table-cell table:formula="of:=[.C818]+[.A819]" office:value-type="float" office:value="87.4319678499999" calcext:value-type="float">
            <text:p>87.4319678499999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819]+[.A820]" office:value-type="float" office:value="87.5289847099999" calcext:value-type="float">
            <text:p>87.5289847099999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820]+[.A821]" office:value-type="float" office:value="87.6263830399999" calcext:value-type="float">
            <text:p>87.6263830399999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821]+[.A822]" office:value-type="float" office:value="87.7242543999999" calcext:value-type="float">
            <text:p>87.7242543999999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822]+[.A823]" office:value-type="float" office:value="87.8225224999999" calcext:value-type="float">
            <text:p>87.8225224999999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823]+[.A824]" office:value-type="float" office:value="87.9210805199999" calcext:value-type="float">
            <text:p>87.9210805199999</text:p>
          </table:table-cell>
        </table:table-row>
        <table:table-row table:style-name="ro1">
          <table:table-cell office:value-type="float" office:value="0.09892424" calcext:value-type="float">
            <text:p>0.09892424</text:p>
          </table:table-cell>
          <table:table-cell office:value-type="float" office:value="10.108746" calcext:value-type="float">
            <text:p>10.108746</text:p>
          </table:table-cell>
          <table:table-cell table:formula="of:=[.C824]+[.A825]" office:value-type="float" office:value="88.0200047599999" calcext:value-type="float">
            <text:p>88.0200047599999</text:p>
          </table:table-cell>
        </table:table-row>
        <table:table-row table:style-name="ro1">
          <table:table-cell office:value-type="float" office:value="0.099153124" calcext:value-type="float">
            <text:p>0.099153124</text:p>
          </table:table-cell>
          <table:table-cell office:value-type="float" office:value="10.085411" calcext:value-type="float">
            <text:p>10.085411</text:p>
          </table:table-cell>
          <table:table-cell table:formula="of:=[.C825]+[.A826]" office:value-type="float" office:value="88.1191578839999" calcext:value-type="float">
            <text:p>88.1191578839999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826]+[.A827]" office:value-type="float" office:value="88.2185246379999" calcext:value-type="float">
            <text:p>88.2185246379999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827]+[.A828]" office:value-type="float" office:value="88.3182881179999" calcext:value-type="float">
            <text:p>88.3182881179999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828]+[.A829]" office:value-type="float" office:value="88.4185246279999" calcext:value-type="float">
            <text:p>88.418524627999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829]+[.A830]" office:value-type="float" office:value="88.5189137379999" calcext:value-type="float">
            <text:p>88.5189137379999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830]+[.A831]" office:value-type="float" office:value="88.6188450779999" calcext:value-type="float">
            <text:p>88.6188450779999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831]+[.A832]" office:value-type="float" office:value="88.7185322679999" calcext:value-type="float">
            <text:p>88.7185322679999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832]+[.A833]" office:value-type="float" office:value="88.8185093779999" calcext:value-type="float">
            <text:p>88.8185093779999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833]+[.A834]" office:value-type="float" office:value="88.9185780439999" calcext:value-type="float">
            <text:p>88.9185780439999</text:p>
          </table:table-cell>
        </table:table-row>
        <table:table-row table:style-name="ro1">
          <table:table-cell office:value-type="float" office:value="0.09924468" calcext:value-type="float">
            <text:p>0.09924468</text:p>
          </table:table-cell>
          <table:table-cell office:value-type="float" office:value="10.076107" calcext:value-type="float">
            <text:p>10.076107</text:p>
          </table:table-cell>
          <table:table-cell table:formula="of:=[.C834]+[.A835]" office:value-type="float" office:value="89.0178227239999" calcext:value-type="float">
            <text:p>89.0178227239999</text:p>
          </table:table-cell>
        </table:table-row>
        <table:table-row table:style-name="ro1">
          <table:table-cell office:value-type="float" office:value="0.098329134" calcext:value-type="float">
            <text:p>0.098329134</text:p>
          </table:table-cell>
          <table:table-cell office:value-type="float" office:value="10.169926" calcext:value-type="float">
            <text:p>10.169926</text:p>
          </table:table-cell>
          <table:table-cell table:formula="of:=[.C835]+[.A836]" office:value-type="float" office:value="89.1161518579999" calcext:value-type="float">
            <text:p>89.1161518579999</text:p>
          </table:table-cell>
        </table:table-row>
        <table:table-row table:style-name="ro1">
          <table:table-cell office:value-type="float" office:value="0.09839018" calcext:value-type="float">
            <text:p>0.09839018</text:p>
          </table:table-cell>
          <table:table-cell office:value-type="float" office:value="10.163616" calcext:value-type="float">
            <text:p>10.163616</text:p>
          </table:table-cell>
          <table:table-cell table:formula="of:=[.C836]+[.A837]" office:value-type="float" office:value="89.2145420379999" calcext:value-type="float">
            <text:p>89.2145420379999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837]+[.A838]" office:value-type="float" office:value="89.3134205039999" calcext:value-type="float">
            <text:p>89.3134205039999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838]+[.A839]" office:value-type="float" office:value="89.4122074089999" calcext:value-type="float">
            <text:p>89.4122074089999</text:p>
          </table:table-cell>
        </table:table-row>
        <table:table-row table:style-name="ro1">
          <table:table-cell office:value-type="float" office:value="0.097856104" calcext:value-type="float">
            <text:p>0.097856104</text:p>
          </table:table-cell>
          <table:table-cell office:value-type="float" office:value="10.219087" calcext:value-type="float">
            <text:p>10.219087</text:p>
          </table:table-cell>
          <table:table-cell table:formula="of:=[.C839]+[.A840]" office:value-type="float" office:value="89.5100635129999" calcext:value-type="float">
            <text:p>89.5100635129999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840]+[.A841]" office:value-type="float" office:value="89.6072329629999" calcext:value-type="float">
            <text:p>89.6072329629999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841]+[.A842]" office:value-type="float" office:value="89.7045397429999" calcext:value-type="float">
            <text:p>89.7045397429999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842]+[.A843]" office:value-type="float" office:value="89.8021059329999" calcext:value-type="float">
            <text:p>89.8021059329999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843]+[.A844]" office:value-type="float" office:value="89.8992906429998" calcext:value-type="float">
            <text:p>89.8992906429998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844]+[.A845]" office:value-type="float" office:value="89.9954835169998" calcext:value-type="float">
            <text:p>89.9954835169998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845]+[.A846]" office:value-type="float" office:value="90.0915238029998" calcext:value-type="float">
            <text:p>90.0915238029998</text:p>
          </table:table-cell>
        </table:table-row>
        <table:table-row table:style-name="ro1">
          <table:table-cell office:value-type="float" office:value="0.09643702" calcext:value-type="float">
            <text:p>0.09643702</text:p>
          </table:table-cell>
          <table:table-cell office:value-type="float" office:value="10.369462" calcext:value-type="float">
            <text:p>10.369462</text:p>
          </table:table-cell>
          <table:table-cell table:formula="of:=[.C846]+[.A847]" office:value-type="float" office:value="90.1879608229998" calcext:value-type="float">
            <text:p>90.1879608229998</text:p>
          </table:table-cell>
        </table:table-row>
        <table:table-row table:style-name="ro1">
          <table:table-cell office:value-type="float" office:value="0.09658961" calcext:value-type="float">
            <text:p>0.09658961</text:p>
          </table:table-cell>
          <table:table-cell office:value-type="float" office:value="10.353081" calcext:value-type="float">
            <text:p>10.353081</text:p>
          </table:table-cell>
          <table:table-cell table:formula="of:=[.C847]+[.A848]" office:value-type="float" office:value="90.2845504329998" calcext:value-type="float">
            <text:p>90.2845504329998</text:p>
          </table:table-cell>
        </table:table-row>
        <table:table-row table:style-name="ro1">
          <table:table-cell office:value-type="float" office:value="0.09626917" calcext:value-type="float">
            <text:p>0.09626917</text:p>
          </table:table-cell>
          <table:table-cell office:value-type="float" office:value="10.387542" calcext:value-type="float">
            <text:p>10.387542</text:p>
          </table:table-cell>
          <table:table-cell table:formula="of:=[.C848]+[.A849]" office:value-type="float" office:value="90.3808196029998" calcext:value-type="float">
            <text:p>90.3808196029998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849]+[.A850]" office:value-type="float" office:value="90.4769209229998" calcext:value-type="float">
            <text:p>90.4769209229998</text:p>
          </table:table-cell>
        </table:table-row>
        <table:table-row table:style-name="ro1">
          <table:table-cell office:value-type="float" office:value="0.09634546" calcext:value-type="float">
            <text:p>0.09634546</text:p>
          </table:table-cell>
          <table:table-cell office:value-type="float" office:value="10.379315" calcext:value-type="float">
            <text:p>10.379315</text:p>
          </table:table-cell>
          <table:table-cell table:formula="of:=[.C850]+[.A851]" office:value-type="float" office:value="90.5732663829998" calcext:value-type="float">
            <text:p>90.5732663829998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851]+[.A852]" office:value-type="float" office:value="90.6697796989998" calcext:value-type="float">
            <text:p>90.6697796989998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852]+[.A853]" office:value-type="float" office:value="90.7660641289998" calcext:value-type="float">
            <text:p>90.7660641289998</text:p>
          </table:table-cell>
        </table:table-row>
        <table:table-row table:style-name="ro1">
          <table:table-cell office:value-type="float" office:value="0.096192874" calcext:value-type="float">
            <text:p>0.096192874</text:p>
          </table:table-cell>
          <table:table-cell office:value-type="float" office:value="10.395781" calcext:value-type="float">
            <text:p>10.395781</text:p>
          </table:table-cell>
          <table:table-cell table:formula="of:=[.C853]+[.A854]" office:value-type="float" office:value="90.8622570029998" calcext:value-type="float">
            <text:p>90.8622570029998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854]+[.A855]" office:value-type="float" office:value="90.9587398029998" calcext:value-type="float">
            <text:p>90.9587398029998</text:p>
          </table:table-cell>
        </table:table-row>
        <table:table-row table:style-name="ro1">
          <table:table-cell office:value-type="float" office:value="0.096650645" calcext:value-type="float">
            <text:p>0.096650645</text:p>
          </table:table-cell>
          <table:table-cell office:value-type="float" office:value="10.346543" calcext:value-type="float">
            <text:p>10.346543</text:p>
          </table:table-cell>
          <table:table-cell table:formula="of:=[.C855]+[.A856]" office:value-type="float" office:value="91.0553904479998" calcext:value-type="float">
            <text:p>91.0553904479998</text:p>
          </table:table-cell>
        </table:table-row>
        <table:table-row table:style-name="ro1">
          <table:table-cell office:value-type="float" office:value="0.096421756" calcext:value-type="float">
            <text:p>0.096421756</text:p>
          </table:table-cell>
          <table:table-cell office:value-type="float" office:value="10.371103" calcext:value-type="float">
            <text:p>10.371103</text:p>
          </table:table-cell>
          <table:table-cell table:formula="of:=[.C856]+[.A857]" office:value-type="float" office:value="91.1518122039998" calcext:value-type="float">
            <text:p>91.1518122039998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857]+[.A858]" office:value-type="float" office:value="91.2482034439998" calcext:value-type="float">
            <text:p>91.2482034439998</text:p>
          </table:table-cell>
        </table:table-row>
        <table:table-row table:style-name="ro1">
          <table:table-cell office:value-type="float" office:value="0.09671168" calcext:value-type="float">
            <text:p>0.09671168</text:p>
          </table:table-cell>
          <table:table-cell office:value-type="float" office:value="10.3400135" calcext:value-type="float">
            <text:p>10.3400135</text:p>
          </table:table-cell>
          <table:table-cell table:formula="of:=[.C858]+[.A859]" office:value-type="float" office:value="91.3449151239998" calcext:value-type="float">
            <text:p>91.3449151239998</text:p>
          </table:table-cell>
        </table:table-row>
        <table:table-row table:style-name="ro1">
          <table:table-cell office:value-type="float" office:value="0.096910045" calcext:value-type="float">
            <text:p>0.096910045</text:p>
          </table:table-cell>
          <table:table-cell office:value-type="float" office:value="10.318849" calcext:value-type="float">
            <text:p>10.318849</text:p>
          </table:table-cell>
          <table:table-cell table:formula="of:=[.C859]+[.A860]" office:value-type="float" office:value="91.4418251689998" calcext:value-type="float">
            <text:p>91.4418251689998</text:p>
          </table:table-cell>
        </table:table-row>
        <table:table-row table:style-name="ro1">
          <table:table-cell office:value-type="float" office:value="0.096986346" calcext:value-type="float">
            <text:p>0.096986346</text:p>
          </table:table-cell>
          <table:table-cell office:value-type="float" office:value="10.31073" calcext:value-type="float">
            <text:p>10.31073</text:p>
          </table:table-cell>
          <table:table-cell table:formula="of:=[.C860]+[.A861]" office:value-type="float" office:value="91.5388115149998" calcext:value-type="float">
            <text:p>91.5388115149998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861]+[.A862]" office:value-type="float" office:value="91.6359504489998" calcext:value-type="float">
            <text:p>91.6359504489998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862]+[.A863]" office:value-type="float" office:value="91.7332572289998" calcext:value-type="float">
            <text:p>91.7332572289998</text:p>
          </table:table-cell>
        </table:table-row>
        <table:table-row table:style-name="ro1">
          <table:table-cell office:value-type="float" office:value="0.097474635" calcext:value-type="float">
            <text:p>0.097474635</text:p>
          </table:table-cell>
          <table:table-cell office:value-type="float" office:value="10.259079" calcext:value-type="float">
            <text:p>10.259079</text:p>
          </table:table-cell>
          <table:table-cell table:formula="of:=[.C863]+[.A864]" office:value-type="float" office:value="91.8307318639998" calcext:value-type="float">
            <text:p>91.8307318639998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864]+[.A865]" office:value-type="float" office:value="91.9282827939998" calcext:value-type="float">
            <text:p>91.9282827939998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865]+[.A866]" office:value-type="float" office:value="92.0259710539998" calcext:value-type="float">
            <text:p>92.0259710539998</text:p>
          </table:table-cell>
        </table:table-row>
        <table:table-row table:style-name="ro1">
          <table:table-cell office:value-type="float" office:value="0.09790189" calcext:value-type="float">
            <text:p>0.09790189</text:p>
          </table:table-cell>
          <table:table-cell office:value-type="float" office:value="10.214308" calcext:value-type="float">
            <text:p>10.214308</text:p>
          </table:table-cell>
          <table:table-cell table:formula="of:=[.C866]+[.A867]" office:value-type="float" office:value="92.1238729439998" calcext:value-type="float">
            <text:p>92.1238729439998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867]+[.A868]" office:value-type="float" office:value="92.2220189739998" calcext:value-type="float">
            <text:p>92.2220189739998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868]+[.A869]" office:value-type="float" office:value="92.3204854439998" calcext:value-type="float">
            <text:p>92.3204854439998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869]+[.A870]" office:value-type="float" office:value="92.4193181239998" calcext:value-type="float">
            <text:p>92.4193181239998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870]+[.A871]" office:value-type="float" office:value="92.5185780589998" calcext:value-type="float">
            <text:p>92.5185780589998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871]+[.A872]" office:value-type="float" office:value="92.6184025789998" calcext:value-type="float">
            <text:p>92.6184025789998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872]+[.A873]" office:value-type="float" office:value="92.7187001289998" calcext:value-type="float">
            <text:p>92.7187001289998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873]+[.A874]" office:value-type="float" office:value="92.8191502689998" calcext:value-type="float">
            <text:p>92.8191502689998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874]+[.A875]" office:value-type="float" office:value="92.9195851529998" calcext:value-type="float">
            <text:p>92.9195851529998</text:p>
          </table:table-cell>
        </table:table-row>
        <table:table-row table:style-name="ro1">
          <table:table-cell office:value-type="float" office:value="0.100541696" calcext:value-type="float">
            <text:p>0.100541696</text:p>
          </table:table-cell>
          <table:table-cell office:value-type="float" office:value="9.946123" calcext:value-type="float">
            <text:p>9.946123</text:p>
          </table:table-cell>
          <table:table-cell table:formula="of:=[.C875]+[.A876]" office:value-type="float" office:value="93.0201268489998" calcext:value-type="float">
            <text:p>93.0201268489998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876]+[.A877]" office:value-type="float" office:value="93.1207448389998" calcext:value-type="float">
            <text:p>93.1207448389998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877]+[.A878]" office:value-type="float" office:value="93.2207524689998" calcext:value-type="float">
            <text:p>93.2207524689998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878]+[.A879]" office:value-type="float" office:value="93.3200124039998" calcext:value-type="float">
            <text:p>93.3200124039998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879]+[.A880]" office:value-type="float" office:value="93.4193028539998" calcext:value-type="float">
            <text:p>93.4193028539998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880]+[.A881]" office:value-type="float" office:value="93.5189900439998" calcext:value-type="float">
            <text:p>93.5189900439998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881]+[.A882]" office:value-type="float" office:value="93.6184178339998" calcext:value-type="float">
            <text:p>93.6184178339998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882]+[.A883]" office:value-type="float" office:value="93.7167317089998" calcext:value-type="float">
            <text:p>93.7167317089998</text:p>
          </table:table-cell>
        </table:table-row>
        <table:table-row table:style-name="ro1">
          <table:table-cell office:value-type="float" office:value="0.09797818" calcext:value-type="float">
            <text:p>0.09797818</text:p>
          </table:table-cell>
          <table:table-cell office:value-type="float" office:value="10.206353" calcext:value-type="float">
            <text:p>10.206353</text:p>
          </table:table-cell>
          <table:table-cell table:formula="of:=[.C883]+[.A884]" office:value-type="float" office:value="93.8147098889998" calcext:value-type="float">
            <text:p>93.8147098889998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884]+[.A885]" office:value-type="float" office:value="93.9129169529998" calcext:value-type="float">
            <text:p>93.9129169529998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885]+[.A886]" office:value-type="float" office:value="94.0114139429998" calcext:value-type="float">
            <text:p>94.0114139429998</text:p>
          </table:table-cell>
        </table:table-row>
        <table:table-row table:style-name="ro1">
          <table:table-cell office:value-type="float" office:value="0.097947665" calcext:value-type="float">
            <text:p>0.097947665</text:p>
          </table:table-cell>
          <table:table-cell office:value-type="float" office:value="10.209534" calcext:value-type="float">
            <text:p>10.209534</text:p>
          </table:table-cell>
          <table:table-cell table:formula="of:=[.C886]+[.A887]" office:value-type="float" office:value="94.1093616079998" calcext:value-type="float">
            <text:p>94.1093616079998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887]+[.A888]" office:value-type="float" office:value="94.2065615779998" calcext:value-type="float">
            <text:p>94.2065615779998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888]+[.A889]" office:value-type="float" office:value="94.3037615479998" calcext:value-type="float">
            <text:p>94.3037615479998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889]+[.A890]" office:value-type="float" office:value="94.4014803229998" calcext:value-type="float">
            <text:p>94.4014803229998</text:p>
          </table:table-cell>
        </table:table-row>
        <table:table-row table:style-name="ro1">
          <table:table-cell office:value-type="float" office:value="0.09774929" calcext:value-type="float">
            <text:p>0.09774929</text:p>
          </table:table-cell>
          <table:table-cell office:value-type="float" office:value="10.230253" calcext:value-type="float">
            <text:p>10.230253</text:p>
          </table:table-cell>
          <table:table-cell table:formula="of:=[.C890]+[.A891]" office:value-type="float" office:value="94.4992296129998" calcext:value-type="float">
            <text:p>94.4992296129998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891]+[.A892]" office:value-type="float" office:value="94.5961854429998" calcext:value-type="float">
            <text:p>94.5961854429998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892]+[.A893]" office:value-type="float" office:value="94.6924698729998" calcext:value-type="float">
            <text:p>94.6924698729998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893]+[.A894]" office:value-type="float" office:value="94.7888611129998" calcext:value-type="float">
            <text:p>94.7888611129998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894]+[.A895]" office:value-type="float" office:value="94.8856490869998" calcext:value-type="float">
            <text:p>94.8856490869998</text:p>
          </table:table-cell>
        </table:table-row>
        <table:table-row table:style-name="ro1">
          <table:table-cell office:value-type="float" office:value="0.096894786" calcext:value-type="float">
            <text:p>0.096894786</text:p>
          </table:table-cell>
          <table:table-cell office:value-type="float" office:value="10.320474" calcext:value-type="float">
            <text:p>10.320474</text:p>
          </table:table-cell>
          <table:table-cell table:formula="of:=[.C895]+[.A896]" office:value-type="float" office:value="94.9825438729998" calcext:value-type="float">
            <text:p>94.9825438729998</text:p>
          </table:table-cell>
        </table:table-row>
        <table:table-row table:style-name="ro1">
          <table:table-cell office:value-type="float" office:value="0.09669642" calcext:value-type="float">
            <text:p>0.09669642</text:p>
          </table:table-cell>
          <table:table-cell office:value-type="float" office:value="10.341645" calcext:value-type="float">
            <text:p>10.341645</text:p>
          </table:table-cell>
          <table:table-cell table:formula="of:=[.C896]+[.A897]" office:value-type="float" office:value="95.0792402929998" calcext:value-type="float">
            <text:p>95.0792402929998</text:p>
          </table:table-cell>
        </table:table-row>
        <table:table-row table:style-name="ro1">
          <table:table-cell office:value-type="float" office:value="0.09657435" calcext:value-type="float">
            <text:p>0.09657435</text:p>
          </table:table-cell>
          <table:table-cell office:value-type="float" office:value="10.354716" calcext:value-type="float">
            <text:p>10.354716</text:p>
          </table:table-cell>
          <table:table-cell table:formula="of:=[.C897]+[.A898]" office:value-type="float" office:value="95.1758146429998" calcext:value-type="float">
            <text:p>95.1758146429998</text:p>
          </table:table-cell>
        </table:table-row>
        <table:table-row table:style-name="ro1">
          <table:table-cell office:value-type="float" office:value="0.09680323" calcext:value-type="float">
            <text:p>0.09680323</text:p>
          </table:table-cell>
          <table:table-cell office:value-type="float" office:value="10.330234" calcext:value-type="float">
            <text:p>10.330234</text:p>
          </table:table-cell>
          <table:table-cell table:formula="of:=[.C898]+[.A899]" office:value-type="float" office:value="95.2726178729998" calcext:value-type="float">
            <text:p>95.2726178729998</text:p>
          </table:table-cell>
        </table:table-row>
        <table:table-row table:style-name="ro1">
          <table:table-cell office:value-type="float" office:value="0.09681849" calcext:value-type="float">
            <text:p>0.09681849</text:p>
          </table:table-cell>
          <table:table-cell office:value-type="float" office:value="10.328606" calcext:value-type="float">
            <text:p>10.328606</text:p>
          </table:table-cell>
          <table:table-cell table:formula="of:=[.C899]+[.A900]" office:value-type="float" office:value="95.3694363629998" calcext:value-type="float">
            <text:p>95.3694363629998</text:p>
          </table:table-cell>
        </table:table-row>
        <table:table-row table:style-name="ro1">
          <table:table-cell office:value-type="float" office:value="0.09663539" calcext:value-type="float">
            <text:p>0.09663539</text:p>
          </table:table-cell>
          <table:table-cell office:value-type="float" office:value="10.348177" calcext:value-type="float">
            <text:p>10.348177</text:p>
          </table:table-cell>
          <table:table-cell table:formula="of:=[.C900]+[.A901]" office:value-type="float" office:value="95.4660717529998" calcext:value-type="float">
            <text:p>95.4660717529998</text:p>
          </table:table-cell>
        </table:table-row>
        <table:table-row table:style-name="ro1">
          <table:table-cell office:value-type="float" office:value="0.096787974" calcext:value-type="float">
            <text:p>0.096787974</text:p>
          </table:table-cell>
          <table:table-cell office:value-type="float" office:value="10.331862" calcext:value-type="float">
            <text:p>10.331862</text:p>
          </table:table-cell>
          <table:table-cell table:formula="of:=[.C901]+[.A902]" office:value-type="float" office:value="95.5628597269998" calcext:value-type="float">
            <text:p>95.5628597269998</text:p>
          </table:table-cell>
        </table:table-row>
        <table:table-row table:style-name="ro1">
          <table:table-cell office:value-type="float" office:value="0.09706264" calcext:value-type="float">
            <text:p>0.09706264</text:p>
          </table:table-cell>
          <table:table-cell office:value-type="float" office:value="10.302626" calcext:value-type="float">
            <text:p>10.302626</text:p>
          </table:table-cell>
          <table:table-cell table:formula="of:=[.C902]+[.A903]" office:value-type="float" office:value="95.6599223669998" calcext:value-type="float">
            <text:p>95.6599223669998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903]+[.A904]" office:value-type="float" office:value="95.7571070769998" calcext:value-type="float">
            <text:p>95.7571070769998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04]+[.A905]" office:value-type="float" office:value="95.8543528219998" calcext:value-type="float">
            <text:p>95.8543528219998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905]+[.A906]" office:value-type="float" office:value="95.9516290819998" calcext:value-type="float">
            <text:p>95.9516290819998</text:p>
          </table:table-cell>
        </table:table-row>
        <table:table-row table:style-name="ro1">
          <table:table-cell office:value-type="float" office:value="0.09742886" calcext:value-type="float">
            <text:p>0.09742886</text:p>
          </table:table-cell>
          <table:table-cell office:value-type="float" office:value="10.2639" calcext:value-type="float">
            <text:p>10.2639</text:p>
          </table:table-cell>
          <table:table-cell table:formula="of:=[.C906]+[.A907]" office:value-type="float" office:value="96.0490579419998" calcext:value-type="float">
            <text:p>96.0490579419998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907]+[.A908]" office:value-type="float" office:value="96.1467462019998" calcext:value-type="float">
            <text:p>96.1467462019998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08]+[.A909]" office:value-type="float" office:value="96.2448006779998" calcext:value-type="float">
            <text:p>96.2448006779998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909]+[.A910]" office:value-type="float" office:value="96.3432671479998" calcext:value-type="float">
            <text:p>96.3432671479998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910]+[.A911]" office:value-type="float" office:value="96.4422676839998" calcext:value-type="float">
            <text:p>96.4422676839998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911]+[.A912]" office:value-type="float" office:value="96.5416954739998" calcext:value-type="float">
            <text:p>96.5416954739998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912]+[.A913]" office:value-type="float" office:value="96.6415810339998" calcext:value-type="float">
            <text:p>96.6415810339998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913]+[.A914]" office:value-type="float" office:value="96.7419396239998" calcext:value-type="float">
            <text:p>96.7419396239998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914]+[.A915]" office:value-type="float" office:value="96.8426339079998" calcext:value-type="float">
            <text:p>96.8426339079998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915]+[.A916]" office:value-type="float" office:value="96.9433739679998" calcext:value-type="float">
            <text:p>96.9433739679998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916]+[.A917]" office:value-type="float" office:value="97.0439461779998" calcext:value-type="float">
            <text:p>97.0439461779998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917]+[.A918]" office:value-type="float" office:value="97.1444268379998" calcext:value-type="float">
            <text:p>97.1444268379998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918]+[.A919]" office:value-type="float" office:value="97.2448006879998" calcext:value-type="float">
            <text:p>97.2448006879998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919]+[.A920]" office:value-type="float" office:value="97.3450219419998" calcext:value-type="float">
            <text:p>97.3450219419998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920]+[.A921]" office:value-type="float" office:value="97.4448312019998" calcext:value-type="float">
            <text:p>97.4448312019998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921]+[.A922]" office:value-type="float" office:value="97.5444268379998" calcext:value-type="float">
            <text:p>97.5444268379998</text:p>
          </table:table-cell>
        </table:table-row>
        <table:table-row table:style-name="ro1">
          <table:table-cell office:value-type="float" office:value="0.09971771" calcext:value-type="float">
            <text:p>0.09971771</text:p>
          </table:table-cell>
          <table:table-cell office:value-type="float" office:value="10.028309" calcext:value-type="float">
            <text:p>10.028309</text:p>
          </table:table-cell>
          <table:table-cell table:formula="of:=[.C922]+[.A923]" office:value-type="float" office:value="97.6441445479998" calcext:value-type="float">
            <text:p>97.6441445479998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23]+[.A924]" office:value-type="float" office:value="97.7436791479998" calcext:value-type="float">
            <text:p>97.7436791479998</text:p>
          </table:table-cell>
        </table:table-row>
        <table:table-row table:style-name="ro1">
          <table:table-cell office:value-type="float" office:value="0.09921416" calcext:value-type="float">
            <text:p>0.09921416</text:p>
          </table:table-cell>
          <table:table-cell office:value-type="float" office:value="10.079206" calcext:value-type="float">
            <text:p>10.079206</text:p>
          </table:table-cell>
          <table:table-cell table:formula="of:=[.C924]+[.A925]" office:value-type="float" office:value="97.8428933079998" calcext:value-type="float">
            <text:p>97.8428933079998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925]+[.A926]" office:value-type="float" office:value="97.9420311729998" calcext:value-type="float">
            <text:p>97.9420311729998</text:p>
          </table:table-cell>
        </table:table-row>
        <table:table-row table:style-name="ro1">
          <table:table-cell office:value-type="float" office:value="0.099366754" calcext:value-type="float">
            <text:p>0.099366754</text:p>
          </table:table-cell>
          <table:table-cell office:value-type="float" office:value="10.063728" calcext:value-type="float">
            <text:p>10.063728</text:p>
          </table:table-cell>
          <table:table-cell table:formula="of:=[.C926]+[.A927]" office:value-type="float" office:value="98.0413979269998" calcext:value-type="float">
            <text:p>98.0413979269998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927]+[.A928]" office:value-type="float" office:value="98.1405663069998" calcext:value-type="float">
            <text:p>98.1405663069998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928]+[.A929]" office:value-type="float" office:value="98.2391090719998" calcext:value-type="float">
            <text:p>98.2391090719998</text:p>
          </table:table-cell>
        </table:table-row>
        <table:table-row table:style-name="ro1">
          <table:table-cell office:value-type="float" office:value="0.09849699" calcext:value-type="float">
            <text:p>0.09849699</text:p>
          </table:table-cell>
          <table:table-cell office:value-type="float" office:value="10.152595" calcext:value-type="float">
            <text:p>10.152595</text:p>
          </table:table-cell>
          <table:table-cell table:formula="of:=[.C929]+[.A930]" office:value-type="float" office:value="98.3376060619998" calcext:value-type="float">
            <text:p>98.3376060619998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930]+[.A931]" office:value-type="float" office:value="98.4364997859998" calcext:value-type="float">
            <text:p>98.4364997859998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931]+[.A932]" office:value-type="float" office:value="98.5353019499998" calcext:value-type="float">
            <text:p>98.5353019499998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932]+[.A933]" office:value-type="float" office:value="98.6334327199998" calcext:value-type="float">
            <text:p>98.6334327199998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933]+[.A934]" office:value-type="float" office:value="98.7313040799998" calcext:value-type="float">
            <text:p>98.7313040799998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934]+[.A935]" office:value-type="float" office:value="98.8294195899998" calcext:value-type="float">
            <text:p>98.8294195899998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35]+[.A936]" office:value-type="float" office:value="98.9274740659998" calcext:value-type="float">
            <text:p>98.9274740659998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36]+[.A937]" office:value-type="float" office:value="99.0248723959998" calcext:value-type="float">
            <text:p>99.0248723959998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37]+[.A938]" office:value-type="float" office:value="99.1219197759998" calcext:value-type="float">
            <text:p>99.1219197759998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938]+[.A939]" office:value-type="float" office:value="99.2192265559998" calcext:value-type="float">
            <text:p>99.2192265559998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39]+[.A940]" office:value-type="float" office:value="99.3164723009998" calcext:value-type="float">
            <text:p>99.3164723009998</text:p>
          </table:table-cell>
        </table:table-row>
        <table:table-row table:style-name="ro1">
          <table:table-cell office:value-type="float" office:value="0.096894786" calcext:value-type="float">
            <text:p>0.096894786</text:p>
          </table:table-cell>
          <table:table-cell office:value-type="float" office:value="10.320474" calcext:value-type="float">
            <text:p>10.320474</text:p>
          </table:table-cell>
          <table:table-cell table:formula="of:=[.C940]+[.A941]" office:value-type="float" office:value="99.4133670869998" calcext:value-type="float">
            <text:p>99.4133670869998</text:p>
          </table:table-cell>
        </table:table-row>
        <table:table-row table:style-name="ro1">
          <table:table-cell office:value-type="float" office:value="0.09686427" calcext:value-type="float">
            <text:p>0.09686427</text:p>
          </table:table-cell>
          <table:table-cell office:value-type="float" office:value="10.323725" calcext:value-type="float">
            <text:p>10.323725</text:p>
          </table:table-cell>
          <table:table-cell table:formula="of:=[.C941]+[.A942]" office:value-type="float" office:value="99.5102313569998" calcext:value-type="float">
            <text:p>99.5102313569998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42]+[.A943]" office:value-type="float" office:value="99.6072787369998" calcext:value-type="float">
            <text:p>99.6072787369998</text:p>
          </table:table-cell>
        </table:table-row>
        <table:table-row table:style-name="ro1">
          <table:table-cell office:value-type="float" office:value="0.09718471" calcext:value-type="float">
            <text:p>0.09718471</text:p>
          </table:table-cell>
          <table:table-cell office:value-type="float" office:value="10.289684" calcext:value-type="float">
            <text:p>10.289684</text:p>
          </table:table-cell>
          <table:table-cell table:formula="of:=[.C943]+[.A944]" office:value-type="float" office:value="99.7044634469998" calcext:value-type="float">
            <text:p>99.7044634469998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44]+[.A945]" office:value-type="float" office:value="99.8015566069998" calcext:value-type="float">
            <text:p>99.8015566069998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45]+[.A946]" office:value-type="float" office:value="99.8985734669998" calcext:value-type="float">
            <text:p>99.8985734669998</text:p>
          </table:table-cell>
        </table:table-row>
        <table:table-row table:style-name="ro1">
          <table:table-cell office:value-type="float" office:value="0.097245745" calcext:value-type="float">
            <text:p>0.097245745</text:p>
          </table:table-cell>
          <table:table-cell office:value-type="float" office:value="10.283227" calcext:value-type="float">
            <text:p>10.283227</text:p>
          </table:table-cell>
          <table:table-cell table:formula="of:=[.C946]+[.A947]" office:value-type="float" office:value="99.9958192119998" calcext:value-type="float">
            <text:p>99.9958192119998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947]+[.A948]" office:value-type="float" office:value="100.093187028" calcext:value-type="float">
            <text:p>100.093187028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48]+[.A949]" office:value-type="float" office:value="100.190310703" calcext:value-type="float">
            <text:p>100.190310703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949]+[.A950]" office:value-type="float" office:value="100.287190233" calcext:value-type="float">
            <text:p>100.287190233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950]+[.A951]" office:value-type="float" office:value="100.384268133" calcext:value-type="float">
            <text:p>100.384268133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951]+[.A952]" office:value-type="float" office:value="100.481651207" calcext:value-type="float">
            <text:p>100.481651207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952]+[.A953]" office:value-type="float" office:value="100.578820657" calcext:value-type="float">
            <text:p>100.578820657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953]+[.A954]" office:value-type="float" office:value="100.675700187" calcext:value-type="float">
            <text:p>100.675700187</text:p>
          </table:table-cell>
        </table:table-row>
        <table:table-row table:style-name="ro1">
          <table:table-cell office:value-type="float" office:value="0.09703212" calcext:value-type="float">
            <text:p>0.09703212</text:p>
          </table:table-cell>
          <table:table-cell office:value-type="float" office:value="10.305865" calcext:value-type="float">
            <text:p>10.305865</text:p>
          </table:table-cell>
          <table:table-cell table:formula="of:=[.C954]+[.A955]" office:value-type="float" office:value="100.772732307" calcext:value-type="float">
            <text:p>100.772732307</text:p>
          </table:table-cell>
        </table:table-row>
        <table:table-row table:style-name="ro1">
          <table:table-cell office:value-type="float" office:value="0.097367816" calcext:value-type="float">
            <text:p>0.097367816</text:p>
          </table:table-cell>
          <table:table-cell office:value-type="float" office:value="10.270334" calcext:value-type="float">
            <text:p>10.270334</text:p>
          </table:table-cell>
          <table:table-cell table:formula="of:=[.C955]+[.A956]" office:value-type="float" office:value="100.870100123" calcext:value-type="float">
            <text:p>100.870100123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56]+[.A957]" office:value-type="float" office:value="100.967498453" calcext:value-type="float">
            <text:p>100.967498453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57]+[.A958]" office:value-type="float" office:value="101.064637387" calcext:value-type="float">
            <text:p>101.064637387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58]+[.A959]" office:value-type="float" office:value="101.161654247" calcext:value-type="float">
            <text:p>101.161654247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59]+[.A960]" office:value-type="float" office:value="101.258777922" calcext:value-type="float">
            <text:p>101.258777922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60]+[.A961]" office:value-type="float" office:value="101.355871082" calcext:value-type="float">
            <text:p>101.355871082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961]+[.A962]" office:value-type="float" office:value="101.452887942" calcext:value-type="float">
            <text:p>101.452887942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62]+[.A963]" office:value-type="float" office:value="101.549935322" calcext:value-type="float">
            <text:p>101.549935322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963]+[.A964]" office:value-type="float" office:value="101.647089512" calcext:value-type="float">
            <text:p>101.647089512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64]+[.A965]" office:value-type="float" office:value="101.744228446" calcext:value-type="float">
            <text:p>101.744228446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65]+[.A966]" office:value-type="float" office:value="101.841428416" calcext:value-type="float">
            <text:p>101.841428416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66]+[.A967]" office:value-type="float" office:value="101.938658906" calcext:value-type="float">
            <text:p>101.938658906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67]+[.A968]" office:value-type="float" office:value="102.035889396" calcext:value-type="float">
            <text:p>102.035889396</text:p>
          </table:table-cell>
        </table:table-row>
        <table:table-row table:style-name="ro1">
          <table:table-cell office:value-type="float" office:value="0.09703212" calcext:value-type="float">
            <text:p>0.09703212</text:p>
          </table:table-cell>
          <table:table-cell office:value-type="float" office:value="10.305865" calcext:value-type="float">
            <text:p>10.305865</text:p>
          </table:table-cell>
          <table:table-cell table:formula="of:=[.C968]+[.A969]" office:value-type="float" office:value="102.132921516" calcext:value-type="float">
            <text:p>102.132921516</text:p>
          </table:table-cell>
        </table:table-row>
        <table:table-row table:style-name="ro1">
          <table:table-cell office:value-type="float" office:value="0.097108416" calcext:value-type="float">
            <text:p>0.097108416</text:p>
          </table:table-cell>
          <table:table-cell office:value-type="float" office:value="10.297769" calcext:value-type="float">
            <text:p>10.297769</text:p>
          </table:table-cell>
          <table:table-cell table:formula="of:=[.C969]+[.A970]" office:value-type="float" office:value="102.230029932" calcext:value-type="float">
            <text:p>102.230029932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970]+[.A971]" office:value-type="float" office:value="102.327290936" calcext:value-type="float">
            <text:p>102.327290936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71]+[.A972]" office:value-type="float" office:value="102.424490906" calcext:value-type="float">
            <text:p>102.424490906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72]+[.A973]" office:value-type="float" office:value="102.521721396" calcext:value-type="float">
            <text:p>102.521721396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973]+[.A974]" office:value-type="float" office:value="102.618951886" calcext:value-type="float">
            <text:p>102.618951886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974]+[.A975]" office:value-type="float" office:value="102.715999266" calcext:value-type="float">
            <text:p>102.715999266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975]+[.A976]" office:value-type="float" office:value="102.813077166" calcext:value-type="float">
            <text:p>102.813077166</text:p>
          </table:table-cell>
        </table:table-row>
        <table:table-row table:style-name="ro1">
          <table:table-cell office:value-type="float" office:value="0.09716945" calcext:value-type="float">
            <text:p>0.09716945</text:p>
          </table:table-cell>
          <table:table-cell office:value-type="float" office:value="10.291301" calcext:value-type="float">
            <text:p>10.291301</text:p>
          </table:table-cell>
          <table:table-cell table:formula="of:=[.C976]+[.A977]" office:value-type="float" office:value="102.910246616" calcext:value-type="float">
            <text:p>102.910246616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977]+[.A978]" office:value-type="float" office:value="103.007370291" calcext:value-type="float">
            <text:p>103.007370291</text:p>
          </table:table-cell>
        </table:table-row>
        <table:table-row table:style-name="ro1">
          <table:table-cell office:value-type="float" office:value="0.09709316" calcext:value-type="float">
            <text:p>0.09709316</text:p>
          </table:table-cell>
          <table:table-cell office:value-type="float" office:value="10.299387" calcext:value-type="float">
            <text:p>10.299387</text:p>
          </table:table-cell>
          <table:table-cell table:formula="of:=[.C978]+[.A979]" office:value-type="float" office:value="103.104463451" calcext:value-type="float">
            <text:p>103.104463451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79]+[.A980]" office:value-type="float" office:value="103.201602385" calcext:value-type="float">
            <text:p>103.201602385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980]+[.A981]" office:value-type="float" office:value="103.298817615" calcext:value-type="float">
            <text:p>103.298817615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981]+[.A982]" office:value-type="float" office:value="103.396017585" calcext:value-type="float">
            <text:p>103.396017585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982]+[.A983]" office:value-type="float" office:value="103.493309105" calcext:value-type="float">
            <text:p>103.493309105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983]+[.A984]" office:value-type="float" office:value="103.590570109" calcext:value-type="float">
            <text:p>103.590570109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984]+[.A985]" office:value-type="float" office:value="103.687968439" calcext:value-type="float">
            <text:p>103.687968439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985]+[.A986]" office:value-type="float" office:value="103.785458329" calcext:value-type="float">
            <text:p>103.785458329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986]+[.A987]" office:value-type="float" office:value="103.883192363" calcext:value-type="float">
            <text:p>103.883192363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987]+[.A988]" office:value-type="float" office:value="103.981246839" calcext:value-type="float">
            <text:p>103.981246839</text:p>
          </table:table-cell>
        </table:table-row>
        <table:table-row table:style-name="ro1">
          <table:table-cell office:value-type="float" office:value="0.098313875" calcext:value-type="float">
            <text:p>0.098313875</text:p>
          </table:table-cell>
          <table:table-cell office:value-type="float" office:value="10.171504" calcext:value-type="float">
            <text:p>10.171504</text:p>
          </table:table-cell>
          <table:table-cell table:formula="of:=[.C988]+[.A989]" office:value-type="float" office:value="104.079560714" calcext:value-type="float">
            <text:p>104.079560714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989]+[.A990]" office:value-type="float" office:value="104.178103479" calcext:value-type="float">
            <text:p>104.178103479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990]+[.A991]" office:value-type="float" office:value="104.276859869" calcext:value-type="float">
            <text:p>104.276859869</text:p>
          </table:table-cell>
        </table:table-row>
        <table:table-row table:style-name="ro1">
          <table:table-cell office:value-type="float" office:value="0.09907683" calcext:value-type="float">
            <text:p>0.09907683</text:p>
          </table:table-cell>
          <table:table-cell office:value-type="float" office:value="10.093178" calcext:value-type="float">
            <text:p>10.093178</text:p>
          </table:table-cell>
          <table:table-cell table:formula="of:=[.C991]+[.A992]" office:value-type="float" office:value="104.375936699" calcext:value-type="float">
            <text:p>104.375936699</text:p>
          </table:table-cell>
        </table:table-row>
        <table:table-row table:style-name="ro1">
          <table:table-cell office:value-type="float" office:value="0.09932097" calcext:value-type="float">
            <text:p>0.09932097</text:p>
          </table:table-cell>
          <table:table-cell office:value-type="float" office:value="10.068367" calcext:value-type="float">
            <text:p>10.068367</text:p>
          </table:table-cell>
          <table:table-cell table:formula="of:=[.C992]+[.A993]" office:value-type="float" office:value="104.475257669" calcext:value-type="float">
            <text:p>104.475257669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993]+[.A994]" office:value-type="float" office:value="104.574731235" calcext:value-type="float">
            <text:p>104.574731235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994]+[.A995]" office:value-type="float" office:value="104.67422006" calcext:value-type="float">
            <text:p>104.67422006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995]+[.A996]" office:value-type="float" office:value="104.773708885" calcext:value-type="float">
            <text:p>104.773708885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996]+[.A997]" office:value-type="float" office:value="104.873243485" calcext:value-type="float">
            <text:p>104.873243485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997]+[.A998]" office:value-type="float" office:value="104.972839121" calcext:value-type="float">
            <text:p>104.972839121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998]+[.A999]" office:value-type="float" office:value="105.072511051" calcext:value-type="float">
            <text:p>105.072511051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999]+[.A1000]" office:value-type="float" office:value="105.172259275" calcext:value-type="float">
            <text:p>105.172259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8:20:06.069211557</dc:date>
    <meta:editing-duration>PT1M53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5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500" chart:class="chart:scatter">
            <chart:domain table:cell-range-address="data.C1:data.C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5665">
                <text:p>2.655665</text:p>
                <draw:g>
                  <svg:desc>data.C1:data.C500</svg:desc>
                </draw:g>
              </table:table-cell>
              <table:table-cell office:value-type="float" office:value="0.37655354">
                <text:p>0.37655354</text:p>
                <draw:g>
                  <svg:desc>data.B1:data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710996">
                <text:p>5.5710996</text:p>
              </table:table-cell>
              <table:table-cell office:value-type="float" office:value="0.34300205">
                <text:p>0.3430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5795396">
                <text:p>5.85795396</text:p>
              </table:table-cell>
              <table:table-cell office:value-type="float" office:value="3.4860897">
                <text:p>3.486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3270028">
                <text:p>6.03270028</text:p>
              </table:table-cell>
              <table:table-cell office:value-type="float" office:value="5.7225814">
                <text:p>5.722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6780365">
                <text:p>6.16780365</text:p>
              </table:table-cell>
              <table:table-cell office:value-type="float" office:value="7.4017396">
                <text:p>7.4017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8287194">
                <text:p>6.28287194</text:p>
              </table:table-cell>
              <table:table-cell office:value-type="float" office:value="8.690492">
                <text:p>8.690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8771668">
                <text:p>6.38771668</text:p>
              </table:table-cell>
              <table:table-cell office:value-type="float" office:value="9.537913">
                <text:p>9.537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8706817">
                <text:p>6.48706817</text:p>
              </table:table-cell>
              <table:table-cell office:value-type="float" office:value="10.065275">
                <text:p>10.065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8150625">
                <text:p>6.58150625</text:p>
              </table:table-cell>
              <table:table-cell office:value-type="float" office:value="10.588948">
                <text:p>10.588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74128515">
                <text:p>6.674128515</text:p>
              </table:table-cell>
              <table:table-cell office:value-type="float" office:value="10.79654">
                <text:p>10.79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67651065">
                <text:p>6.767651065</text:p>
              </table:table-cell>
              <table:table-cell office:value-type="float" office:value="10.692609">
                <text:p>10.692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62119665">
                <text:p>6.862119665</text:p>
              </table:table-cell>
              <table:table-cell office:value-type="float" office:value="10.585527">
                <text:p>10.585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57564845">
                <text:p>6.957564845</text:p>
              </table:table-cell>
              <table:table-cell office:value-type="float" office:value="10.477219">
                <text:p>10.477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53971345">
                <text:p>7.053971345</text:p>
              </table:table-cell>
              <table:table-cell office:value-type="float" office:value="10.372745">
                <text:p>10.372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51323905">
                <text:p>7.151323905</text:p>
              </table:table-cell>
              <table:table-cell office:value-type="float" office:value="10.271944">
                <text:p>10.271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49607265">
                <text:p>7.249607265</text:p>
              </table:table-cell>
              <table:table-cell office:value-type="float" office:value="10.174663">
                <text:p>10.174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488672">
                <text:p>7.3488672</text:p>
              </table:table-cell>
              <table:table-cell office:value-type="float" office:value="10.074558">
                <text:p>10.074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4905794">
                <text:p>7.44905794</text:p>
              </table:table-cell>
              <table:table-cell office:value-type="float" office:value="9.980963">
                <text:p>9.980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5004215">
                <text:p>7.55004215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5134679">
                <text:p>7.65134679</text:p>
              </table:table-cell>
              <table:table-cell office:value-type="float" office:value="9.871216">
                <text:p>9.87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519953">
                <text:p>7.7519953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51011095">
                <text:p>7.851011095</text:p>
              </table:table-cell>
              <table:table-cell office:value-type="float" office:value="10.099399">
                <text:p>10.099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49431789">
                <text:p>7.949431789</text:p>
              </table:table-cell>
              <table:table-cell office:value-type="float" office:value="10.160464">
                <text:p>10.160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48172919">
                <text:p>8.048172919</text:p>
              </table:table-cell>
              <table:table-cell office:value-type="float" office:value="10.127492">
                <text:p>10.127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47387079">
                <text:p>8.147387079</text:p>
              </table:table-cell>
              <table:table-cell office:value-type="float" office:value="10.079206">
                <text:p>10.079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46479169">
                <text:p>8.246479169</text:p>
              </table:table-cell>
              <table:table-cell office:value-type="float" office:value="10.091623">
                <text:p>10.091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44274239">
                <text:p>8.344274239</text:p>
              </table:table-cell>
              <table:table-cell office:value-type="float" office:value="10.225465">
                <text:p>10.225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440985919">
                <text:p>8.440985919</text:p>
              </table:table-cell>
              <table:table-cell office:value-type="float" office:value="10.3400135">
                <text:p>10.3400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537728119">
                <text:p>8.537728119</text:p>
              </table:table-cell>
              <table:table-cell office:value-type="float" office:value="10.336751">
                <text:p>10.336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34912829">
                <text:p>8.634912829</text:p>
              </table:table-cell>
              <table:table-cell office:value-type="float" office:value="10.289684">
                <text:p>10.289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732067019">
                <text:p>8.732067019</text:p>
              </table:table-cell>
              <table:table-cell office:value-type="float" office:value="10.292917">
                <text:p>10.292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28519299">
                <text:p>8.828519299</text:p>
              </table:table-cell>
              <table:table-cell office:value-type="float" office:value="10.367822">
                <text:p>10.367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924239143">
                <text:p>8.924239143</text:p>
              </table:table-cell>
              <table:table-cell office:value-type="float" office:value="10.447154">
                <text:p>10.447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020065799">
                <text:p>9.020065799</text:p>
              </table:table-cell>
              <table:table-cell office:value-type="float" office:value="10.43551">
                <text:p>10.43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116304449">
                <text:p>9.116304449</text:p>
              </table:table-cell>
              <table:table-cell office:value-type="float" office:value="10.390836">
                <text:p>10.390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12634649">
                <text:p>9.212634649</text:p>
              </table:table-cell>
              <table:table-cell office:value-type="float" office:value="10.3809595">
                <text:p>10.3809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308812264">
                <text:p>9.308812264</text:p>
              </table:table-cell>
              <table:table-cell office:value-type="float" office:value="10.397429">
                <text:p>10.397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405203504">
                <text:p>9.405203504</text:p>
              </table:table-cell>
              <table:table-cell office:value-type="float" office:value="10.374387">
                <text:p>10.374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01960964">
                <text:p>9.501960964</text:p>
              </table:table-cell>
              <table:table-cell office:value-type="float" office:value="10.335121">
                <text:p>10.335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99099898">
                <text:p>9.599099898</text:p>
              </table:table-cell>
              <table:table-cell office:value-type="float" office:value="10.294534">
                <text:p>10.294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696498228">
                <text:p>9.696498228</text:p>
              </table:table-cell>
              <table:table-cell office:value-type="float" office:value="10.267117">
                <text:p>10.267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794217003">
                <text:p>9.794217003</text:p>
              </table:table-cell>
              <table:table-cell office:value-type="float" office:value="10.233448">
                <text:p>10.233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892408808">
                <text:p>9.892408808</text:p>
              </table:table-cell>
              <table:table-cell office:value-type="float" office:value="10.184149">
                <text:p>10.184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991012608">
                <text:p>9.991012608</text:p>
              </table:table-cell>
              <table:table-cell office:value-type="float" office:value="10.141597">
                <text:p>10.141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090013144">
                <text:p>10.090013144</text:p>
              </table:table-cell>
              <table:table-cell office:value-type="float" office:value="10.100956">
                <text:p>10.100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189425674">
                <text:p>10.189425674</text:p>
              </table:table-cell>
              <table:table-cell office:value-type="float" office:value="10.059094">
                <text:p>10.0590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89204414">
                <text:p>10.289204414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38927308">
                <text:p>10.38927308</text:p>
              </table:table-cell>
              <table:table-cell office:value-type="float" office:value="9.993138">
                <text:p>9.9931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8946382">
                <text:p>10.48946382</text:p>
              </table:table-cell>
              <table:table-cell office:value-type="float" office:value="9.980963">
                <text:p>9.980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58974611">
                <text:p>10.58974611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69021151">
                <text:p>10.69021151</text:p>
              </table:table-cell>
              <table:table-cell office:value-type="float" office:value="9.953676">
                <text:p>9.953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79066165">
                <text:p>10.79066165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8909592">
                <text:p>10.8909592</text:p>
              </table:table-cell>
              <table:table-cell office:value-type="float" office:value="9.970333">
                <text:p>9.970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91394084">
                <text:p>10.991394084</text:p>
              </table:table-cell>
              <table:table-cell office:value-type="float" office:value="9.9567">
                <text:p>9.95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09205785">
                <text:p>11.09205785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19255377">
                <text:p>11.19255377</text:p>
              </table:table-cell>
              <table:table-cell office:value-type="float" office:value="9.950653">
                <text:p>9.9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928208">
                <text:p>11.2928208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39343879">
                <text:p>11.39343879</text:p>
              </table:table-cell>
              <table:table-cell office:value-type="float" office:value="9.938581">
                <text:p>9.938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94255144">
                <text:p>11.494255144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594812099">
                <text:p>11.594812099</text:p>
              </table:table-cell>
              <table:table-cell office:value-type="float" office:value="9.944613">
                <text:p>9.944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695033353">
                <text:p>11.695033353</text:p>
              </table:table-cell>
              <table:table-cell office:value-type="float" office:value="9.977923">
                <text:p>9.977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795498753">
                <text:p>11.795498753</text:p>
              </table:table-cell>
              <table:table-cell office:value-type="float" office:value="9.953676">
                <text:p>9.953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96086223">
                <text:p>11.896086223</text:p>
              </table:table-cell>
              <table:table-cell office:value-type="float" office:value="9.941596">
                <text:p>9.941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996322733">
                <text:p>11.996322733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96040443">
                <text:p>12.096040443</text:p>
              </table:table-cell>
              <table:table-cell office:value-type="float" office:value="10.028309">
                <text:p>10.028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96215923">
                <text:p>12.196215923</text:p>
              </table:table-cell>
              <table:table-cell office:value-type="float" office:value="9.982483">
                <text:p>9.982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297200133">
                <text:p>12.297200133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398092789">
                <text:p>12.398092789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498191969">
                <text:p>12.498191969</text:p>
              </table:table-cell>
              <table:table-cell office:value-type="float" office:value="9.990091">
                <text:p>9.990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598260635">
                <text:p>12.598260635</text:p>
              </table:table-cell>
              <table:table-cell office:value-type="float" office:value="9.993138">
                <text:p>9.993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699107515">
                <text:p>12.699107515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800091725">
                <text:p>12.800091725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900099355">
                <text:p>12.900099355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999862835">
                <text:p>12.999862835</text:p>
              </table:table-cell>
              <table:table-cell office:value-type="float" office:value="10.023707">
                <text:p>10.0237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100511345">
                <text:p>13.100511345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202304275">
                <text:p>13.202304275</text:p>
              </table:table-cell>
              <table:table-cell office:value-type="float" office:value="9.823865">
                <text:p>9.8238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304188765">
                <text:p>13.304188765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404959345">
                <text:p>13.404959345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505241635">
                <text:p>13.505241635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606378431">
                <text:p>13.606378431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708842761">
                <text:p>13.708842761</text:p>
              </table:table-cell>
              <table:table-cell office:value-type="float" office:value="9.759493">
                <text:p>9.759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811322351">
                <text:p>13.811322351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912413371">
                <text:p>13.912413371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012558331">
                <text:p>14.012558331</text:p>
              </table:table-cell>
              <table:table-cell office:value-type="float" office:value="9.985525">
                <text:p>9.985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13267871">
                <text:p>14.113267871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215610131">
                <text:p>14.215610131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18700081">
                <text:p>14.318700081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420706641">
                <text:p>14.420706641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520042871">
                <text:p>14.520042871</text:p>
              </table:table-cell>
              <table:table-cell office:value-type="float" office:value="10.066821">
                <text:p>10.0668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618707706">
                <text:p>14.618707706</text:p>
              </table:table-cell>
              <table:table-cell office:value-type="float" office:value="10.135323">
                <text:p>10.135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718486446">
                <text:p>14.718486446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820172566">
                <text:p>14.820172566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922667416">
                <text:p>14.922667416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024033101">
                <text:p>15.024033101</text:p>
              </table:table-cell>
              <table:table-cell office:value-type="float" office:value="9.865272">
                <text:p>9.865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122835265">
                <text:p>15.122835265</text:p>
              </table:table-cell>
              <table:table-cell office:value-type="float" office:value="10.121235">
                <text:p>10.121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221042329">
                <text:p>15.221042329</text:p>
              </table:table-cell>
              <table:table-cell office:value-type="float" office:value="10.182567">
                <text:p>10.182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20576929">
                <text:p>15.320576929</text:p>
              </table:table-cell>
              <table:table-cell office:value-type="float" office:value="10.046758">
                <text:p>10.046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422217269">
                <text:p>15.422217269</text:p>
              </table:table-cell>
              <table:table-cell office:value-type="float" office:value="9.838613">
                <text:p>9.838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524712119">
                <text:p>15.524712119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26016759">
                <text:p>15.626016759</text:p>
              </table:table-cell>
              <table:table-cell office:value-type="float" office:value="9.871216">
                <text:p>9.871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24910483">
                <text:p>15.724910483</text:p>
              </table:table-cell>
              <table:table-cell office:value-type="float" office:value="10.111865">
                <text:p>10.1118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822842889">
                <text:p>15.822842889</text:p>
              </table:table-cell>
              <table:table-cell office:value-type="float" office:value="10.211124">
                <text:p>10.211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922057049">
                <text:p>15.922057049</text:p>
              </table:table-cell>
              <table:table-cell office:value-type="float" office:value="10.079206">
                <text:p>10.079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024048349">
                <text:p>16.024048349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127855479">
                <text:p>16.127855479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231616829">
                <text:p>16.231616829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335500249">
                <text:p>16.335500249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439704109">
                <text:p>16.439704109</text:p>
              </table:table-cell>
              <table:table-cell office:value-type="float" office:value="9.596574">
                <text:p>9.596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544792989">
                <text:p>16.544792989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652506429">
                <text:p>16.652506429</text:p>
              </table:table-cell>
              <table:table-cell office:value-type="float" office:value="9.283893">
                <text:p>9.283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761928874">
                <text:p>16.761928874</text:p>
              </table:table-cell>
              <table:table-cell office:value-type="float" office:value="9.138893">
                <text:p>9.138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871671764">
                <text:p>16.871671764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980544884">
                <text:p>16.980544884</text:p>
              </table:table-cell>
              <table:table-cell office:value-type="float" office:value="9.185003">
                <text:p>9.185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087449594">
                <text:p>17.087449594</text:p>
              </table:table-cell>
              <table:table-cell office:value-type="float" office:value="9.354125">
                <text:p>9.354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193515054">
                <text:p>17.193515054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300267174">
                <text:p>17.300267174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408194234">
                <text:p>17.408194234</text:p>
              </table:table-cell>
              <table:table-cell office:value-type="float" office:value="9.265516">
                <text:p>9.265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516273884">
                <text:p>17.516273884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623239624">
                <text:p>17.623239624</text:p>
              </table:table-cell>
              <table:table-cell office:value-type="float" office:value="9.348787">
                <text:p>9.3487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728679464">
                <text:p>17.728679464</text:p>
              </table:table-cell>
              <table:table-cell office:value-type="float" office:value="9.484081">
                <text:p>9.4840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83431767">
                <text:p>17.83431767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94119186">
                <text:p>17.94119186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048478045">
                <text:p>18.048478045</text:p>
              </table:table-cell>
              <table:table-cell office:value-type="float" office:value="9.320865">
                <text:p>9.3208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154482469">
                <text:p>18.154482469</text:p>
              </table:table-cell>
              <table:table-cell office:value-type="float" office:value="9.433568">
                <text:p>9.4335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260013863">
                <text:p>18.260013863</text:p>
              </table:table-cell>
              <table:table-cell office:value-type="float" office:value="9.475853">
                <text:p>9.4758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366903313">
                <text:p>18.366903313</text:p>
              </table:table-cell>
              <table:table-cell office:value-type="float" office:value="9.35546">
                <text:p>9.355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476875083">
                <text:p>18.476875083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589440893">
                <text:p>18.589440893</text:p>
              </table:table-cell>
              <table:table-cell office:value-type="float" office:value="8.883693">
                <text:p>8.8836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702632319">
                <text:p>18.702632319</text:p>
              </table:table-cell>
              <table:table-cell office:value-type="float" office:value="8.834592">
                <text:p>8.834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812604089">
                <text:p>18.812604089</text:p>
              </table:table-cell>
              <table:table-cell office:value-type="float" office:value="9.093243">
                <text:p>9.0932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918898439">
                <text:p>18.918898439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023956804">
                <text:p>19.023956804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131288764">
                <text:p>19.131288764</text:p>
              </table:table-cell>
              <table:table-cell office:value-type="float" office:value="9.316889">
                <text:p>9.316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241764084">
                <text:p>19.241764084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353872124">
                <text:p>19.353872124</text:p>
              </table:table-cell>
              <table:table-cell office:value-type="float" office:value="8.919968">
                <text:p>8.919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464820474">
                <text:p>19.464820474</text:p>
              </table:table-cell>
              <table:table-cell office:value-type="float" office:value="9.013204">
                <text:p>9.013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57282383">
                <text:p>19.57282383</text:p>
              </table:table-cell>
              <table:table-cell office:value-type="float" office:value="9.258971">
                <text:p>9.2589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7772961">
                <text:p>19.67772961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78391714">
                <text:p>19.78391714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9419409">
                <text:p>19.89419409</text:p>
              </table:table-cell>
              <table:table-cell office:value-type="float" office:value="9.068077">
                <text:p>9.0680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00424215">
                <text:p>20.00424215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11372563">
                <text:p>20.11372563</text:p>
              </table:table-cell>
              <table:table-cell office:value-type="float" office:value="9.133798">
                <text:p>9.1337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221378026">
                <text:p>20.221378026</text:p>
              </table:table-cell>
              <table:table-cell office:value-type="float" office:value="9.289157">
                <text:p>9.289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330022266">
                <text:p>20.330022266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.441886156">
                <text:p>20.441886156</text:p>
              </table:table-cell>
              <table:table-cell office:value-type="float" office:value="8.939435">
                <text:p>8.9394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555672682">
                <text:p>20.555672682</text:p>
              </table:table-cell>
              <table:table-cell office:value-type="float" office:value="8.788386">
                <text:p>8.7883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.669443952">
                <text:p>20.669443952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782650637">
                <text:p>20.782650637</text:p>
              </table:table-cell>
              <table:table-cell office:value-type="float" office:value="8.833401">
                <text:p>8.8334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894789191">
                <text:p>20.894789191</text:p>
              </table:table-cell>
              <table:table-cell office:value-type="float" office:value="8.91754">
                <text:p>8.91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006698856">
                <text:p>21.006698856</text:p>
              </table:table-cell>
              <table:table-cell office:value-type="float" office:value="8.935779">
                <text:p>8.9357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119752956">
                <text:p>21.119752956</text:p>
              </table:table-cell>
              <table:table-cell office:value-type="float" office:value="8.845323">
                <text:p>8.8453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23321904">
                <text:p>21.2332190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32884733">
                <text:p>21.32884733</text:p>
              </table:table-cell>
              <table:table-cell office:value-type="float" office:value="10.457156">
                <text:p>10.457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45548196">
                <text:p>21.45548196</text:p>
              </table:table-cell>
              <table:table-cell office:value-type="float" office:value="7.896734">
                <text:p>7.896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66421012">
                <text:p>21.66421012</text:p>
              </table:table-cell>
              <table:table-cell office:value-type="float" office:value="4.7909207">
                <text:p>4.79092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92169086">
                <text:p>21.92169086</text:p>
              </table:table-cell>
              <table:table-cell office:value-type="float" office:value="3.8837857">
                <text:p>3.88378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16249349">
                <text:p>22.16249349</text:p>
              </table:table-cell>
              <table:table-cell office:value-type="float" office:value="4.1527786">
                <text:p>4.15277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35985368">
                <text:p>22.35985368</text:p>
              </table:table-cell>
              <table:table-cell office:value-type="float" office:value="5.066878">
                <text:p>5.0668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52283529">
                <text:p>22.52283529</text:p>
              </table:table-cell>
              <table:table-cell office:value-type="float" office:value="6.1356616">
                <text:p>6.13566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66236379">
                <text:p>22.66236379</text:p>
              </table:table-cell>
              <table:table-cell office:value-type="float" office:value="7.166995">
                <text:p>7.166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78529047">
                <text:p>22.78529047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8962083">
                <text:p>22.8962083</text:p>
              </table:table-cell>
              <table:table-cell office:value-type="float" office:value="9.015683">
                <text:p>9.015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99836745">
                <text:p>22.99836745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09532328">
                <text:p>23.09532328</text:p>
              </table:table-cell>
              <table:table-cell office:value-type="float" office:value="10.313975">
                <text:p>10.313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187945545">
                <text:p>23.187945545</text:p>
              </table:table-cell>
              <table:table-cell office:value-type="float" office:value="10.79654">
                <text:p>10.796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279118205">
                <text:p>23.279118205</text:p>
              </table:table-cell>
              <table:table-cell office:value-type="float" office:value="10.968201">
                <text:p>10.9682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71435285">
                <text:p>23.371435285</text:p>
              </table:table-cell>
              <table:table-cell office:value-type="float" office:value="10.8322315">
                <text:p>10.83223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465690265">
                <text:p>23.465690265</text:p>
              </table:table-cell>
              <table:table-cell office:value-type="float" office:value="10.609519">
                <text:p>10.6095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562981785">
                <text:p>23.562981785</text:p>
              </table:table-cell>
              <table:table-cell office:value-type="float" office:value="10.278388">
                <text:p>10.2783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664942571">
                <text:p>23.664942571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774197171">
                <text:p>23.77419717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894102571">
                <text:p>23.894102571</text:p>
              </table:table-cell>
              <table:table-cell office:value-type="float" office:value="8.339909">
                <text:p>8.3399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029404321">
                <text:p>24.029404321</text:p>
              </table:table-cell>
              <table:table-cell office:value-type="float" office:value="7.3908873">
                <text:p>7.39088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.183474671">
                <text:p>24.183474671</text:p>
              </table:table-cell>
              <table:table-cell office:value-type="float" office:value="6.4905415">
                <text:p>6.4905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.350118451">
                <text:p>24.350118451</text:p>
              </table:table-cell>
              <table:table-cell office:value-type="float" office:value="6.000824">
                <text:p>6.0008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519386771">
                <text:p>24.519386771</text:p>
              </table:table-cell>
              <table:table-cell office:value-type="float" office:value="5.9077797">
                <text:p>5.90777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683650141">
                <text:p>24.683650141</text:p>
              </table:table-cell>
              <table:table-cell office:value-type="float" office:value="6.087785">
                <text:p>6.087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835233261">
                <text:p>24.835233261</text:p>
              </table:table-cell>
              <table:table-cell office:value-type="float" office:value="6.5970407">
                <text:p>6.5970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972350821">
                <text:p>24.972350821</text:p>
              </table:table-cell>
              <table:table-cell office:value-type="float" office:value="7.2930117">
                <text:p>7.2930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.095536901">
                <text:p>25.095536901</text:p>
              </table:table-cell>
              <table:table-cell office:value-type="float" office:value="8.1178">
                <text:p>8.1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.207293981">
                <text:p>25.20729398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.310155051">
                <text:p>25.310155051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.407934861">
                <text:p>25.407934861</text:p>
              </table:table-cell>
              <table:table-cell office:value-type="float" office:value="10.22706">
                <text:p>10.227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503990406">
                <text:p>25.503990406</text:p>
              </table:table-cell>
              <table:table-cell office:value-type="float" office:value="10.410643">
                <text:p>10.4106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.599984916">
                <text:p>25.599984916</text:p>
              </table:table-cell>
              <table:table-cell office:value-type="float" office:value="10.417262">
                <text:p>10.4172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698146206">
                <text:p>25.698146206</text:p>
              </table:table-cell>
              <table:table-cell office:value-type="float" office:value="10.187315">
                <text:p>10.187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.80047321">
                <text:p>25.80047321</text:p>
              </table:table-cell>
              <table:table-cell office:value-type="float" office:value="9.772591">
                <text:p>9.7725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90595883">
                <text:p>25.90595883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12771985">
                <text:p>26.012771985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11816605">
                <text:p>26.11816605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21915026">
                <text:p>26.21915026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31812028">
                <text:p>26.31812028</text:p>
              </table:table-cell>
              <table:table-cell office:value-type="float" office:value="10.104071">
                <text:p>10.1040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416922444">
                <text:p>26.416922444</text:p>
              </table:table-cell>
              <table:table-cell office:value-type="float" office:value="10.121235">
                <text:p>10.121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.516792744">
                <text:p>26.516792744</text:p>
              </table:table-cell>
              <table:table-cell office:value-type="float" office:value="10.012986">
                <text:p>10.0129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618570414">
                <text:p>26.618570414</text:p>
              </table:table-cell>
              <table:table-cell office:value-type="float" office:value="9.825337">
                <text:p>9.8253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721446744">
                <text:p>26.721446744</text:p>
              </table:table-cell>
              <table:table-cell office:value-type="float" office:value="9.720409">
                <text:p>9.7204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823819524">
                <text:p>26.823819524</text:p>
              </table:table-cell>
              <table:table-cell office:value-type="float" office:value="9.768221">
                <text:p>9.768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.924910544">
                <text:p>26.924910544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025147054">
                <text:p>27.025147054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126070224">
                <text:p>27.126070224</text:p>
              </table:table-cell>
              <table:table-cell office:value-type="float" office:value="9.908527">
                <text:p>9.9085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22874818">
                <text:p>27.22874818</text:p>
              </table:table-cell>
              <table:table-cell office:value-type="float" office:value="9.739188">
                <text:p>9.739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33299782">
                <text:p>27.33299782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43736953">
                <text:p>27.4373695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540871476">
                <text:p>27.540871476</text:p>
              </table:table-cell>
              <table:table-cell office:value-type="float" office:value="9.661654">
                <text:p>9.6616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642328716">
                <text:p>27.642328716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742672046">
                <text:p>27.742672046</text:p>
              </table:table-cell>
              <table:table-cell office:value-type="float" office:value="9.965785">
                <text:p>9.9657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843518926">
                <text:p>27.843518926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45586526">
                <text:p>27.945586526</text:p>
              </table:table-cell>
              <table:table-cell office:value-type="float" office:value="9.797428">
                <text:p>9.7974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047928786">
                <text:p>28.047928786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.149035066">
                <text:p>28.149035066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248523891">
                <text:p>28.248523891</text:p>
              </table:table-cell>
              <table:table-cell office:value-type="float" office:value="10.05138">
                <text:p>10.051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.347371831">
                <text:p>28.347371831</text:p>
              </table:table-cell>
              <table:table-cell office:value-type="float" office:value="10.116549">
                <text:p>10.116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.446952211">
                <text:p>28.446952211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.548058491">
                <text:p>28.548058491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649515731">
                <text:p>28.649515731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749859061">
                <text:p>28.749859061</text:p>
              </table:table-cell>
              <table:table-cell office:value-type="float" office:value="9.965785">
                <text:p>9.965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.848798561">
                <text:p>28.848798561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947646501">
                <text:p>28.947646501</text:p>
              </table:table-cell>
              <table:table-cell office:value-type="float" office:value="10.116549">
                <text:p>10.1165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.047516801">
                <text:p>29.047516801</text:p>
              </table:table-cell>
              <table:table-cell office:value-type="float" office:value="10.012986">
                <text:p>10.0129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.148928261">
                <text:p>29.148928261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.250492311">
                <text:p>29.250492311</text:p>
              </table:table-cell>
              <table:table-cell office:value-type="float" office:value="9.846004">
                <text:p>9.846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.351140821">
                <text:p>29.351140821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450705941">
                <text:p>29.450705941</text:p>
              </table:table-cell>
              <table:table-cell office:value-type="float" office:value="10.043678">
                <text:p>10.0436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.550530461">
                <text:p>29.550530461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651835101">
                <text:p>29.651835101</text:p>
              </table:table-cell>
              <table:table-cell office:value-type="float" office:value="9.871216">
                <text:p>9.871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755016601">
                <text:p>29.755016601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858884765">
                <text:p>29.858884765</text:p>
              </table:table-cell>
              <table:table-cell office:value-type="float" office:value="9.627589">
                <text:p>9.6275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.961745835">
                <text:p>29.961745835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060227565">
                <text:p>30.060227565</text:p>
              </table:table-cell>
              <table:table-cell office:value-type="float" office:value="10.154167">
                <text:p>10.154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.152407315">
                <text:p>30.152407315</text:p>
              </table:table-cell>
              <table:table-cell office:value-type="float" office:value="10.848369">
                <text:p>10.8483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.242374505">
                <text:p>30.242374505</text:p>
              </table:table-cell>
              <table:table-cell office:value-type="float" office:value="11.115163">
                <text:p>11.1151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.333165685">
                <text:p>30.333165685</text:p>
              </table:table-cell>
              <table:table-cell office:value-type="float" office:value="11.014285">
                <text:p>11.0142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.424918185">
                <text:p>30.424918185</text:p>
              </table:table-cell>
              <table:table-cell office:value-type="float" office:value="10.898886">
                <text:p>10.898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.517479415">
                <text:p>30.517479415</text:p>
              </table:table-cell>
              <table:table-cell office:value-type="float" office:value="10.80366">
                <text:p>10.803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.610879885">
                <text:p>30.610879885</text:p>
              </table:table-cell>
              <table:table-cell office:value-type="float" office:value="10.706584">
                <text:p>10.706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.705134865">
                <text:p>30.705134865</text:p>
              </table:table-cell>
              <table:table-cell office:value-type="float" office:value="10.609519">
                <text:p>10.609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.800351165">
                <text:p>30.800351165</text:p>
              </table:table-cell>
              <table:table-cell office:value-type="float" office:value="10.502404">
                <text:p>10.502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.896376195">
                <text:p>30.896376195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.993332025">
                <text:p>30.993332025</text:p>
              </table:table-cell>
              <table:table-cell office:value-type="float" office:value="10.313975">
                <text:p>10.313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.091020285">
                <text:p>31.091020285</text:p>
              </table:table-cell>
              <table:table-cell office:value-type="float" office:value="10.236645">
                <text:p>10.2366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.189349419">
                <text:p>31.189349419</text:p>
              </table:table-cell>
              <table:table-cell office:value-type="float" office:value="10.169926">
                <text:p>10.169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.287754855">
                <text:p>31.287754855</text:p>
              </table:table-cell>
              <table:table-cell office:value-type="float" office:value="10.16204">
                <text:p>10.162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.385519405">
                <text:p>31.385519405</text:p>
              </table:table-cell>
              <table:table-cell office:value-type="float" office:value="10.228657">
                <text:p>10.228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481727535">
                <text:p>31.481727535</text:p>
              </table:table-cell>
              <table:table-cell office:value-type="float" office:value="10.394132">
                <text:p>10.394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576898055">
                <text:p>31.576898055</text:p>
              </table:table-cell>
              <table:table-cell office:value-type="float" office:value="10.507456">
                <text:p>10.5074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.672114355">
                <text:p>31.672114355</text:p>
              </table:table-cell>
              <table:table-cell office:value-type="float" office:value="10.502404">
                <text:p>10.502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767788425">
                <text:p>31.767788425</text:p>
              </table:table-cell>
              <table:table-cell office:value-type="float" office:value="10.452153">
                <text:p>10.4521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863187825">
                <text:p>31.863187825</text:p>
              </table:table-cell>
              <table:table-cell office:value-type="float" office:value="10.482246">
                <text:p>10.4822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957717465">
                <text:p>31.957717465</text:p>
              </table:table-cell>
              <table:table-cell office:value-type="float" office:value="10.5786915">
                <text:p>10.57869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.051804595">
                <text:p>32.051804595</text:p>
              </table:table-cell>
              <table:table-cell office:value-type="float" office:value="10.628446">
                <text:p>10.6284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.146273195">
                <text:p>32.146273195</text:p>
              </table:table-cell>
              <table:table-cell office:value-type="float" office:value="10.585527">
                <text:p>10.5855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.241016465">
                <text:p>32.241016465</text:p>
              </table:table-cell>
              <table:table-cell office:value-type="float" office:value="10.554839">
                <text:p>10.5548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.335240925">
                <text:p>32.335240925</text:p>
              </table:table-cell>
              <table:table-cell office:value-type="float" office:value="10.612955">
                <text:p>10.6129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428534585">
                <text:p>32.428534585</text:p>
              </table:table-cell>
              <table:table-cell office:value-type="float" office:value="10.7188425">
                <text:p>10.71884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.52175195">
                <text:p>32.52175195</text:p>
              </table:table-cell>
              <table:table-cell office:value-type="float" office:value="10.727615">
                <text:p>10.7276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.61547286">
                <text:p>32.61547286</text:p>
              </table:table-cell>
              <table:table-cell office:value-type="float" office:value="10.669977">
                <text:p>10.6699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70972784">
                <text:p>32.70972784</text:p>
              </table:table-cell>
              <table:table-cell office:value-type="float" office:value="10.609519">
                <text:p>10.6095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803555564">
                <text:p>32.803555564</text:p>
              </table:table-cell>
              <table:table-cell office:value-type="float" office:value="10.65783">
                <text:p>10.657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896055754">
                <text:p>32.896055754</text:p>
              </table:table-cell>
              <table:table-cell office:value-type="float" office:value="10.810788">
                <text:p>10.8107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98832706">
                <text:p>32.98832706</text:p>
              </table:table-cell>
              <table:table-cell office:value-type="float" office:value="10.837605">
                <text:p>10.8376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.08145287">
                <text:p>33.08145287</text:p>
              </table:table-cell>
              <table:table-cell office:value-type="float" office:value="10.738162">
                <text:p>10.738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17557052">
                <text:p>33.17557052</text:p>
              </table:table-cell>
              <table:table-cell office:value-type="float" office:value="10.624999">
                <text:p>10.624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26984076">
                <text:p>33.26984076</text:p>
              </table:table-cell>
              <table:table-cell office:value-type="float" office:value="10.607801">
                <text:p>10.6078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36334805">
                <text:p>33.36334805</text:p>
              </table:table-cell>
              <table:table-cell office:value-type="float" office:value="10.694353">
                <text:p>10.694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45650438">
                <text:p>33.45650438</text:p>
              </table:table-cell>
              <table:table-cell office:value-type="float" office:value="10.734644">
                <text:p>10.7346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55057625">
                <text:p>33.55057625</text:p>
              </table:table-cell>
              <table:table-cell office:value-type="float" office:value="10.63017">
                <text:p>10.630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6462198">
                <text:p>33.6462198</text:p>
              </table:table-cell>
              <table:table-cell office:value-type="float" office:value="10.455488">
                <text:p>10.4554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743007774">
                <text:p>33.743007774</text:p>
              </table:table-cell>
              <table:table-cell office:value-type="float" office:value="10.331862">
                <text:p>10.3318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839734714">
                <text:p>33.839734714</text:p>
              </table:table-cell>
              <table:table-cell office:value-type="float" office:value="10.338382">
                <text:p>10.3383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934355914">
                <text:p>33.934355914</text:p>
              </table:table-cell>
              <table:table-cell office:value-type="float" office:value="10.568456">
                <text:p>10.5684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027893724">
                <text:p>34.027893724</text:p>
              </table:table-cell>
              <table:table-cell office:value-type="float" office:value="10.690865">
                <text:p>10.690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.12239285">
                <text:p>34.12239285</text:p>
              </table:table-cell>
              <table:table-cell office:value-type="float" office:value="10.582108">
                <text:p>10.582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21907401">
                <text:p>34.21907401</text:p>
              </table:table-cell>
              <table:table-cell office:value-type="float" office:value="10.343277">
                <text:p>10.3432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316655456">
                <text:p>34.316655456</text:p>
              </table:table-cell>
              <table:table-cell office:value-type="float" office:value="10.247849">
                <text:p>10.247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413061956">
                <text:p>34.413061956</text:p>
              </table:table-cell>
              <table:table-cell office:value-type="float" office:value="10.372745">
                <text:p>10.372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508644471">
                <text:p>34.508644471</text:p>
              </table:table-cell>
              <table:table-cell office:value-type="float" office:value="10.462165">
                <text:p>10.4621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605508741">
                <text:p>34.605508741</text:p>
              </table:table-cell>
              <table:table-cell office:value-type="float" office:value="10.323725">
                <text:p>10.3237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704707641">
                <text:p>34.704707641</text:p>
              </table:table-cell>
              <table:table-cell office:value-type="float" office:value="10.080757">
                <text:p>10.0807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805157781">
                <text:p>34.805157781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904463491">
                <text:p>34.904463491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001709236">
                <text:p>35.001709236</text:p>
              </table:table-cell>
              <table:table-cell office:value-type="float" office:value="10.283227">
                <text:p>10.2832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097352786">
                <text:p>35.097352786</text:p>
              </table:table-cell>
              <table:table-cell office:value-type="float" office:value="10.455488">
                <text:p>10.4554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193728766">
                <text:p>35.193728766</text:p>
              </table:table-cell>
              <table:table-cell office:value-type="float" office:value="10.376029">
                <text:p>10.3760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292286786">
                <text:p>35.292286786</text:p>
              </table:table-cell>
              <table:table-cell office:value-type="float" office:value="10.146307">
                <text:p>10.1463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392019751">
                <text:p>35.392019751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491249171">
                <text:p>35.491249171</text:p>
              </table:table-cell>
              <table:table-cell office:value-type="float" office:value="10.077657">
                <text:p>10.0776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589517271">
                <text:p>35.589517271</text:p>
              </table:table-cell>
              <table:table-cell office:value-type="float" office:value="10.176242">
                <text:p>10.1762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687098717">
                <text:p>35.687098717</text:p>
              </table:table-cell>
              <table:table-cell office:value-type="float" office:value="10.247849">
                <text:p>10.2478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784466533">
                <text:p>35.784466533</text:p>
              </table:table-cell>
              <table:table-cell office:value-type="float" office:value="10.270334">
                <text:p>10.270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882475233">
                <text:p>35.882475233</text:p>
              </table:table-cell>
              <table:table-cell office:value-type="float" office:value="10.203176">
                <text:p>10.2031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979690463">
                <text:p>35.979690463</text:p>
              </table:table-cell>
              <table:table-cell office:value-type="float" office:value="10.286454">
                <text:p>10.2864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075639193">
                <text:p>36.075639193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171435333">
                <text:p>36.171435333</text:p>
              </table:table-cell>
              <table:table-cell office:value-type="float" office:value="10.438834">
                <text:p>10.438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269276179">
                <text:p>36.269276179</text:p>
              </table:table-cell>
              <table:table-cell office:value-type="float" office:value="10.22068">
                <text:p>10.22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368871815">
                <text:p>36.368871815</text:p>
              </table:table-cell>
              <table:table-cell office:value-type="float" office:value="10.040601">
                <text:p>10.0406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.469108325">
                <text:p>36.469108325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.57061134">
                <text:p>36.57061134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.67290783">
                <text:p>36.6729078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774532915">
                <text:p>36.774532915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87486098">
                <text:p>36.87486098</text:p>
              </table:table-cell>
              <table:table-cell office:value-type="float" office:value="9.9673">
                <text:p>9.96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97463972">
                <text:p>36.97463972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07492201">
                <text:p>37.07492201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17590622">
                <text:p>37.17590622</text:p>
              </table:table-cell>
              <table:table-cell office:value-type="float" office:value="9.902538">
                <text:p>9.9025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.27655473">
                <text:p>37.27655473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.37593674">
                <text:p>37.37593674</text:p>
              </table:table-cell>
              <table:table-cell office:value-type="float" office:value="10.062183">
                <text:p>10.0621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47527297">
                <text:p>37.47527297</text:p>
              </table:table-cell>
              <table:table-cell office:value-type="float" office:value="10.066821">
                <text:p>10.0668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57558578">
                <text:p>37.57558578</text:p>
              </table:table-cell>
              <table:table-cell office:value-type="float" office:value="9.968817">
                <text:p>9.9688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676875164">
                <text:p>37.676875164</text:p>
              </table:table-cell>
              <table:table-cell office:value-type="float" office:value="9.872704">
                <text:p>9.8727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777752564">
                <text:p>37.777752564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877195614">
                <text:p>37.877195614</text:p>
              </table:table-cell>
              <table:table-cell office:value-type="float" office:value="10.056007">
                <text:p>10.0560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976455549">
                <text:p>37.976455549</text:p>
              </table:table-cell>
              <table:table-cell office:value-type="float" office:value="10.074558">
                <text:p>10.0745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076936209">
                <text:p>38.076936209</text:p>
              </table:table-cell>
              <table:table-cell office:value-type="float" office:value="9.952165">
                <text:p>9.9521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.179431059">
                <text:p>38.179431059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.282582045">
                <text:p>38.28258204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.384954825">
                <text:p>38.384954825</text:p>
              </table:table-cell>
              <table:table-cell office:value-type="float" office:value="9.768221">
                <text:p>9.7682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485679625">
                <text:p>38.485679625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585946655">
                <text:p>38.585946655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686839311">
                <text:p>38.686839311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788861131">
                <text:p>38.788861131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891066061">
                <text:p>38.891066061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992523301">
                <text:p>38.992523301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.093568541">
                <text:p>39.093568541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.195422515">
                <text:p>39.195422515</text:p>
              </table:table-cell>
              <table:table-cell office:value-type="float" office:value="9.817977">
                <text:p>9.8179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.299290679">
                <text:p>39.299290679</text:p>
              </table:table-cell>
              <table:table-cell office:value-type="float" office:value="9.627589">
                <text:p>9.627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404181199">
                <text:p>39.404181199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508644463">
                <text:p>39.508644463</text:p>
              </table:table-cell>
              <table:table-cell office:value-type="float" office:value="9.572743">
                <text:p>9.5727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611078279">
                <text:p>39.611078279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711803079">
                <text:p>39.711803079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812405809">
                <text:p>39.812405809</text:p>
              </table:table-cell>
              <table:table-cell office:value-type="float" office:value="9.940088">
                <text:p>9.9400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914610739">
                <text:p>39.914610739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018906159">
                <text:p>40.018906159</text:p>
              </table:table-cell>
              <table:table-cell office:value-type="float" office:value="9.588149">
                <text:p>9.5881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123644089">
                <text:p>40.12364408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227588549">
                <text:p>40.227588549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330342799">
                <text:p>40.330342799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433295419">
                <text:p>40.433295419</text:p>
              </table:table-cell>
              <table:table-cell office:value-type="float" office:value="9.713206">
                <text:p>9.7132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537468759">
                <text:p>40.537468759</text:p>
              </table:table-cell>
              <table:table-cell office:value-type="float" office:value="9.599385">
                <text:p>9.5993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641397959">
                <text:p>40.641397959</text:p>
              </table:table-cell>
              <table:table-cell office:value-type="float" office:value="9.621935">
                <text:p>9.6219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743984359">
                <text:p>40.743984359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845487374">
                <text:p>40.845487374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947081944">
                <text:p>40.947081944</text:p>
              </table:table-cell>
              <table:table-cell office:value-type="float" office:value="9.843046">
                <text:p>9.8430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049851454">
                <text:p>41.049851454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153261844">
                <text:p>41.153261844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255878764">
                <text:p>41.255878764</text:p>
              </table:table-cell>
              <table:table-cell office:value-type="float" office:value="9.744981">
                <text:p>9.7449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357107114">
                <text:p>41.357107114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457603034">
                <text:p>41.457603034</text:p>
              </table:table-cell>
              <table:table-cell office:value-type="float" office:value="9.950653">
                <text:p>9.9506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558388874">
                <text:p>41.558388874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59144194">
                <text:p>41.659144194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757580144">
                <text:p>41.757580144</text:p>
              </table:table-cell>
              <table:table-cell office:value-type="float" office:value="10.158889">
                <text:p>10.1588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852689629">
                <text:p>41.852689629</text:p>
              </table:table-cell>
              <table:table-cell office:value-type="float" office:value="10.514198">
                <text:p>10.5141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944396349">
                <text:p>41.944396349</text:p>
              </table:table-cell>
              <table:table-cell office:value-type="float" office:value="10.9043255">
                <text:p>10.90432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034180435">
                <text:p>42.034180435</text:p>
              </table:table-cell>
              <table:table-cell office:value-type="float" office:value="11.137832">
                <text:p>11.1378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124819025">
                <text:p>42.124819025</text:p>
              </table:table-cell>
              <table:table-cell office:value-type="float" office:value="11.032827">
                <text:p>11.0328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216342635">
                <text:p>42.216342635</text:p>
              </table:table-cell>
              <table:table-cell office:value-type="float" office:value="10.926143">
                <text:p>10.9261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308690235">
                <text:p>42.308690235</text:p>
              </table:table-cell>
              <table:table-cell office:value-type="float" office:value="10.828651">
                <text:p>10.8286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401861825">
                <text:p>42.401861825</text:p>
              </table:table-cell>
              <table:table-cell office:value-type="float" office:value="10.732885">
                <text:p>10.7328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495964215">
                <text:p>42.495964215</text:p>
              </table:table-cell>
              <table:table-cell office:value-type="float" office:value="10.626722">
                <text:p>10.6267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590921105">
                <text:p>42.590921105</text:p>
              </table:table-cell>
              <table:table-cell office:value-type="float" office:value="10.531095">
                <text:p>10.5310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686717245">
                <text:p>42.686717245</text:p>
              </table:table-cell>
              <table:table-cell office:value-type="float" office:value="10.438834">
                <text:p>10.4388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783398405">
                <text:p>42.783398405</text:p>
              </table:table-cell>
              <table:table-cell office:value-type="float" office:value="10.343277">
                <text:p>10.3432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880842525">
                <text:p>42.880842525</text:p>
              </table:table-cell>
              <table:table-cell office:value-type="float" office:value="10.262292">
                <text:p>10.2622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978881745">
                <text:p>42.97888174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076905705">
                <text:p>43.076905705</text:p>
              </table:table-cell>
              <table:table-cell office:value-type="float" office:value="10.201588">
                <text:p>10.2015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173724195">
                <text:p>43.173724195</text:p>
              </table:table-cell>
              <table:table-cell office:value-type="float" office:value="10.328606">
                <text:p>10.3286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26848272">
                <text:p>43.26848272</text:p>
              </table:table-cell>
              <table:table-cell office:value-type="float" office:value="10.55314">
                <text:p>10.553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361944226">
                <text:p>43.361944226</text:p>
              </table:table-cell>
              <table:table-cell office:value-type="float" office:value="10.699593">
                <text:p>10.699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455268406">
                <text:p>43.455268406</text:p>
              </table:table-cell>
              <table:table-cell office:value-type="float" office:value="10.715337">
                <text:p>10.7153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548867246">
                <text:p>43.548867246</text:p>
              </table:table-cell>
              <table:table-cell office:value-type="float" office:value="10.683893">
                <text:p>10.6838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642313496">
                <text:p>43.642313496</text:p>
              </table:table-cell>
              <table:table-cell office:value-type="float" office:value="10.70134">
                <text:p>10.701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735225676">
                <text:p>43.735225676</text:p>
              </table:table-cell>
              <table:table-cell office:value-type="float" office:value="10.762852">
                <text:p>10.7628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828015786">
                <text:p>43.828015786</text:p>
              </table:table-cell>
              <table:table-cell office:value-type="float" office:value="10.777011">
                <text:p>10.777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921111081">
                <text:p>43.921111081</text:p>
              </table:table-cell>
              <table:table-cell office:value-type="float" office:value="10.741682">
                <text:p>10.7416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014358961">
                <text:p>44.014358961</text:p>
              </table:table-cell>
              <table:table-cell office:value-type="float" office:value="10.724104">
                <text:p>10.7241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107332181">
                <text:p>44.107332181</text:p>
              </table:table-cell>
              <table:table-cell office:value-type="float" office:value="10.755786">
                <text:p>10.7557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200183331">
                <text:p>44.200183331</text:p>
              </table:table-cell>
              <table:table-cell office:value-type="float" office:value="10.769927">
                <text:p>10.7699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293339661">
                <text:p>44.293339661</text:p>
              </table:table-cell>
              <table:table-cell office:value-type="float" office:value="10.734644">
                <text:p>10.7346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.386755391">
                <text:p>44.386755391</text:p>
              </table:table-cell>
              <table:table-cell office:value-type="float" office:value="10.704836">
                <text:p>10.7048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.479957501">
                <text:p>44.479957501</text:p>
              </table:table-cell>
              <table:table-cell office:value-type="float" office:value="10.729371">
                <text:p>10.7293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.572671321">
                <text:p>44.572671321</text:p>
              </table:table-cell>
              <table:table-cell office:value-type="float" office:value="10.785879">
                <text:p>10.7858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.665522471">
                <text:p>44.665522471</text:p>
              </table:table-cell>
              <table:table-cell office:value-type="float" office:value="10.769927">
                <text:p>10.7699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.758709321">
                <text:p>44.758709321</text:p>
              </table:table-cell>
              <table:table-cell office:value-type="float" office:value="10.731129">
                <text:p>10.7311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.851682541">
                <text:p>44.851682541</text:p>
              </table:table-cell>
              <table:table-cell office:value-type="float" office:value="10.755786">
                <text:p>10.7557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.944121691">
                <text:p>44.944121691</text:p>
              </table:table-cell>
              <table:table-cell office:value-type="float" office:value="10.817926">
                <text:p>10.8179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036698181">
                <text:p>45.036698181</text:p>
              </table:table-cell>
              <table:table-cell office:value-type="float" office:value="10.801879">
                <text:p>10.8018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129549331">
                <text:p>45.129549331</text:p>
              </table:table-cell>
              <table:table-cell office:value-type="float" office:value="10.769927">
                <text:p>10.7699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222720921">
                <text:p>45.222720921</text:p>
              </table:table-cell>
              <table:table-cell office:value-type="float" office:value="10.732885">
                <text:p>10.7328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.315892511">
                <text:p>45.315892511</text:p>
              </table:table-cell>
              <table:table-cell office:value-type="float" office:value="10.732885">
                <text:p>10.7328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.409186171">
                <text:p>45.409186171</text:p>
              </table:table-cell>
              <table:table-cell office:value-type="float" office:value="10.7188425">
                <text:p>10.71884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.502891825">
                <text:p>45.502891825</text:p>
              </table:table-cell>
              <table:table-cell office:value-type="float" office:value="10.671715">
                <text:p>10.671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.596978955">
                <text:p>45.596978955</text:p>
              </table:table-cell>
              <table:table-cell office:value-type="float" office:value="10.628446">
                <text:p>10.6284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.691584895">
                <text:p>45.691584895</text:p>
              </table:table-cell>
              <table:table-cell office:value-type="float" office:value="10.570161">
                <text:p>10.5701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.78657231">
                <text:p>45.78657231</text:p>
              </table:table-cell>
              <table:table-cell office:value-type="float" office:value="10.527711">
                <text:p>10.5277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5.88197171">
                <text:p>45.88197171</text:p>
              </table:table-cell>
              <table:table-cell office:value-type="float" office:value="10.482246">
                <text:p>10.4822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5.97788992">
                <text:p>45.97788992</text:p>
              </table:table-cell>
              <table:table-cell office:value-type="float" office:value="10.4255495">
                <text:p>10.42554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074189606">
                <text:p>46.074189606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.170763956">
                <text:p>46.170763956</text:p>
              </table:table-cell>
              <table:table-cell office:value-type="float" office:value="10.354716">
                <text:p>10.3547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.267567186">
                <text:p>46.267567186</text:p>
              </table:table-cell>
              <table:table-cell office:value-type="float" office:value="10.330234">
                <text:p>10.3302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.364309386">
                <text:p>46.364309386</text:p>
              </table:table-cell>
              <table:table-cell office:value-type="float" office:value="10.336751">
                <text:p>10.3367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6.461021066">
                <text:p>46.461021066</text:p>
              </table:table-cell>
              <table:table-cell office:value-type="float" office:value="10.3400135">
                <text:p>10.34001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.557763266">
                <text:p>46.557763266</text:p>
              </table:table-cell>
              <table:table-cell office:value-type="float" office:value="10.336751">
                <text:p>10.3367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.654322356">
                <text:p>46.654322356</text:p>
              </table:table-cell>
              <table:table-cell office:value-type="float" office:value="10.356353">
                <text:p>10.3563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6.750713596">
                <text:p>46.750713596</text:p>
              </table:table-cell>
              <table:table-cell office:value-type="float" office:value="10.374387">
                <text:p>10.3743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.847013282">
                <text:p>46.847013282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6.943267192">
                <text:p>46.943267192</text:p>
              </table:table-cell>
              <table:table-cell office:value-type="float" office:value="10.389188">
                <text:p>10.3891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039261702">
                <text:p>47.039261702</text:p>
              </table:table-cell>
              <table:table-cell office:value-type="float" office:value="10.417262">
                <text:p>10.4172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.135042582">
                <text:p>47.135042582</text:p>
              </table:table-cell>
              <table:table-cell office:value-type="float" office:value="10.440497">
                <text:p>10.4404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.230808202">
                <text:p>47.230808202</text:p>
              </table:table-cell>
              <table:table-cell office:value-type="float" office:value="10.442161">
                <text:p>10.442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.326497532">
                <text:p>47.326497532</text:p>
              </table:table-cell>
              <table:table-cell office:value-type="float" office:value="10.450486">
                <text:p>10.4504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.422064788">
                <text:p>47.422064788</text:p>
              </table:table-cell>
              <table:table-cell office:value-type="float" office:value="10.463835">
                <text:p>10.4638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.517616788">
                <text:p>47.517616788</text:p>
              </table:table-cell>
              <table:table-cell office:value-type="float" office:value="10.465506">
                <text:p>10.4655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7.613397668">
                <text:p>47.613397668</text:p>
              </table:table-cell>
              <table:table-cell office:value-type="float" office:value="10.440497">
                <text:p>10.4404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.709102253">
                <text:p>47.709102253</text:p>
              </table:table-cell>
              <table:table-cell office:value-type="float" office:value="10.44882">
                <text:p>10.448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.804272773">
                <text:p>47.804272773</text:p>
              </table:table-cell>
              <table:table-cell office:value-type="float" office:value="10.507456">
                <text:p>10.5074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.899382258">
                <text:p>47.899382258</text:p>
              </table:table-cell>
              <table:table-cell office:value-type="float" office:value="10.514198">
                <text:p>10.5141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.994705368">
                <text:p>47.994705368</text:p>
              </table:table-cell>
              <table:table-cell office:value-type="float" office:value="10.490636">
                <text:p>10.4906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.090028478">
                <text:p>48.090028478</text:p>
              </table:table-cell>
              <table:table-cell office:value-type="float" office:value="10.490636">
                <text:p>10.4906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.184878558">
                <text:p>48.184878558</text:p>
              </table:table-cell>
              <table:table-cell office:value-type="float" office:value="10.5429535">
                <text:p>10.54295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.279530272">
                <text:p>48.279530272</text:p>
              </table:table-cell>
              <table:table-cell office:value-type="float" office:value="10.565048">
                <text:p>10.565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8.374532942">
                <text:p>48.374532942</text:p>
              </table:table-cell>
              <table:table-cell office:value-type="float" office:value="10.52602">
                <text:p>10.526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.469795012">
                <text:p>48.469795012</text:p>
              </table:table-cell>
              <table:table-cell office:value-type="float" office:value="10.497357">
                <text:p>10.497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.564660352">
                <text:p>48.564660352</text:p>
              </table:table-cell>
              <table:table-cell office:value-type="float" office:value="10.541258">
                <text:p>10.541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.658549112">
                <text:p>48.658549112</text:p>
              </table:table-cell>
              <table:table-cell office:value-type="float" office:value="10.650902">
                <text:p>10.6509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.752239507">
                <text:p>48.752239507</text:p>
              </table:table-cell>
              <table:table-cell office:value-type="float" office:value="10.673452">
                <text:p>10.6734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.846204557">
                <text:p>48.846204557</text:p>
              </table:table-cell>
              <table:table-cell office:value-type="float" office:value="10.642254">
                <text:p>10.642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.940322207">
                <text:p>48.940322207</text:p>
              </table:table-cell>
              <table:table-cell office:value-type="float" office:value="10.624999">
                <text:p>10.624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9.034165187">
                <text:p>49.034165187</text:p>
              </table:table-cell>
              <table:table-cell office:value-type="float" office:value="10.656097">
                <text:p>10.656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.127687737">
                <text:p>49.127687737</text:p>
              </table:table-cell>
              <table:table-cell office:value-type="float" office:value="10.692609">
                <text:p>10.6926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.221851162">
                <text:p>49.221851162</text:p>
              </table:table-cell>
              <table:table-cell office:value-type="float" office:value="10.619834">
                <text:p>10.619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9.316914872">
                <text:p>49.316914872</text:p>
              </table:table-cell>
              <table:table-cell office:value-type="float" office:value="10.519261">
                <text:p>10.5192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.412344792">
                <text:p>49.412344792</text:p>
              </table:table-cell>
              <table:table-cell office:value-type="float" office:value="10.478894">
                <text:p>10.4788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9.507210132">
                <text:p>49.507210132</text:p>
              </table:table-cell>
              <table:table-cell office:value-type="float" office:value="10.541258">
                <text:p>10.5412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.601938142">
                <text:p>49.601938142</text:p>
              </table:table-cell>
              <table:table-cell office:value-type="float" office:value="10.55654">
                <text:p>10.556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.697245992">
                <text:p>49.697245992</text:p>
              </table:table-cell>
              <table:table-cell office:value-type="float" office:value="10.492315">
                <text:p>10.492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.793271022">
                <text:p>49.793271022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.889585966">
                <text:p>49.889585966</text:p>
              </table:table-cell>
              <table:table-cell office:value-type="float" office:value="10.382605">
                <text:p>10.3826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.985321066">
                <text:p>49.985321066</text:p>
              </table:table-cell>
              <table:table-cell office:value-type="float" office:value="10.445489">
                <text:p>10.4454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.080812026">
                <text:p>50.080812026</text:p>
              </table:table-cell>
              <table:table-cell office:value-type="float" office:value="10.472196">
                <text:p>10.4721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.176791276">
                <text:p>50.176791276</text:p>
              </table:table-cell>
              <table:table-cell office:value-type="float" office:value="10.418919">
                <text:p>10.4189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.273380886">
                <text:p>50.273380886</text:p>
              </table:table-cell>
              <table:table-cell office:value-type="float" office:value="10.353081">
                <text:p>10.353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.369894202">
                <text:p>50.369894202</text:p>
              </table:table-cell>
              <table:table-cell office:value-type="float" office:value="10.361265">
                <text:p>10.361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.465873452">
                <text:p>50.465873452</text:p>
              </table:table-cell>
              <table:table-cell office:value-type="float" office:value="10.418919">
                <text:p>10.418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.561959512">
                <text:p>50.561959512</text:p>
              </table:table-cell>
              <table:table-cell office:value-type="float" office:value="10.407336">
                <text:p>10.4073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.658778002">
                <text:p>50.658778002</text:p>
              </table:table-cell>
              <table:table-cell office:value-type="float" office:value="10.328606">
                <text:p>10.3286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.756039006">
                <text:p>50.756039006</text:p>
              </table:table-cell>
              <table:table-cell office:value-type="float" office:value="10.281613">
                <text:p>10.2816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.853208456">
                <text:p>50.853208456</text:p>
              </table:table-cell>
              <table:table-cell office:value-type="float" office:value="10.291301">
                <text:p>10.291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.95059153">
                <text:p>50.95059153</text:p>
              </table:table-cell>
              <table:table-cell office:value-type="float" office:value="10.268725">
                <text:p>10.268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.048646006">
                <text:p>51.048646006</text:p>
              </table:table-cell>
              <table:table-cell office:value-type="float" office:value="10.198412">
                <text:p>10.1984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.147219286">
                <text:p>51.147219286</text:p>
              </table:table-cell>
              <table:table-cell office:value-type="float" office:value="10.144736">
                <text:p>10.1447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1.245121176">
                <text:p>51.245121176</text:p>
              </table:table-cell>
              <table:table-cell office:value-type="float" office:value="10.214308">
                <text:p>10.2143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.341634492">
                <text:p>51.341634492</text:p>
              </table:table-cell>
              <table:table-cell office:value-type="float" office:value="10.361265">
                <text:p>10.3612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.437949436">
                <text:p>51.437949436</text:p>
              </table:table-cell>
              <table:table-cell office:value-type="float" office:value="10.382605">
                <text:p>10.3826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.535012076">
                <text:p>51.535012076</text:p>
              </table:table-cell>
              <table:table-cell office:value-type="float" office:value="10.302626">
                <text:p>10.3026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.633264916">
                <text:p>51.633264916</text:p>
              </table:table-cell>
              <table:table-cell office:value-type="float" office:value="10.177822">
                <text:p>10.177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.732204416">
                <text:p>51.732204416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.830457256">
                <text:p>51.830457256</text:p>
              </table:table-cell>
              <table:table-cell office:value-type="float" office:value="10.177822">
                <text:p>10.1778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.927168936">
                <text:p>51.927168936</text:p>
              </table:table-cell>
              <table:table-cell office:value-type="float" office:value="10.3400135">
                <text:p>10.3400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2.023468622">
                <text:p>52.023468622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.120485482">
                <text:p>52.120485482</text:p>
              </table:table-cell>
              <table:table-cell office:value-type="float" office:value="10.307487">
                <text:p>10.3074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.218784102">
                <text:p>52.218784102</text:p>
              </table:table-cell>
              <table:table-cell office:value-type="float" office:value="10.173083">
                <text:p>10.1730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.317738862">
                <text:p>52.317738862</text:p>
              </table:table-cell>
              <table:table-cell office:value-type="float" office:value="10.105628">
                <text:p>10.1056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.415961182">
                <text:p>52.415961182</text:p>
              </table:table-cell>
              <table:table-cell office:value-type="float" office:value="10.1809845">
                <text:p>10.18098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.512566052">
                <text:p>52.512566052</text:p>
              </table:table-cell>
              <table:table-cell office:value-type="float" office:value="10.351446">
                <text:p>10.3514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.608667372">
                <text:p>52.608667372</text:p>
              </table:table-cell>
              <table:table-cell office:value-type="float" office:value="10.4056835">
                <text:p>10.40568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.705440087">
                <text:p>52.705440087</text:p>
              </table:table-cell>
              <table:table-cell office:value-type="float" office:value="10.333491">
                <text:p>10.3334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.803006277">
                <text:p>52.803006277</text:p>
              </table:table-cell>
              <table:table-cell office:value-type="float" office:value="10.249453">
                <text:p>10.2494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.900450397">
                <text:p>52.900450397</text:p>
              </table:table-cell>
              <table:table-cell office:value-type="float" office:value="10.262292">
                <text:p>10.2622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996490683">
                <text:p>52.996490683</text:p>
              </table:table-cell>
              <table:table-cell office:value-type="float" office:value="10.412297">
                <text:p>10.4122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.090791437">
                <text:p>53.090791437</text:p>
              </table:table-cell>
              <table:table-cell office:value-type="float" office:value="10.604369">
                <text:p>10.6043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.184710717">
                <text:p>53.184710717</text:p>
              </table:table-cell>
              <table:table-cell office:value-type="float" office:value="10.647442">
                <text:p>10.6474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.279301397">
                <text:p>53.279301397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.374685537">
                <text:p>53.374685537</text:p>
              </table:table-cell>
              <table:table-cell office:value-type="float" office:value="10.483923">
                <text:p>10.4839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.469978127">
                <text:p>53.469978127</text:p>
              </table:table-cell>
              <table:table-cell office:value-type="float" office:value="10.493996">
                <text:p>10.493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.564385693">
                <text:p>53.564385693</text:p>
              </table:table-cell>
              <table:table-cell office:value-type="float" office:value="10.592371">
                <text:p>10.5923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.658900078">
                <text:p>53.658900078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.754314738">
                <text:p>53.754314738</text:p>
              </table:table-cell>
              <table:table-cell office:value-type="float" office:value="10.48057">
                <text:p>10.480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.850660198">
                <text:p>53.850660198</text:p>
              </table:table-cell>
              <table:table-cell office:value-type="float" office:value="10.379315">
                <text:p>10.3793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.947219288">
                <text:p>53.947219288</text:p>
              </table:table-cell>
              <table:table-cell office:value-type="float" office:value="10.356353">
                <text:p>10.356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.043625788">
                <text:p>54.043625788</text:p>
              </table:table-cell>
              <table:table-cell office:value-type="float" office:value="10.372745">
                <text:p>10.3727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.140444278">
                <text:p>54.140444278</text:p>
              </table:table-cell>
              <table:table-cell office:value-type="float" office:value="10.328606">
                <text:p>10.3286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.237995208">
                <text:p>54.237995208</text:p>
              </table:table-cell>
              <table:table-cell office:value-type="float" office:value="10.251056">
                <text:p>10.2510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.335668208">
                <text:p>54.335668208</text:p>
              </table:table-cell>
              <table:table-cell office:value-type="float" office:value="10.238244">
                <text:p>10.2382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.432608778">
                <text:p>54.432608778</text:p>
              </table:table-cell>
              <table:table-cell office:value-type="float" office:value="10.3155985">
                <text:p>10.31559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.529030534">
                <text:p>54.529030534</text:p>
              </table:table-cell>
              <table:table-cell office:value-type="float" office:value="10.371103">
                <text:p>10.3711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.625940579">
                <text:p>54.625940579</text:p>
              </table:table-cell>
              <table:table-cell office:value-type="float" office:value="10.318849">
                <text:p>10.3188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4.723537284">
                <text:p>54.723537284</text:p>
              </table:table-cell>
              <table:table-cell office:value-type="float" office:value="10.246247">
                <text:p>10.2462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.820752514">
                <text:p>54.820752514</text:p>
              </table:table-cell>
              <table:table-cell office:value-type="float" office:value="10.286454">
                <text:p>10.286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.916701244">
                <text:p>54.916701244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.012466864">
                <text:p>55.012466864</text:p>
              </table:table-cell>
              <table:table-cell office:value-type="float" office:value="10.442161">
                <text:p>10.4421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.108919144">
                <text:p>55.108919144</text:p>
              </table:table-cell>
              <table:table-cell office:value-type="float" office:value="10.367822">
                <text:p>10.3678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.205966524">
                <text:p>55.205966524</text:p>
              </table:table-cell>
              <table:table-cell office:value-type="float" office:value="10.304245">
                <text:p>10.3042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.303013904">
                <text:p>55.303013904</text:p>
              </table:table-cell>
              <table:table-cell office:value-type="float" office:value="10.304245">
                <text:p>10.3042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.399267814">
                <text:p>55.399267814</text:p>
              </table:table-cell>
              <table:table-cell office:value-type="float" office:value="10.389188">
                <text:p>10.3891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.495399654">
                <text:p>55.495399654</text:p>
              </table:table-cell>
              <table:table-cell office:value-type="float" office:value="10.402381">
                <text:p>10.4023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.591974004">
                <text:p>55.591974004</text:p>
              </table:table-cell>
              <table:table-cell office:value-type="float" office:value="10.354716">
                <text:p>10.3547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.688349984">
                <text:p>55.688349984</text:p>
              </table:table-cell>
              <table:table-cell office:value-type="float" office:value="10.376029">
                <text:p>10.3760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.783871464">
                <text:p>55.783871464</text:p>
              </table:table-cell>
              <table:table-cell office:value-type="float" office:value="10.468849">
                <text:p>10.4688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.879057244">
                <text:p>55.879057244</text:p>
              </table:table-cell>
              <table:table-cell office:value-type="float" office:value="10.505772">
                <text:p>10.5057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.974532944">
                <text:p>55.974532944</text:p>
              </table:table-cell>
              <table:table-cell office:value-type="float" office:value="10.473869">
                <text:p>10.4738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070298564">
                <text:p>56.070298564</text:p>
              </table:table-cell>
              <table:table-cell office:value-type="float" office:value="10.442161">
                <text:p>10.4421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.166094704">
                <text:p>56.166094704</text:p>
              </table:table-cell>
              <table:table-cell office:value-type="float" office:value="10.438834">
                <text:p>10.4388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.261692478">
                <text:p>56.261692478</text:p>
              </table:table-cell>
              <table:table-cell office:value-type="float" office:value="10.460495">
                <text:p>10.460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